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de36" officeooo:paragraph-rsid="0005de36"/>
    </style:style>
    <style:style style:name="P2" style:family="paragraph" style:parent-style-name="Text_20_body">
      <style:text-properties officeooo:rsid="0005de36" officeooo:paragraph-rsid="00092120"/>
    </style:style>
    <style:style style:name="P3" style:family="paragraph" style:parent-style-name="Text_20_body">
      <style:text-properties officeooo:paragraph-rsid="0005de36"/>
    </style:style>
    <style:style style:name="P4" style:family="paragraph" style:parent-style-name="Text_20_body">
      <style:text-properties officeooo:paragraph-rsid="0007da2f"/>
    </style:style>
    <style:style style:name="P5" style:family="paragraph" style:parent-style-name="Text_20_body">
      <style:text-properties officeooo:rsid="00092120" officeooo:paragraph-rsid="00092120"/>
    </style:style>
    <style:style style:name="P6" style:family="paragraph" style:parent-style-name="Text_20_body">
      <style:text-properties officeooo:paragraph-rsid="00092120"/>
    </style:style>
    <style:style style:name="P7" style:family="paragraph" style:parent-style-name="Text_20_body">
      <style:text-properties officeooo:paragraph-rsid="000a36dc"/>
    </style:style>
    <style:style style:name="P8" style:family="paragraph" style:parent-style-name="Text_20_body">
      <style:text-properties officeooo:paragraph-rsid="000a6d8c"/>
    </style:style>
    <style:style style:name="P9" style:family="paragraph" style:parent-style-name="Text_20_body">
      <style:text-properties officeooo:rsid="000a6d8c" officeooo:paragraph-rsid="000a6d8c"/>
    </style:style>
    <style:style style:name="P10" style:family="paragraph" style:parent-style-name="Text_20_body">
      <style:text-properties officeooo:rsid="000a6d8c" officeooo:paragraph-rsid="000b4ea2"/>
    </style:style>
    <style:style style:name="P11" style:family="paragraph" style:parent-style-name="Text_20_body">
      <style:text-properties officeooo:rsid="000b4ea2" officeooo:paragraph-rsid="000b4ea2"/>
    </style:style>
    <style:style style:name="P12" style:family="paragraph" style:parent-style-name="Text_20_body">
      <style:text-properties officeooo:rsid="0007da2f" officeooo:paragraph-rsid="0007da2f"/>
    </style:style>
    <style:style style:name="P13" style:family="paragraph" style:parent-style-name="Text_20_body">
      <style:text-properties officeooo:rsid="000a36dc" officeooo:paragraph-rsid="000a36dc"/>
    </style:style>
    <style:style style:name="P14" style:family="paragraph" style:parent-style-name="Text_20_body">
      <style:text-properties officeooo:rsid="000a36dc" officeooo:paragraph-rsid="000a6d8c"/>
    </style:style>
    <style:style style:name="P15" style:family="paragraph" style:parent-style-name="Text_20_body">
      <style:text-properties style:text-position="0% 100%" officeooo:rsid="000b4ea2" officeooo:paragraph-rsid="000b4ea2"/>
    </style:style>
    <style:style style:name="P16" style:family="paragraph" style:parent-style-name="Text_20_body">
      <style:text-properties style:text-position="0% 100%" officeooo:rsid="0028087d" officeooo:paragraph-rsid="00272789"/>
    </style:style>
    <style:style style:name="P17" style:family="paragraph" style:parent-style-name="Text_20_body">
      <style:text-properties style:text-position="0% 100%" officeooo:rsid="00294fb9" officeooo:paragraph-rsid="00272789"/>
    </style:style>
    <style:style style:name="P18" style:family="paragraph" style:parent-style-name="Text_20_body">
      <style:text-properties style:text-position="0% 100%" officeooo:rsid="002b183b" officeooo:paragraph-rsid="002b183b"/>
    </style:style>
    <style:style style:name="P19" style:family="paragraph" style:parent-style-name="Text_20_body">
      <style:text-properties style:text-position="0% 100%" officeooo:rsid="002b183b" officeooo:paragraph-rsid="00272789"/>
    </style:style>
    <style:style style:name="P20" style:family="paragraph" style:parent-style-name="Text_20_body">
      <style:text-properties style:text-position="0% 100%" officeooo:rsid="002b183b" officeooo:paragraph-rsid="002d75ec"/>
    </style:style>
    <style:style style:name="P21" style:family="paragraph" style:parent-style-name="Text_20_body">
      <style:text-properties style:text-position="0% 100%" officeooo:rsid="002d33a8" officeooo:paragraph-rsid="002d33a8"/>
    </style:style>
    <style:style style:name="P22" style:family="paragraph" style:parent-style-name="Text_20_body">
      <style:text-properties style:text-position="0% 100%" officeooo:rsid="002d75ec" officeooo:paragraph-rsid="002d75ec"/>
    </style:style>
    <style:style style:name="P23" style:family="paragraph" style:parent-style-name="Text_20_body">
      <style:text-properties style:text-position="0% 100%" officeooo:rsid="002d75ec" officeooo:paragraph-rsid="002f52c5"/>
    </style:style>
    <style:style style:name="P24" style:family="paragraph" style:parent-style-name="Text_20_body">
      <style:text-properties style:text-position="0% 100%" officeooo:rsid="002f797e" officeooo:paragraph-rsid="002f797e"/>
    </style:style>
    <style:style style:name="P25" style:family="paragraph" style:parent-style-name="Text_20_body">
      <style:text-properties style:text-position="0% 100%" officeooo:rsid="003354b6" officeooo:paragraph-rsid="003354b6"/>
    </style:style>
    <style:style style:name="P26" style:family="paragraph" style:parent-style-name="Text_20_body">
      <style:text-properties style:text-position="0% 100%" officeooo:rsid="0033f029" officeooo:paragraph-rsid="0033f029"/>
    </style:style>
    <style:style style:name="P27" style:family="paragraph" style:parent-style-name="Text_20_body">
      <style:text-properties style:text-position="0% 100%" officeooo:rsid="003551d5" officeooo:paragraph-rsid="003551d5"/>
    </style:style>
    <style:style style:name="P28" style:family="paragraph" style:parent-style-name="Text_20_body">
      <style:text-properties style:text-position="0% 100%" officeooo:rsid="002f52c5" officeooo:paragraph-rsid="002f52c5"/>
    </style:style>
    <style:style style:name="P29" style:family="paragraph" style:parent-style-name="Text_20_body">
      <style:text-properties style:text-position="0% 100%" officeooo:rsid="002f52c5" officeooo:paragraph-rsid="002f797e"/>
    </style:style>
    <style:style style:name="P30" style:family="paragraph" style:parent-style-name="Text_20_body">
      <style:text-properties style:text-position="0% 100%" officeooo:rsid="0030c8a1" officeooo:paragraph-rsid="002f797e"/>
    </style:style>
    <style:style style:name="P31" style:family="paragraph" style:parent-style-name="Text_20_body">
      <style:text-properties style:text-position="0% 100%" officeooo:rsid="0030c8a1" officeooo:paragraph-rsid="0030c8a1"/>
    </style:style>
    <style:style style:name="P32" style:family="paragraph" style:parent-style-name="Text_20_body">
      <style:text-properties style:text-position="0% 100%" officeooo:rsid="00327c9d" officeooo:paragraph-rsid="0030c8a1"/>
    </style:style>
    <style:style style:name="P33" style:family="paragraph" style:parent-style-name="Text_20_body">
      <style:text-properties style:text-position="0% 100%" officeooo:rsid="00327c9d" officeooo:paragraph-rsid="00327c9d"/>
    </style:style>
    <style:style style:name="P34" style:family="paragraph" style:parent-style-name="Text_20_body">
      <style:text-properties officeooo:rsid="000ded44" officeooo:paragraph-rsid="000ded44"/>
    </style:style>
    <style:style style:name="P35" style:family="paragraph" style:parent-style-name="Text_20_body">
      <style:text-properties officeooo:paragraph-rsid="000ded44"/>
    </style:style>
    <style:style style:name="P36" style:family="paragraph" style:parent-style-name="Text_20_body">
      <style:text-properties officeooo:rsid="000f8544" officeooo:paragraph-rsid="000f8544"/>
    </style:style>
    <style:style style:name="P37" style:family="paragraph" style:parent-style-name="Text_20_body">
      <style:text-properties officeooo:rsid="000f8544" officeooo:paragraph-rsid="001174b5"/>
    </style:style>
    <style:style style:name="P38" style:family="paragraph" style:parent-style-name="Text_20_body">
      <style:text-properties officeooo:rsid="000f8544" officeooo:paragraph-rsid="0012c2c2"/>
    </style:style>
    <style:style style:name="P39" style:family="paragraph" style:parent-style-name="Text_20_body">
      <style:text-properties officeooo:rsid="0013b8fb" officeooo:paragraph-rsid="0013b8fb"/>
    </style:style>
    <style:style style:name="P40" style:family="paragraph" style:parent-style-name="Text_20_body">
      <style:text-properties officeooo:rsid="0013b8fb" officeooo:paragraph-rsid="00153957"/>
    </style:style>
    <style:style style:name="P41" style:family="paragraph" style:parent-style-name="Text_20_body">
      <style:text-properties officeooo:rsid="00153957" officeooo:paragraph-rsid="00153957"/>
    </style:style>
    <style:style style:name="P42" style:family="paragraph" style:parent-style-name="Text_20_body">
      <style:text-properties officeooo:rsid="0015ecc2" officeooo:paragraph-rsid="0015ecc2"/>
    </style:style>
    <style:style style:name="P43" style:family="paragraph" style:parent-style-name="Text_20_body">
      <style:text-properties officeooo:rsid="0015ecc2" officeooo:paragraph-rsid="00173e04"/>
    </style:style>
    <style:style style:name="P44" style:family="paragraph" style:parent-style-name="Text_20_body">
      <style:text-properties officeooo:rsid="0015ecc2" officeooo:paragraph-rsid="00192475"/>
    </style:style>
    <style:style style:name="P45" style:family="paragraph" style:parent-style-name="Text_20_body">
      <style:text-properties officeooo:rsid="0015ecc2" officeooo:paragraph-rsid="001a7e3d"/>
    </style:style>
    <style:style style:name="P46" style:family="paragraph" style:parent-style-name="Text_20_body">
      <style:text-properties officeooo:rsid="0015ecc2" officeooo:paragraph-rsid="001aa77c"/>
    </style:style>
    <style:style style:name="P47" style:family="paragraph" style:parent-style-name="Text_20_body">
      <style:text-properties officeooo:rsid="0015ecc2" officeooo:paragraph-rsid="00255912"/>
    </style:style>
    <style:style style:name="P48" style:family="paragraph" style:parent-style-name="Text_20_body">
      <style:text-properties officeooo:paragraph-rsid="00173e04"/>
    </style:style>
    <style:style style:name="P49" style:family="paragraph" style:parent-style-name="Text_20_body">
      <style:text-properties officeooo:rsid="001aa77c" officeooo:paragraph-rsid="001aa77c"/>
    </style:style>
    <style:style style:name="P50" style:family="paragraph" style:parent-style-name="Text_20_body">
      <style:text-properties officeooo:rsid="001aa77c" officeooo:paragraph-rsid="001c699b"/>
    </style:style>
    <style:style style:name="P51" style:family="paragraph" style:parent-style-name="Text_20_body">
      <style:text-properties officeooo:rsid="001aa77c" officeooo:paragraph-rsid="001e2102"/>
    </style:style>
    <style:style style:name="P52" style:family="paragraph" style:parent-style-name="Text_20_body">
      <style:text-properties officeooo:rsid="001aa77c" officeooo:paragraph-rsid="00173e04"/>
    </style:style>
    <style:style style:name="P53" style:family="paragraph" style:parent-style-name="Text_20_body">
      <style:text-properties officeooo:rsid="001174b5" officeooo:paragraph-rsid="001174b5"/>
    </style:style>
    <style:style style:name="P54" style:family="paragraph" style:parent-style-name="Text_20_body">
      <style:text-properties officeooo:rsid="00192475" officeooo:paragraph-rsid="00192475"/>
    </style:style>
    <style:style style:name="P55" style:family="paragraph" style:parent-style-name="Text_20_body">
      <style:text-properties officeooo:rsid="001a7e3d" officeooo:paragraph-rsid="001a7e3d"/>
    </style:style>
    <style:style style:name="P56" style:family="paragraph" style:parent-style-name="Text_20_body">
      <style:text-properties officeooo:rsid="001c699b" officeooo:paragraph-rsid="001c699b"/>
    </style:style>
    <style:style style:name="P57" style:family="paragraph" style:parent-style-name="Text_20_body">
      <style:text-properties officeooo:rsid="001e2102" officeooo:paragraph-rsid="001e2102"/>
    </style:style>
    <style:style style:name="P58" style:family="paragraph" style:parent-style-name="Text_20_body">
      <style:text-properties officeooo:rsid="00255912" officeooo:paragraph-rsid="00255912"/>
    </style:style>
    <style:style style:name="P59" style:family="paragraph" style:parent-style-name="Text_20_body">
      <style:text-properties officeooo:paragraph-rsid="00255912"/>
    </style:style>
    <style:style style:name="P60" style:family="paragraph" style:parent-style-name="Text_20_body">
      <style:text-properties officeooo:rsid="002617d2" officeooo:paragraph-rsid="002617d2"/>
    </style:style>
    <style:style style:name="P61" style:family="paragraph" style:parent-style-name="Text_20_body">
      <style:text-properties officeooo:rsid="002617d2" officeooo:paragraph-rsid="00272789"/>
    </style:style>
    <style:style style:name="P62" style:family="paragraph" style:parent-style-name="Text_20_body">
      <style:text-properties officeooo:paragraph-rsid="002b183b"/>
    </style:style>
    <style:style style:name="P63" style:family="paragraph" style:parent-style-name="Text_20_body">
      <style:text-properties officeooo:rsid="002d75ec" officeooo:paragraph-rsid="002d75ec"/>
    </style:style>
    <style:style style:name="P64" style:family="paragraph" style:parent-style-name="Text_20_body">
      <style:text-properties officeooo:rsid="002f797e" officeooo:paragraph-rsid="002f797e"/>
    </style:style>
    <style:style style:name="P65" style:family="paragraph" style:parent-style-name="Text_20_body">
      <style:text-properties officeooo:rsid="0030c8a1" officeooo:paragraph-rsid="0030c8a1"/>
    </style:style>
    <style:style style:name="P66" style:family="paragraph" style:parent-style-name="Text_20_body">
      <style:text-properties officeooo:rsid="003551d5" officeooo:paragraph-rsid="003551d5"/>
    </style:style>
    <style:style style:name="P67" style:family="paragraph" style:parent-style-name="Text_20_body">
      <style:text-properties officeooo:rsid="0036a25c" officeooo:paragraph-rsid="0036a25c"/>
    </style:style>
    <style:style style:name="P68" style:family="paragraph" style:parent-style-name="Text_20_body">
      <style:text-properties officeooo:rsid="003813d0" officeooo:paragraph-rsid="003813d0"/>
    </style:style>
    <style:style style:name="P69" style:family="paragraph" style:parent-style-name="Text_20_body">
      <style:text-properties officeooo:rsid="003b55e3" officeooo:paragraph-rsid="003b55e3"/>
    </style:style>
    <style:style style:name="P70" style:family="paragraph" style:parent-style-name="Text_20_body">
      <style:text-properties officeooo:rsid="003c0fd8" officeooo:paragraph-rsid="003c0fd8"/>
    </style:style>
    <style:style style:name="P71" style:family="paragraph" style:parent-style-name="Text_20_body">
      <style:text-properties officeooo:rsid="003c0fd8" officeooo:paragraph-rsid="003c9b27"/>
    </style:style>
    <style:style style:name="P72" style:family="paragraph" style:parent-style-name="Text_20_body">
      <style:text-properties officeooo:rsid="003c9b27" officeooo:paragraph-rsid="003c9b27"/>
    </style:style>
    <style:style style:name="P73" style:family="paragraph" style:parent-style-name="Text_20_body">
      <style:text-properties officeooo:rsid="003d2912" officeooo:paragraph-rsid="003d2912"/>
    </style:style>
    <style:style style:name="P74" style:family="paragraph" style:parent-style-name="Text_20_body">
      <style:text-properties officeooo:rsid="003e33ff" officeooo:paragraph-rsid="003e33ff"/>
    </style:style>
    <style:style style:name="P75" style:family="paragraph" style:parent-style-name="Text_20_body">
      <style:text-properties officeooo:rsid="003e33ff" officeooo:paragraph-rsid="00409acd"/>
    </style:style>
    <style:style style:name="P76" style:family="paragraph" style:parent-style-name="Text_20_body">
      <style:text-properties officeooo:rsid="003e33ff" officeooo:paragraph-rsid="003d2912"/>
    </style:style>
    <style:style style:name="P77" style:family="paragraph" style:parent-style-name="Text_20_body">
      <style:text-properties officeooo:rsid="004ca762" officeooo:paragraph-rsid="004ca762"/>
    </style:style>
    <style:style style:name="P78" style:family="paragraph" style:parent-style-name="Text_20_body">
      <style:text-properties officeooo:paragraph-rsid="004ca762"/>
    </style:style>
    <style:style style:name="P79" style:family="paragraph" style:parent-style-name="Subtitle">
      <style:text-properties officeooo:rsid="0005de36" officeooo:paragraph-rsid="0005de36"/>
    </style:style>
    <style:style style:name="P80" style:family="paragraph" style:parent-style-name="Title">
      <style:text-properties officeooo:rsid="0005de36" officeooo:paragraph-rsid="0005de36"/>
    </style:style>
    <style:style style:name="P81" style:family="paragraph" style:parent-style-name="Title">
      <style:text-properties officeooo:paragraph-rsid="0005de36"/>
    </style:style>
    <style:style style:name="P82" style:family="paragraph" style:parent-style-name="Standard" style:master-page-name="First_20_Page">
      <style:paragraph-properties style:page-number="auto"/>
    </style:style>
    <style:style style:name="P83" style:family="paragraph" style:parent-style-name="Text_20_body">
      <style:text-properties officeooo:rsid="00153957" officeooo:paragraph-rsid="0056c746"/>
    </style:style>
    <style:style style:name="P84" style:family="paragraph" style:parent-style-name="Text_20_body">
      <style:text-properties officeooo:rsid="002617d2" officeooo:paragraph-rsid="002617d2"/>
    </style:style>
    <style:style style:name="P85" style:family="paragraph" style:parent-style-name="Text_20_body">
      <style:text-properties style:text-position="0% 100%" officeooo:rsid="002d75ec" officeooo:paragraph-rsid="002f52c5"/>
    </style:style>
    <style:style style:name="P86" style:family="paragraph" style:parent-style-name="Text_20_body">
      <style:text-properties officeooo:rsid="003e33ff" officeooo:paragraph-rsid="00b643dd"/>
    </style:style>
    <style:style style:name="P87" style:family="paragraph" style:parent-style-name="Heading_20_2">
      <style:text-properties officeooo:rsid="004ca762" officeooo:paragraph-rsid="004ca762"/>
    </style:style>
    <style:style style:name="P88" style:family="paragraph" style:parent-style-name="Heading_20_1">
      <style:text-properties officeooo:rsid="0005de36" officeooo:paragraph-rsid="0005de36"/>
    </style:style>
    <style:style style:name="P89" style:family="paragraph" style:parent-style-name="Heading_20_1">
      <style:text-properties officeooo:paragraph-rsid="0005de36"/>
    </style:style>
    <style:style style:name="P90" style:family="paragraph" style:parent-style-name="Heading_20_1">
      <style:text-properties officeooo:rsid="000ded44" officeooo:paragraph-rsid="000ded44"/>
    </style:style>
    <style:style style:name="P91" style:family="paragraph" style:parent-style-name="Heading_20_1">
      <style:text-properties officeooo:rsid="00173e04" officeooo:paragraph-rsid="00173e04"/>
    </style:style>
    <style:style style:name="P92" style:family="paragraph" style:parent-style-name="Heading_20_1">
      <style:text-properties officeooo:rsid="00255912" officeooo:paragraph-rsid="00255912"/>
    </style:style>
    <style:style style:name="P93" style:family="paragraph" style:parent-style-name="Heading_20_1">
      <style:text-properties officeooo:rsid="002b183b" officeooo:paragraph-rsid="002b183b"/>
    </style:style>
    <style:style style:name="T1" style:family="text">
      <style:text-properties officeooo:rsid="0005de36"/>
    </style:style>
    <style:style style:name="T2" style:family="text">
      <style:text-properties officeooo:rsid="0007da2f"/>
    </style:style>
    <style:style style:name="T3" style:family="text">
      <style:text-properties officeooo:rsid="00092120"/>
    </style:style>
    <style:style style:name="T4" style:family="text">
      <style:text-properties officeooo:rsid="000a36dc"/>
    </style:style>
    <style:style style:name="T5" style:family="text">
      <style:text-properties officeooo:rsid="000a6d8c"/>
    </style:style>
    <style:style style:name="T6" style:family="text">
      <style:text-properties officeooo:rsid="000b4ea2"/>
    </style:style>
    <style:style style:name="T7" style:family="text">
      <style:text-properties style:text-position="super 58%" officeooo:rsid="000b4ea2"/>
    </style:style>
    <style:style style:name="T8" style:family="text">
      <style:text-properties style:text-position="super 58%" officeooo:rsid="00272789"/>
    </style:style>
    <style:style style:name="T9" style:family="text">
      <style:text-properties style:text-position="0% 100%"/>
    </style:style>
    <style:style style:name="T10" style:family="text">
      <style:text-properties style:text-position="0% 100%" officeooo:rsid="000b4ea2"/>
    </style:style>
    <style:style style:name="T11" style:family="text">
      <style:text-properties style:text-position="0% 100%" officeooo:rsid="00272789"/>
    </style:style>
    <style:style style:name="T12" style:family="text">
      <style:text-properties style:text-position="0% 100%" officeooo:rsid="0028087d"/>
    </style:style>
    <style:style style:name="T13" style:family="text">
      <style:text-properties style:text-position="0% 100%" officeooo:rsid="00294fb9"/>
    </style:style>
    <style:style style:name="T14" style:family="text">
      <style:text-properties style:text-position="0% 100%" officeooo:rsid="002a58be"/>
    </style:style>
    <style:style style:name="T15" style:family="text">
      <style:text-properties style:text-position="0% 100%" officeooo:rsid="0030c8a1"/>
    </style:style>
    <style:style style:name="T16" style:family="text">
      <style:text-properties style:text-position="0% 100%" officeooo:rsid="00327c9d"/>
    </style:style>
    <style:style style:name="T17" style:family="text">
      <style:text-properties style:text-position="0% 100%" officeooo:rsid="006ddabc"/>
    </style:style>
    <style:style style:name="T18" style:family="text">
      <style:text-properties style:text-position="0% 100%" officeooo:rsid="006f93ca"/>
    </style:style>
    <style:style style:name="T19" style:family="text">
      <style:text-properties style:text-position="0% 100%" officeooo:rsid="00730a2d"/>
    </style:style>
    <style:style style:name="T20" style:family="text">
      <style:text-properties officeooo:rsid="000cf745"/>
    </style:style>
    <style:style style:name="T21" style:family="text">
      <style:text-properties officeooo:rsid="000ded44"/>
    </style:style>
    <style:style style:name="T22" style:family="text">
      <style:text-properties officeooo:rsid="000f8544"/>
    </style:style>
    <style:style style:name="T23" style:family="text">
      <style:text-properties officeooo:rsid="001144ff"/>
    </style:style>
    <style:style style:name="T24" style:family="text">
      <style:text-properties officeooo:rsid="001174b5"/>
    </style:style>
    <style:style style:name="T25" style:family="text">
      <style:text-properties officeooo:rsid="0012c2c2"/>
    </style:style>
    <style:style style:name="T26" style:family="text">
      <style:text-properties officeooo:rsid="0013a834"/>
    </style:style>
    <style:style style:name="T27" style:family="text">
      <style:text-properties officeooo:rsid="00153957"/>
    </style:style>
    <style:style style:name="T28" style:family="text">
      <style:text-properties officeooo:rsid="0015ecc2"/>
    </style:style>
    <style:style style:name="T29" style:family="text">
      <style:text-properties officeooo:rsid="00173e04"/>
    </style:style>
    <style:style style:name="T30" style:family="text">
      <style:text-properties officeooo:rsid="00192475"/>
    </style:style>
    <style:style style:name="T31" style:family="text">
      <style:text-properties officeooo:rsid="001a7e3d"/>
    </style:style>
    <style:style style:name="T32" style:family="text">
      <style:text-properties officeooo:rsid="001aa77c"/>
    </style:style>
    <style:style style:name="T33" style:family="text">
      <style:text-properties officeooo:rsid="001c699b"/>
    </style:style>
    <style:style style:name="T34" style:family="text">
      <style:text-properties officeooo:rsid="001e2102"/>
    </style:style>
    <style:style style:name="T35" style:family="text">
      <style:text-properties officeooo:rsid="001f2dca"/>
    </style:style>
    <style:style style:name="T36" style:family="text">
      <style:text-properties officeooo:rsid="0020ea44"/>
    </style:style>
    <style:style style:name="T37" style:family="text">
      <style:text-properties officeooo:rsid="00213895"/>
    </style:style>
    <style:style style:name="T38" style:family="text">
      <style:text-properties officeooo:rsid="0022f8c4"/>
    </style:style>
    <style:style style:name="T39" style:family="text">
      <style:text-properties officeooo:rsid="002617d2"/>
    </style:style>
    <style:style style:name="T40" style:family="text">
      <style:text-properties officeooo:rsid="00272789"/>
    </style:style>
    <style:style style:name="T41" style:family="text">
      <style:text-properties officeooo:rsid="002a58be"/>
    </style:style>
    <style:style style:name="T42" style:family="text">
      <style:text-properties officeooo:rsid="002b183b"/>
    </style:style>
    <style:style style:name="T43" style:family="text">
      <style:text-properties officeooo:rsid="002d75ec"/>
    </style:style>
    <style:style style:name="T44" style:family="text">
      <style:text-properties officeooo:rsid="002f52c5"/>
    </style:style>
    <style:style style:name="T45" style:family="text">
      <style:text-properties officeooo:rsid="002f797e"/>
    </style:style>
    <style:style style:name="T46" style:family="text">
      <style:text-properties officeooo:rsid="00327c9d"/>
    </style:style>
    <style:style style:name="T47" style:family="text">
      <style:text-properties officeooo:rsid="003354b6"/>
    </style:style>
    <style:style style:name="T48" style:family="text">
      <style:text-properties officeooo:rsid="0033f029"/>
    </style:style>
    <style:style style:name="T49" style:family="text">
      <style:text-properties officeooo:rsid="003551d5"/>
    </style:style>
    <style:style style:name="T50" style:family="text">
      <style:text-properties officeooo:rsid="0036a25c"/>
    </style:style>
    <style:style style:name="T51" style:family="text">
      <style:text-properties officeooo:rsid="003813d0"/>
    </style:style>
    <style:style style:name="T52" style:family="text">
      <style:text-properties officeooo:rsid="003b55e3"/>
    </style:style>
    <style:style style:name="T53" style:family="text">
      <style:text-properties officeooo:rsid="003c0fd8"/>
    </style:style>
    <style:style style:name="T54" style:family="text">
      <style:text-properties officeooo:rsid="003c9b27"/>
    </style:style>
    <style:style style:name="T55" style:family="text">
      <style:text-properties officeooo:rsid="003d2912"/>
    </style:style>
    <style:style style:name="T56" style:family="text">
      <style:text-properties officeooo:rsid="003e56a0"/>
    </style:style>
    <style:style style:name="T57" style:family="text">
      <style:text-properties officeooo:rsid="00409acd"/>
    </style:style>
    <style:style style:name="T58" style:family="text">
      <style:text-properties officeooo:rsid="00427f22"/>
    </style:style>
    <style:style style:name="T59" style:family="text">
      <style:text-properties officeooo:rsid="00476712"/>
    </style:style>
    <style:style style:name="T60" style:family="text">
      <style:text-properties officeooo:rsid="00484851"/>
    </style:style>
    <style:style style:name="T61" style:family="text">
      <style:text-properties officeooo:rsid="004894ea"/>
    </style:style>
    <style:style style:name="T62" style:family="text">
      <style:text-properties officeooo:rsid="004a40e4"/>
    </style:style>
    <style:style style:name="T63" style:family="text">
      <style:text-properties officeooo:rsid="004b05a5"/>
    </style:style>
    <style:style style:name="T64" style:family="text">
      <style:text-properties officeooo:rsid="004b4a1d"/>
    </style:style>
    <style:style style:name="T65" style:family="text">
      <style:text-properties officeooo:rsid="004ce132"/>
    </style:style>
    <style:style style:name="T66" style:family="text">
      <style:text-properties officeooo:rsid="005250ab"/>
    </style:style>
    <style:style style:name="T67" style:family="text">
      <style:text-properties officeooo:rsid="0053f594"/>
    </style:style>
    <style:style style:name="T68" style:family="text">
      <style:text-properties officeooo:rsid="0056c746"/>
    </style:style>
    <style:style style:name="T69" style:family="text">
      <style:text-properties officeooo:rsid="0058adda"/>
    </style:style>
    <style:style style:name="T70" style:family="text">
      <style:text-properties officeooo:rsid="0059226f"/>
    </style:style>
    <style:style style:name="T71" style:family="text">
      <style:text-properties officeooo:rsid="005ae444"/>
    </style:style>
    <style:style style:name="T72" style:family="text">
      <style:text-properties officeooo:rsid="005bd352"/>
    </style:style>
    <style:style style:name="T73" style:family="text">
      <style:text-properties officeooo:rsid="005d8806"/>
    </style:style>
    <style:style style:name="T74" style:family="text">
      <style:text-properties officeooo:rsid="005f7343"/>
    </style:style>
    <style:style style:name="T75" style:family="text">
      <style:text-properties officeooo:rsid="00619307"/>
    </style:style>
    <style:style style:name="T76" style:family="text">
      <style:text-properties officeooo:rsid="0063dc03"/>
    </style:style>
    <style:style style:name="T77" style:family="text">
      <style:text-properties officeooo:rsid="00662f16"/>
    </style:style>
    <style:style style:name="T78" style:family="text">
      <style:text-properties officeooo:rsid="00680504"/>
    </style:style>
    <style:style style:name="T79" style:family="text">
      <style:text-properties officeooo:rsid="00692830"/>
    </style:style>
    <style:style style:name="T80" style:family="text">
      <style:text-properties officeooo:rsid="006ab95e"/>
    </style:style>
    <style:style style:name="T81" style:family="text">
      <style:text-properties officeooo:rsid="006f93ca"/>
    </style:style>
    <style:style style:name="T82" style:family="text">
      <style:text-properties officeooo:rsid="00708ed3"/>
    </style:style>
    <style:style style:name="T83" style:family="text">
      <style:text-properties officeooo:rsid="00714413"/>
    </style:style>
    <style:style style:name="T84" style:family="text">
      <style:text-properties officeooo:rsid="00715130"/>
    </style:style>
    <style:style style:name="T85" style:family="text">
      <style:text-properties officeooo:rsid="0073a563"/>
    </style:style>
    <style:style style:name="T86" style:family="text">
      <style:text-properties officeooo:rsid="00749e89"/>
    </style:style>
    <style:style style:name="T87" style:family="text">
      <style:text-properties officeooo:rsid="007602a3"/>
    </style:style>
    <style:style style:name="T88" style:family="text">
      <style:text-properties officeooo:rsid="00767fa3"/>
    </style:style>
    <style:style style:name="T89" style:family="text">
      <style:text-properties officeooo:rsid="0076ff97"/>
    </style:style>
    <style:style style:name="T90" style:family="text">
      <style:text-properties officeooo:rsid="00772f95"/>
    </style:style>
    <style:style style:name="T91" style:family="text">
      <style:text-properties officeooo:rsid="00795ae5"/>
    </style:style>
    <style:style style:name="T92" style:family="text">
      <style:text-properties officeooo:rsid="007a2927"/>
    </style:style>
    <style:style style:name="T93" style:family="text">
      <style:text-properties officeooo:rsid="007ae218"/>
    </style:style>
    <style:style style:name="T94" style:family="text">
      <style:text-properties officeooo:rsid="007b4241"/>
    </style:style>
    <style:style style:name="T95" style:family="text">
      <style:text-properties officeooo:rsid="0083d7d4"/>
    </style:style>
    <style:style style:name="T96" style:family="text">
      <style:text-properties officeooo:rsid="00851737"/>
    </style:style>
    <style:style style:name="T97" style:family="text">
      <style:text-properties officeooo:rsid="00862408"/>
    </style:style>
    <style:style style:name="T98" style:family="text">
      <style:text-properties officeooo:rsid="008647d3"/>
    </style:style>
    <style:style style:name="T99" style:family="text">
      <style:text-properties officeooo:rsid="008840fb"/>
    </style:style>
    <style:style style:name="T100" style:family="text">
      <style:text-properties officeooo:rsid="0088e4a7"/>
    </style:style>
    <style:style style:name="T101" style:family="text">
      <style:text-properties officeooo:rsid="008a71a2"/>
    </style:style>
    <style:style style:name="T102" style:family="text">
      <style:text-properties officeooo:rsid="008bd287"/>
    </style:style>
    <style:style style:name="T103" style:family="text">
      <style:text-properties officeooo:rsid="008eda2c"/>
    </style:style>
    <style:style style:name="T104" style:family="text">
      <style:text-properties officeooo:rsid="00917eb9"/>
    </style:style>
    <style:style style:name="T105" style:family="text">
      <style:text-properties officeooo:rsid="00933075"/>
    </style:style>
    <style:style style:name="T106" style:family="text">
      <style:text-properties officeooo:rsid="0093d3ea"/>
    </style:style>
    <style:style style:name="T107" style:family="text">
      <style:text-properties officeooo:rsid="00953cf7"/>
    </style:style>
    <style:style style:name="T108" style:family="text">
      <style:text-properties officeooo:rsid="009674bf"/>
    </style:style>
    <style:style style:name="T109" style:family="text">
      <style:text-properties officeooo:rsid="0096eaea"/>
    </style:style>
    <style:style style:name="T110" style:family="text">
      <style:text-properties officeooo:rsid="009831f7"/>
    </style:style>
    <style:style style:name="T111" style:family="text">
      <style:text-properties officeooo:rsid="0098d6f3"/>
    </style:style>
    <style:style style:name="T112" style:family="text">
      <style:text-properties officeooo:rsid="009a5013"/>
    </style:style>
    <style:style style:name="T113" style:family="text">
      <style:text-properties officeooo:rsid="009c782b"/>
    </style:style>
    <style:style style:name="T114" style:family="text">
      <style:text-properties officeooo:rsid="009ef18d"/>
    </style:style>
    <style:style style:name="T115" style:family="text">
      <style:text-properties officeooo:rsid="009f7478"/>
    </style:style>
    <style:style style:name="T116" style:family="text">
      <style:text-properties officeooo:rsid="00a233c2"/>
    </style:style>
    <style:style style:name="T117" style:family="text">
      <style:text-properties officeooo:rsid="00a35b8a"/>
    </style:style>
    <style:style style:name="T118" style:family="text">
      <style:text-properties officeooo:rsid="00a539ae"/>
    </style:style>
    <style:style style:name="T119" style:family="text">
      <style:text-properties officeooo:rsid="00a72dfc"/>
    </style:style>
    <style:style style:name="T120" style:family="text">
      <style:text-properties officeooo:rsid="00a7a82f"/>
    </style:style>
    <style:style style:name="T121" style:family="text">
      <style:text-properties officeooo:rsid="00a7ffeb"/>
    </style:style>
    <style:style style:name="T122" style:family="text">
      <style:text-properties officeooo:rsid="00a9b039"/>
    </style:style>
    <style:style style:name="T123" style:family="text">
      <style:text-properties officeooo:rsid="00aa295d"/>
    </style:style>
    <style:style style:name="T124" style:family="text">
      <style:text-properties officeooo:rsid="00aafece"/>
    </style:style>
    <style:style style:name="T125" style:family="text">
      <style:text-properties officeooo:rsid="00ac419d"/>
    </style:style>
    <style:style style:name="T126" style:family="text">
      <style:text-properties officeooo:rsid="00b1f291"/>
    </style:style>
    <style:style style:name="T127" style:family="text">
      <style:text-properties officeooo:rsid="00b7d213"/>
    </style:style>
    <style:style style:name="T128" style:family="text">
      <style:text-properties officeooo:rsid="00bb7cfd"/>
    </style:style>
    <style:style style:name="T129" style:family="text">
      <style:text-properties officeooo:rsid="00bc3e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
      <text:p text:style-name="P81"/>
      <text:p text:style-name="P81"/>
      <text:p text:style-name="P81"/>
      <text:p text:style-name="P81"/>
      <text:p text:style-name="P81"/>
      <text:p text:style-name="P81"/>
      <text:p text:style-name="P81"/>
      <text:p text:style-name="P80">Különleges isko<text:span text:style-name="T36">l</text:span>a</text:p>
      <text:p text:style-name="P79">Egy furcsa osztály</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h text:style-name="P88" text:outline-level="1"><text:s text:c="7"/>Első rész: <text:s/>Bemutatkozás</text:h>
      <text:h text:style-name="P89" text:outline-level="1"/>
      <text:p text:style-name="P3"><text:tab/><text:span text:style-name="T1">Megszólalt az ébresztőóra. Koppány nyújtózkodott egyet az ágyában, de még nem kelt fel. Egy óra nem lehet képes felébreszteni egy ilyen hétalvót, de ezzel ő is tisztába lehetett. Hamarosan megszólalt egy második ébresztőóra, majd egy harmadik. Ez a harmadik egy igazán különleges óra volt. A csergőhangja egy ronda kakaskukorékolás. Ez már neki is sok volt. Kipattant az ágyból, rácsapott az ébresztőórák fejére, és kiment fürdeni.</text:span></text:p>
      <text:p text:style-name="P3"/>
      <text:p text:style-name="P3"><text:tab/><text:span text:style-name="T1">A víz hideg volt. Tegnap bedöglött a bentlakás vízmelegítője. <text:s/>Ha tudta volna, hogy ilyen hideg lesz, akkor elhagyta volna az mai fürdőzést. Fiúknak nem árt, ha nem fürdenek két-három napig. Hogy miért fürdött meg még is? Az osztályban volt egy lány, aki nagyon gyűlölte a mosdatlanságot, és Koppány sokat adott ennek a lánynak a véleményére. Hogy miért? Talán megtudjuk egyszer.</text:span></text:p>
      <text:p text:style-name="P3"/>
      <text:p text:style-name="P3"><text:tab/><text:span text:style-name="T1">A fürdés után reggelizni ment. A szokásosat fogyasztotta. Megevett három szelet zsíros kenyeret, és megivott hozzá egy liter forró kávét. Az étkezés után megmosta a fogait, és elindult az iskolába. </text:span></text:p>
      <text:p text:style-name="P3"/>
      <text:p text:style-name="P3"><text:tab/><text:span text:style-name="T2">Nem kellett sokat gyalogoljon. A bentlakást és az iskolát csak egy hatalmas udvar választotta el egymástól. Bár a tanév kezdete volt, és most lett tizedikes, nem látszott idegesnek. Talán azért, mert már hat éves kora óta otthona neki ez az iskola, és jól tudta, hogy az osztálya sem változott. Az osztályba – ahová hat éves kora óta jár – ritkán jönnek új diákok. <text:s/>Ebből az osztályból egy van az egész iskolában. </text:span></text:p>
      <text:p text:style-name="P3"/>
      <text:p text:style-name="P4"><text:tab/><text:span text:style-name="T2">Bement az iskolába. Közben arról álmodozott, hogy milyen szép is lenne, ha az a lány, akit imád viszonozná az érzéseit, bár tudta, hogy ez egyenlőre lehetetlen. Hogy miért? Talán megtudjuk. <text:s text:c="2"/>Hamarosan felért az utolsó emeletre. Végig ment a folyosón. Egyáltalán nem érdekelték őt a folyosó két oldalán lévő osztálytermek, meg az osztálytermekből kiszűrődő hangok. <text:s/></text:span></text:p>
      <text:p text:style-name="P4"><text:span text:style-name="T2"><text:tab/>Az egyik osztály ajtaja előtt egy lány állt. Mikor meglátta a srácot felcsillantak a szemei. </text:span><text:soft-page-break/><text:span text:style-name="T2">Odaszaladt főhősünkhöz, és köszöntötte.</text:span></text:p>
      <text:p text:style-name="P12">– Jó reggelt Koppány – mondta.</text:p>
      <text:p text:style-name="P12">– Jó reggelt neked is – mondta Koppány, és már ment is volna tovább.</text:p>
      <text:p text:style-name="P12">– Elszeretnék mondani neked valamit – mondta a lány akadozva. – Én sze...</text:p>
      <text:p text:style-name="P12">– Tudom, hogy szeretsz – mondta Koppány halkan.</text:p>
      <text:p text:style-name="P12">– Akkor járnál velem? – kérdezte felcsillanó szemekkel a lány.</text:p>
      <text:p text:style-name="P12">– Egyenlőre nem – mondta Koppány.</text:p>
      <text:p text:style-name="P12">– Van már valakid? – kérdezte a lány.</text:p>
      <text:p text:style-name="P12">– Nem erről van szó – mondta Koppány komoran. – Csak most nincs kedvem a romantikázáshoz.</text:p>
      <text:p text:style-name="P12">– Értem – mondta a lány könnyezve és berohant az osztályába.</text:p>
      <text:p text:style-name="P4"/>
      <text:p text:style-name="P12"><text:tab/>Koppány nem állt meg. Elhagyta az utolsó osztályt is, de még mindig nem érte el úti-célját. Elérte a folyosó végén lévő falat, de ez őt nem érdekelte. Felemelte a kezét, és a falra t<text:span text:style-name="T65">tapasztotta</text:span>. Abban a percben megjelent a falon egy ajtó. <text:s/>Másik kezével kinyitotta az ajtót. Az ajtó mögött egy terem volt, és a teremben néhány diák.</text:p>
      <text:p text:style-name="P4"/>
      <text:p text:style-name="P4">– <text:span text:style-name="T2">Sziasztok – mondta Koppány, de köszönésére senki sem felelt, de ez őt nem érdekelte. Volt ideje hozzászokni. Látszott rajta, hogy őt csak az első padsor, első padjában ülő csinos hosszú barna hajú, barna szemű lány érdekelte, aki éppen a padon aludt.</text:span></text:p>
      <text:p text:style-name="P4"/>
      <text:p text:style-name="P4"><text:tab/><text:span text:style-name="T2">Odasétált a kiszemelt lányhoz, és megsimogatta a lány fejét. A lány kinyitotta a szemeit, és felemelte a fejét. </text:span></text:p>
      <text:p text:style-name="P4">– <text:span text:style-name="T2">Szia Emese – mondta Koppány. – Megérkeztem.</text:span></text:p>
      <text:p text:style-name="P4">– <text:span text:style-name="T3">Remek – mondta Emese, és felemelte a padján lévő kicsi táblát, és egy aprócska krétával ráírt valamit.</text:span></text:p>
      <text:p text:style-name="P4">– <text:span text:style-name="T3">Ne fáradj az írással – mondta Koppány mosolyogva. – Tudom, hogy mire gondolsz.</text:span></text:p>
      <text:p text:style-name="P4">– <text:span text:style-name="T3">Remek – mondta Emese mosolyogva.</text:span></text:p>
      <text:p text:style-name="P4"><text:span text:style-name="T3"><text:s text:c="3"/><text:tab/>Koppány erre mosolyogva odasétált az Emese melletti székhez, és leült. Már éppen ideje volt. Nyílt az ajtó, és belépet két férfi. Az egyik idősebb, ősz hajú , a másik fiatalabb volt. </text:span></text:p>
      <text:p text:style-name="P4">– <text:span text:style-name="T3">Sziasztok gyerekek – mondta az öregebbik mosolyogva.</text:span></text:p>
      <text:p text:style-name="P5">A gyerekek felálltak.</text:p>
      <text:p text:style-name="P5">– Jó reggelt kívánunk – mondták a diákok. – És kíváncsian néztek a fiatalabbik tanárra. Még soha sem látták.</text:p>
      <text:p text:style-name="P5"/>
      <text:p text:style-name="P5"><text:soft-page-break/>– Kedves gyerekek – mondta az öregebbik férfi. – Mint tudjátok, nemrégen töltöttem be a 67. születésnapomat, és a Szervezet nyugdíjazott. A helyemet már ki is neveztek valakit. Az ő neve John Mayer. Még nem beszél tökéletesen magyarul, de legyetek rendesek hozzá.</text:p>
      <text:p text:style-name="P5"/>
      <text:p text:style-name="P5">– A névem John Mayer – mondta a fiatal. – Én leszek nektek tanár.</text:p>
      <text:p text:style-name="P5">– Mégis milyen osztály ez? – súgta halkan az öregebbiknek. <text:s/>– Most már elmesélhetnéd!</text:p>
      <text:p text:style-name="P5">– Nem – mondta az öregebbik mosolyogva, és az osztály felé fordult.</text:p>
      <text:p text:style-name="P5">– Koppány! – mondta.</text:p>
      <text:p text:style-name="P5">Koppány felállt, és a tanárra nézett.</text:p>
      <text:p text:style-name="P5">– Nekem most mennem kell – mondta az öreg. – Mondjál el mindent Mayer úrnak az osztályról.</text:p>
      <text:p text:style-name="P5">– Rendben! – mondta Koppány harsány hangon.</text:p>
      <text:p text:style-name="P5">– És ne kiabálj olyan hangosan! – nézett szigorúan az öreg Koppányra. – Most nem a Szervezetbe vagyunk.</text:p>
      <text:p text:style-name="P5">– Értettem – mondta Koppány, és még tisztelgett is. </text:p>
      <text:p text:style-name="P5">A tanár felsóhajtott. Ezen már nem tud változtatni. </text:p>
      <text:p text:style-name="P5">– Akkor sziasztok gyerekek, legyetek jók – mondta, és meg sem várva a diákok köszönését, kiment az osztályból.</text:p>
      <text:p text:style-name="P5"><text:tab/>Az osztály visszaült a helyére, egyedül csak Koppány maradt állva, de egyik diák sem figyelt igazán a tanárra. Ahogy kiment az öreg tanár, mindenki elővett valamit a táskájából, és azzal kezdett el foglalatoskodni. Az egyik lány néhány kémcsöv<text:span text:style-name="T21">ek</text:span>et, <text:span text:style-name="T21">és néhány kémiai eszközt</text:span> vett elő, egy fiú egy gépalkatrészt, Emese pedig egy matematika füzetet. </text:p>
      <text:p text:style-name="P1">– <text:span text:style-name="T3">Milyen óra kell tartani nekitek? – kérdezte Mayer úr. – Egyik lány kémia, egy fiú elektronika, egy lány matematika. Most melyik?</text:span></text:p>
      <text:p text:style-name="P1">– <text:span text:style-name="T3">Semmilyent tanár úr – mondta Koppány erőteljes hangon. – A tanár úrnak az a dolga, hogy itt legyen az osztályba, és vigyázzon, hogy egyikünk se csináljon semmi hülyeséget.</text:span></text:p>
      <text:p text:style-name="P1">– <text:span text:style-name="T3">He? – kérdezte a tanár elcsodálkozva.</text:span></text:p>
      <text:p text:style-name="P2">– A X. E osztályban nem átlagos diákok járnak tanár úr – mondta Koppány, ki továbbra is úgy beszélt mintha egyszerű katona lenne, és a parancsnoka előtt állna.</text:p>
      <text:p text:style-name="P6">– <text:span text:style-name="T3">Én ezt nem érteni – mondta a tanár.</text:span></text:p>
      <text:p text:style-name="P7">– <text:span text:style-name="T3">A X. E osztály diákjainak nincs szüksége hagyományos órákra. Az osztály tanulói mindnyájan különlegesek valamiben.</text:span></text:p>
      <text:p text:style-name="P7">– <text:span text:style-name="T4">Mit jelenteni ez? – kérdezte a tanár.</text:span></text:p>
      <text:p text:style-name="P7">– <text:span text:style-name="T4">Például az a lány a lombokkal az egyik legjobb vegyész a világon. Az a srác a gépalkatrésszel zseniális gépész. Egyszer készített egy olyan gépet aminek segítségével elpusztíthatta volna a világot, ha nem állítottuk volna le időbe. Ez a lány itt mellettem Emese – mikor ide ért a hangja </text:span><text:soft-page-break/><text:span text:style-name="T4">sokkal büszkébben csengett. – Ő legzseniálisabb ember a világon akit ismerek. Ő dolgozta ki a gyors csillagutazás elméletét, és ő tervezte meg az első csillaghajót is.</text:span></text:p>
      <text:p text:style-name="P7">– <text:span text:style-name="T4">Csillaghajó? – kérdezte a tanár. – Mi lenni az? Bocsanat, de nem érteni én egész pontosan magyar nyelv.</text:span></text:p>
      <text:p text:style-name="P7">– <text:span text:style-name="T4">Egy olyan szerkezet, amivel utazni lehet csillagok, bolygót között – mondta Koppány.</text:span></text:p>
      <text:p text:style-name="P7">– <text:span text:style-name="T4">Ilyen szerkezet nem létezni – mondta a tanár. – Ne hazudni te nekem.</text:span></text:p>
      <text:p text:style-name="P7">– <text:span text:style-name="T4">Egyszerű emberek nem is tudhatnak róla, de önt a Szervezet alkalmazta, hogy tanárunk legyen, így tudhat róla – mondta Koppány.</text:span></text:p>
      <text:p text:style-name="P7">– <text:span text:style-name="T4">Itt mindenki lenni zsenialis? – kérdezte a tanár.</text:span></text:p>
      <text:p text:style-name="P7">– <text:span text:style-name="T4">Igen Mayer úr – mondta Koppány. – Bizonyos értelembe.</text:span></text:p>
      <text:p text:style-name="P7">– <text:span text:style-name="T4">Ha mindenki zseni itt, akkor miért járni ti iskolába? – kérdezte a tanár ravaszkás mosollyal. – Úgy sem tanulni itt ti semmit, nem?</text:span></text:p>
      <text:p text:style-name="P7">– <text:span text:style-name="T4">Az osztályban mindenki problémás – mondta Koppány elgondolkozva. Ránézett Emesére, és elmosolyodott. – Azaz majdnem mindenki, Emese tökéletes.</text:span></text:p>
      <text:p text:style-name="P7">– <text:span text:style-name="T4">Ez mit jelenteni? – kérdezte a tanár.</text:span></text:p>
      <text:p text:style-name="P7">– <text:span text:style-name="T4">Bár mindenki nagyon zseniális a maga módján, de mindannyiunknak (természetesen Emesén kívül) van valami valami lelki problémája. Például az a lány a lombikkal egy pszichopata gyilkos, ki élvezetét leli áldozatai szenvedésébe. Az a fiú az alkatrésszel egyszer megpróbálta elpusztítani a világot, mert megutálta az emberiséget.</text:span></text:p>
      <text:p text:style-name="P7">– <text:s/><text:span text:style-name="T4">Az a lány ottan a második padsor harmadik padjában, az aki azzal a kiscicával játszik, látja?</text:span></text:p>
      <text:p text:style-name="P7">– <text:span text:style-name="T4">Igen – mondta a tanár, ki éppen most vette észre, hogy egy állat is van az osztályba. – Mit keres macska osztályba?</text:span></text:p>
      <text:p text:style-name="P7">– <text:span text:style-name="T4">Ő azzal foglalkozik – mondta Koppány mosolyogva. – Nos az a lány megölte a szüleit, mert szenvedést okoztak egy kiskutyának. Nagyon érzékeny az állatok szenvedéseire.</text:span></text:p>
      <text:p text:style-name="P7">– <text:span text:style-name="T4">Ő is zseniális? – kérdezte a tanár.</text:span></text:p>
      <text:p text:style-name="P7">– <text:span text:style-name="T4">Igen Mayer úr – mondta Koppány. – Ebben az osztályban mindenki zseniális. Ez a lány képes kommunikálni az állatokkal.</text:span></text:p>
      <text:p text:style-name="P7">– <text:span text:style-name="T4">He? – kérdezte a tanár. – És ő zseniális? Mi értelme állatokkal beszél?</text:span></text:p>
      <text:p text:style-name="P13">– A Szervezet hasznát veszi – mondta Koppány. – Képzeljen el egy olyan esetet, amikor egy sürgősen körül kell nézni egy olyan helyen, ami annyira szűk, hogy egy ember nem férhet be, és a gépek elromlanak a közelébe. Ebben az esetben jól jön, ha van valaki, aki betud oda küldeni egy egeret, és kitudja kérdezni az egeret, hogy mit látott <text:span text:style-name="T36">ott </text:span>bent.</text:p>
      <text:p text:style-name="P7"/>
      <text:p text:style-name="P14">– <text:s/>Milyen osztályba kerülni én! – kiáltott fel a tanár. – Zseni pszichopaták osztálya? Meghalok!</text:p>
      <text:p text:style-name="P8"><text:span text:style-name="T4">– Ne féljen tanár úr – csitítgatta Koppány. – Az iskola és a bentlakás területén senki sem tud </text:span><text:soft-page-break/><text:span text:style-name="T4">elkövetni semmilyen gyilkosságot. Egyébként – nézett körül az osztályba – <text:s/>nem mindenki pszichopata. Például az a fiú ott hátul még nem ölt meg senkit.</text:span></text:p>
      <text:p text:style-name="P8">– <text:span text:style-name="T5">Ő mitől zseniális? – kérdezte a tanár.</text:span></text:p>
      <text:p text:style-name="P8">– <text:span text:style-name="T5">Ő egy fantasztikus génsebész, sebész vagy olyasmi – mondta Koppány elgondolkozva. <text:s/>A műtétei egyszerűen fantasztikusak. Egyszer átoperált egy lányt fiúnak, de olyan tökéletesen mintha valódi lenne. Az a lányból lett fiú szaporodni is képes lesz, és a nemi kromoszómája is XY már.</text:span></text:p>
      <text:p text:style-name="P9">– Ilyen műtét nem is hallani! – kiáltotta a tanár. – És ő milyen probléma?</text:p>
      <text:p text:style-name="P9">– <text:s/>Úgy érti, hogy miért van itt? – kérdezte Koppány. – Semmisség az egész. Nagyon szeret embereken <text:span text:style-name="T21">kísérletezni.</text:span> Egyszer nagyon régen tirexeket készített a szüleiből, később pedig majmokká operálta az osztálytársait. Egyszer velem is <text:span text:style-name="T66">megpróbálta, de szerencsére sikerült leállítanom.</text:span></text:p>
      <text:p text:style-name="P9">– He? – kérdezte rémülten a tanár.</text:p>
      <text:p text:style-name="P9">– <text:s/>Azt hiszem <text:span text:style-name="T21">azért van az osztályunkban, mert túlságosan függője a munkájának</text:span> – mondta Koppány elgondolkozva.</text:p>
      <text:p text:style-name="P8">– <text:span text:style-name="T5">Azt mondod, hogy osztály mindenki beteges? – kérdezte a tanár.</text:span></text:p>
      <text:p text:style-name="P8">– <text:span text:style-name="T5">Igen tanár úr – mondta Koppány. – Azaz majdnem mindenki. Emesének semmilyen baja sincs. Mutatkozzál be Emese a tanár úrnak.</text:span></text:p>
      <text:p text:style-name="P9">A lány letette az írószereit amivel a matematika füzetben dolgozott, és felállt. </text:p>
      <text:p text:style-name="P9">– Nevem Kelemen Emese-Szederke – mondta Emese. – <text:s/>De neked lehetek Emese, rendben?</text:p>
      <text:p text:style-name="P9">– He? – kérdezte a tanár. – Tegezni te engem?</text:p>
      <text:p text:style-name="P9">– Ugye milyen aranyos? – kérdezte Koppány csillogó szemekkel.</text:p>
      <text:p text:style-name="P9">– De miért tegezni engem? – kérdezte a tanár.</text:p>
      <text:p text:style-name="P9">– Ez a szokása, <text:span text:style-name="T36">ugye</text:span> Emese? – kérdezte Koppány. Látszott rajta, hogy nem szereti, ha Emesével kötekednek.</text:p>
      <text:p text:style-name="P9">– <text:s/>De – mondta Emese, és leült.</text:p>
      <text:p text:style-name="P9"><text:tab/>A tanár felsóhajtott. Úgy gondolta, hogy Emese sem véletlenül került ebben az osztályban. Már <text:span text:style-name="T6">14-15 éves lehet, de még mindig nem tanulta meg az illemet. </text:span></text:p>
      <text:p text:style-name="P9">– <text:span text:style-name="T6">És te? – kérdezte a tanár. – Te is zseniális? És te <text:s/>problémás?</text:span></text:p>
      <text:p text:style-name="P9">– <text:span text:style-name="T6">Természetesen tanár úr – felelte Koppány. – Ebben az osztályban mindenki zseniális valamiben, de mindannyiunknak vannak lelki problémái. Kivétel természetesen Emese, akinél nem ismerek senkit aranyosabbat.</text:span></text:p>
      <text:p text:style-name="P9">– <text:s/><text:span text:style-name="T6">Mitől zseniális te? – kérdezte a tanár. – És mi lenni te probléma.</text:span></text:p>
      <text:p text:style-name="P9">– <text:span text:style-name="T6">A problémám az, hogy ragadnak rám a nők, pedig én semmit sem csinálok – mondta Koppány bánatosan. – A kivétel Emese, mivel ő tökéletes, neki bizonyítani kell. Nem Emese?</text:span></text:p>
      <text:p text:style-name="P10">– <text:span text:style-name="T6">Nem – mondta Emese, <text:s/>de rá se nézett a fiúra. – <text:s/>Nem kellesz nekem, mert neved nem eszperente.</text:span></text:p>
      <text:p text:style-name="P11"><text:soft-page-break/>– Látja? – kérdezte boldogan Koppány. – Neki bizonyítanom kell.</text:p>
      <text:p text:style-name="P11">– He? – kérdezte a tanár. – És mi te zseniális képesség?</text:p>
      <text:p text:style-name="P10"><text:tab/><text:span text:style-name="T6">Koppány felállt, és odament a tanárhoz, és két méter távolságra megállt tőle. Szemeit a tanárra emelte. A tanár ijedten vette észre, hogy egyszer csak megszólalt egy hangot hall a fejébe, és ez a hang nem a fülein keresztül jött be, de nem is az ő belső hangja. </text:span></text:p>
      <text:p text:style-name="P10">– <text:span text:style-name="T6">Én uralni tudom bárki elméjét 5000 km</text:span><text:span text:style-name="T7">3</text:span><text:span text:style-name="T10">-en belül. Ha akarnám most megállíthatnám a szívverését is, vagy megfolytathatom önt a saját kezeivel.</text:span></text:p>
      <text:p text:style-name="P15">– Ne – gondolta a tanár, de szemeivel megrémülve vette észre, hogy kezeivel a torkához közeledik.</text:p>
      <text:p text:style-name="P10"><text:span text:style-name="T10">– Rendben – mondta a hang a fejébe. – Gondolom már nem kell elmondanom, hogy 5000 km</text:span><text:span text:style-name="T7">3</text:span><text:span text:style-name="T10">-en belül olvasni is tudok bárkinek a fejében.</text:span></text:p>
      <text:p text:style-name="P15">– Ha nem hiszi, gondoljon egy hétjegyű számra – mondta Koppány mosolyogva.</text:p>
      <text:p text:style-name="P15">– 7 843 167 – gondolta a tanár.</text:p>
      <text:p text:style-name="P15">– <text:s/>Hét-millió nyolcszáznegyvenháromezer-százhatvanhét – hallotta a hangot a fejébe.</text:p>
      <text:p text:style-name="P15">– Ez rettenet <text:s/>– akarta kiáltani a tanár, de szája nem nyílott ki.</text:p>
      <text:p text:style-name="P15">– Valamit elfelejtettem megemlíteni – mondta a hang a fejébe. – Ha valaki két métere megközelít, annak akkor is hallom a gondolatait, ha nem akarom. Ez elég kényelmetlen, így megkérem, hogy tartsa tőlem a két méter távolságot, ahogy az osztályban mindenki Emesén kívül. Őt nem bánom, ha közel van, mert neki csak szép gondolatai vannak.</text:p>
      <text:p text:style-name="P15">– Igen – gondolta a tanár. – Csak engedni már el engem.</text:p>
      <text:p text:style-name="P10">– <text:span text:style-name="T6">Rendben – mondta Koppány mosolyogva, és a helyére sétált.</text:span></text:p>
      <text:p text:style-name="P11"><text:tab/></text:p>
      <text:p text:style-name="P11"><text:tab/>A tanár körülnézett az osztályban? Valóság volt ami az előbb történt, vagy csak a képzelete szórakozott vele. Nem tudta. <text:span text:style-name="T20">El is határozta, hogy az öreget ki is kérdezi, hogy mi az a Szervezet, hogy milyen tanulók vannak ebben az osztályban, és hogy miért.</text:span></text:p>
      <text:p text:style-name="P11"/>
      <text:p text:style-name="P11"/>
      <text:h text:style-name="P90" text:outline-level="1"><text:soft-page-break/></text:h>
      <text:h text:style-name="P90" text:outline-level="1"/>
      <text:h text:style-name="P90" text:outline-level="1"/>
      <text:h text:style-name="P90" text:outline-level="1"/>
      <text:h text:style-name="P90" text:outline-level="1"><text:s text:c="9"/>Második rész: <text:span text:style-name="T22">A két tanár</text:span></text:h>
      <text:p text:style-name="P35"/>
      <text:p text:style-name="P34"><text:tab/>Mayer még akkor is izzadt a rémülettől, mikor belépett a tanáriban. Szívére szorította a kezét, és körülnézett az iskolában. Hogy irigyelte most a tanár társait, pedig egy órával ezelőtt még azok irigykedtek rá, amiért az E-osztályban taníthat. <text:s/>Akkor még úgy tudta, hogy egy elit osztályt tanítani hívták az USA-ból, és egyszerű tanárként emiatt teli volt büszkeséggel és boldogsággal.</text:p>
      <text:p text:style-name="P34"/>
      <text:p text:style-name="P34"><text:tab/>Az itteni tanárok még mindig irigylik, pedi<text:span text:style-name="T22">g már tudja, hogy az E-osztály nem egy egyszerű elit osztály</text:span>. Éppen mikor belépett az ajtón hallotta, hogy Mózes tanár úr azon mérgelődik, hogy miért egy fiatal taknyost választottak, <text:span text:style-name="T22">pedig ő sokkal tapasztaltabb mint ez a taknyos, no meg 5 egyeteme is van. Miért választott az igazgató egy külföldit, egy idegent?</text:span></text:p>
      <text:p text:style-name="P34"/>
      <text:p text:style-name="P34"><text:tab/><text:span text:style-name="T22">Az E-osztály előző öreg tanára is bent volt a tanáriban. Mikor meglátta Mayer állapotát elmosolyodott, és magához intette. A többi tanár is észrevette Mayert, és kárörömmel vették észre az ijedséget Mayer arcán. Arra gondoltak, hogy azért ilyen, mert tapasztalatlansága miatt a diákok kiröhögték. Úgy kell a taknyosnak. Hogy mert megpályázni egy ilyen állást? Mayer észrevette az öreg intését, és odament hozzá. </text:span></text:p>
      <text:p text:style-name="P34"/>
      <text:p text:style-name="P34">– <text:span text:style-name="T22">Tanár úr – kérdezte szinte sírva. – Milyen osztály lenni ez?</text:span></text:p>
      <text:p text:style-name="P36"><text:tab/></text:p>
      <text:p text:style-name="P36"><text:tab/>Egy olyan osztály ahol muszáj tudnod helyesen beszélni magyarul gondolhatta Mózes, de nem mondott semmit, inkább érdeklődve figyelte a párbeszédet. Őt is nagyon érdekelte, hogy milyen osztály az az E-osztály, amiről csak annyit tud, hogy egy elit osztály, és tanulói a koleszbe lakhatnak. <text:s/></text:p>
      <text:p text:style-name="P36"/>
      <text:p text:style-name="P36">– Nyugodj meg fiam – mondta az öreg, és megveregette az ifjú vállát. – Ne félj, megszokod. Az igazgató téged választott, pont téged. Hidd el, nem véletlenül.</text:p>
      <text:p text:style-name="P36"/>
      <text:p text:style-name="P36"><text:soft-page-break/><text:tab/>Az igazgató belátja majd, hogy rosszul döntött – gondolta Mózes.</text:p>
      <text:p text:style-name="P36"/>
      <text:p text:style-name="P36">– Ezek gyerekek rémesek lenni – mondta Mayer.</text:p>
      <text:p text:style-name="P36">– Majd megszokod – mondta az öreg. – Gyere velem igyunk meg egy pohár sört, hogy megnyugodjunk, és akkor adok néhány tanácsot.</text:p>
      <text:p text:style-name="P36"/>
      <text:p text:style-name="P36"><text:s/><text:tab/>Megérkeztek a vendéglőben. Bár az öreg sörre hívta meg, Mayernek mégis egy töményet rendelt, magának pedig <text:span text:style-name="T67">csak</text:span> almalevet. </text:p>
      <text:p text:style-name="P36"/>
      <text:p text:style-name="P36">– Igyál fiam – mondta az öreg. – Gondolom, nagyon megijedtél.</text:p>
      <text:p text:style-name="P36">– Az a fiú ijesztet nagyon – mondta Mayer.</text:p>
      <text:p text:style-name="P36">– Koppány jó gyerek – mondta az öreg halkan. – De eltudom képzelni mit tett. Én is megijedtem, mikor megláttam, hogy mit tud.</text:p>
      <text:p text:style-name="P36">– Megölni ő engem – mondta Mayer. – Utál engem.</text:p>
      <text:p text:style-name="P36">– Ne félj – mondta az öreg. – Koppány még nem bántott senkit, csak akkor ha erre kapott parancsot a Szervezettől.</text:p>
      <text:p text:style-name="P36">– Mi lenni Szervezet? – kérdezte Mayer. – Te beszélni Szervezett, ijesztő fiú beszélni Szervezet, de nekem fogalom sincs mi lenni eztet.</text:p>
      <text:p text:style-name="P36">– <text:span text:style-name="T23">A Szervezet a Föld végső fegyvere – mondta Mayer halkan. – Ígérd meg, hogy amit most hallasz, és amit az osztályban láttál soha nem mondod el senkinek, mert ha megteszed, akkor sajnos meg kell halnod.</text:span></text:p>
      <text:p text:style-name="P36">– <text:span text:style-name="T23">Megígérem – mondta Mayer ijedten.</text:span></text:p>
      <text:p text:style-name="P36">– <text:span text:style-name="T23">A Szervezetet a Föld legfejlettebb államainak legfelsőbb szervei hozták létre. A célja olyan ügyek megoldása, amire egyedül egyikük sem volt képes. <text:s/>Megalakulása óta rengetek problémát megoldottak: csillagutazás, szexuális génmanipuláció, őslénykutatás, ellenséges űrlények legyőzése.</text:span></text:p>
      <text:p text:style-name="P36">– <text:span text:style-name="T23">De ez ország nem legfejlettebb – mondta Mayer. – Miért lenni Szervezetben magyarok gyerekek?</text:span></text:p>
      <text:p text:style-name="P36">– <text:span text:style-name="T23">A Szervezetről csak a Föld legfejlettebb államainak, legfelsőbb szervei tudnak, de tagjai között mindegyik nemzetiség megtalálható a Földön. Az iskola igazgatója is a Szervezet tagja, ahogy én is, és mostantól már te is.</text:span></text:p>
      <text:p text:style-name="P36">– <text:span text:style-name="T23">Én nem akarni titkos Szervezet tag lenne – mondta Mayer. – Miért nem kérdezni meg engem, akarni én Szervezet, miért bedobni engem Szervezet, és mondani Good Bye.</text:span></text:p>
      <text:p text:style-name="P36">– <text:span text:style-name="T23">A Szervezet így toboroz tagokat – mondta az öreg. – Megkeresi azokat akikre szüksége van, és a megkérdezésük nélkül bevonják őket a Szervezet munkájába. Velem is így történt, ahogy azokkal a gyerekekkel is. Az a fiú, Koppány már öt éves kora óta a Szervezetnek dolgozik.</text:span></text:p>
      <text:p text:style-name="P36"><text:soft-page-break/>– <text:span text:style-name="T23">Nem lehet elutasitni? – kérdezte Mayer.</text:span></text:p>
      <text:p text:style-name="P36">– <text:span text:style-name="T23">El lehet, de nem ajánlatos – mondta az öreg. – A Szervezet vezetősége nem szereti, ha Szervezeten kívüliek tudnak róla, és több módját is ismerik annak, hogy elhallgattassák azokat.</text:span></text:p>
      <text:p text:style-name="P36">– <text:span text:style-name="T24">Miért én kellenni Szervezet? – kérdezte Mayer panaszos hangon. – Miért nem választani Mózes tanár úr?</text:span></text:p>
      <text:p text:style-name="P36">– <text:span text:style-name="T24">Az állást te is megpályáztad, ahogy Mózes tanár úr is – mondta az öreg. – Mindketten úgy tudtátok, hogy egy elit osztály tanárjának az állását pályáztátok meg. Mózes sokkal tapasztaltabb volt mint te, ahogy a többi jelentkező is. Hogy a Szervezet vezetősége miért éppen téged választott, nem tudom.</text:span></text:p>
      <text:p text:style-name="P36">– <text:span text:style-name="T24">Nem igazgató váasztani? – kérdezte Mayer.</text:span></text:p>
      <text:p text:style-name="P36">– <text:span text:style-name="T24">Nem – mondta az öreg. – Az igazgató is csak kiszolgálja a Szervezet igényeit. A Szervezet vezető tanácsa választott téged.</text:span></text:p>
      <text:p text:style-name="P36">– <text:span text:style-name="T24">Miért pont engem? – kérdezte Mayer. – Én nem lenni zseni, én nem lenni senki.</text:span></text:p>
      <text:p text:style-name="P37">– <text:span text:style-name="T24">Ezeket a kérdéseket én is feltettem magamban – mondta az öreg. – Tíz éve tanítok az E-osztályban, tíz éve gondolkozok azon, hogy miért pont engem választottak, de emiatt sosem panaszkodtam. Hogy miért nem panaszkodtam? Tíz évvel ezelőtt találkoztam először Koppánnyal és Emesével. A fiú hat éves volt, a kislány legfeljebb öt, de mégsem panaszkodott egyikük sem, pedig talán meg sem értették, hogy miért nem lakhatnak tovább az anyjukkal, apjukkal, miért kell elváljanak tőlük. Én és te elhagyhatjuk az iskola épületét, ők csak a Szervezet engedélyével léphetnek ki a kapun, és csak hébe-hóba fogadhatnak látogatókat..</text:span></text:p>
      <text:p text:style-name="P37">– <text:span text:style-name="T24">És többi gyerek, más osztály nem tudni róluk? – kérdezte Mayer.</text:span></text:p>
      <text:p text:style-name="P37">– <text:span text:style-name="T24">Dehogy nem – mondta az öreg. – Hiszen ők is látják, ahogy végig sétálnak minden reggel a folyosókon, kinyitják a titkos ajtót, és eltűnnek a titkos terembe, de hogy miért, nem tudják. Azt hiszik, hogy szuper gazdag diákok, akik elitosztályba járnak.</text:span></text:p>
      <text:p text:style-name="P37">– <text:span text:style-name="T24">És mi lenni én dolgom E-osztály benne? – kérdezte Mayer.</text:span></text:p>
      <text:p text:style-name="P37">– <text:span text:style-name="T24">Semmi – mondta az öreg. – A te dolgod csak az, hogy bent legyél az osztályban velük, és néha beszélgess velük. Ezek a gyerekek lelki-betegek. Se szülőjük, se barátaik, se rokonaik a normális emberek között. Ha van is, olyan mint ha nem is lenne. Kell valaki akire támaszkodhatnak, akinek kiönthetik bánatukat, aki törődik velük. <text:s/>Ez az ember lennél te.</text:span></text:p>
      <text:p text:style-name="P53">– A Szervezetben csak ilyen <text:span text:style-name="T37">probléma </text:span>zsenik lenni? – kérdezte Mayer. – Nem tud vigyázni rájuk más zseni?</text:p>
      <text:p text:style-name="P37">– <text:span text:style-name="T24">A Szervezetben természetesen nem mindenki problémás, de azoknak jobb dolguk is van annál, hogy elesett társaikat támogassák.</text:span></text:p>
      <text:p text:style-name="P37">– <text:s/><text:span text:style-name="T25">A nem problémás gyerek is jár iskola? – kérdezte Mayer.</text:span></text:p>
      <text:p text:style-name="P38">– <text:span text:style-name="T25">Nem – mondta az öreg. – Akiknek nincs problémájuk, azok nyugodtan élhetnek otthon a szüleik mellett, amennyiben teljesítik a Szervezet követeléseit. <text:s/>A Szervezet csak a problémás gyerekeknek tartanak fent osztályokat, összesen hármat. Jelenleg létezik a X. E – Magyarországon, a III. E -- </text:span><text:soft-page-break/><text:span text:style-name="T25">Németországban, a III-II-es alsó-közép – Japánban.</text:span></text:p>
      <text:p text:style-name="P38">– <text:span text:style-name="T25">Hová kerülni gyerekek, kik nem X., nem III. és nem VIII. ? – kérdezte Mayer.</text:span></text:p>
      <text:p text:style-name="P38">– <text:span text:style-name="T25">A hozzájuk legközelebb eső osztályba – mondta az öreg. – Legfeljebb azt mondjuk, hogy ugrottak pár évet vagy buktak – tette hozzá mosolyogva.</text:span></text:p>
      <text:p text:style-name="P38">– <text:span text:style-name="T25">Én nem tudni ezt csinálni! – kiáltotta Mayer.</text:span></text:p>
      <text:p text:style-name="P38">– <text:span text:style-name="T25">Ne félj, menni fog – mondta az öreg. – Nekem is sikerült, pedig én öreg voltam és gyenge, mikor elkezdtem az E-osztály tanítását. Te fiatal vagy és erős.</text:span></text:p>
      <text:p text:style-name="P38">– <text:span text:style-name="T25">Veled mi lenni után? – kérdezte Mayer.</text:span></text:p>
      <text:p text:style-name="P38">– <text:span text:style-name="T25">Én megleszek – mondta az öreg mosolyogva. – A Szervezet jól füzet a tagjainak (a tanulóknak és a tanároknak is), és jó nyugdíjat is biztosít számukra. Valamit jegyezz meg jól – tette hozzá komolyan – ne gondold, hogy ha titokban megsúgod egy kívülállónak a Szervezet titkait, a Szervezet nem szerez róla tudomást. A Szervezet mostantól mindenhol figyel téged. Soha nem lehetsz teljesen egyedül. Amennyiben kifecseged a titkot egy kívülállónak, véged neked is, és annak is, akinek elmondtad.</text:span></text:p>
      <text:p text:style-name="P38">– De te is elmondani nekem most mindent – mondta Mayer ijedten.</text:p>
      <text:p text:style-name="P38">– Te a Szervezet tagja lettél, mikor a Szervezet elfogadta a jelentkezésedet.</text:p>
      <text:p text:style-name="P38">– <text:s/>Mi van, ha valaki meghallotta itten benne kocsma, hogy miről beszélni te nekem? – kérdezte Mayer.</text:p>
      <text:p text:style-name="P38">– Ne félj semmitől – mondta az öreg mosolyogva. – A Szervezet már előkészítette nekünk ezt a helyet mielőtt beléptünk volna. Ha az asztalunknál ült volna valaki, az sem hallott volna semmit a beszélgetésünkből. <text:s/>Koppány átvette az irányítást az összes bennlévő elméjén, hogy senki se hallhassa meg, hogy mit beszélünk.</text:p>
      <text:p text:style-name="P38">– Ilyen messziről? – kiáltotta Mayer, aztán a szájára csapot.</text:p>
      <text:p text:style-name="P38">– Ne félj, nem hallja senki – mondta az öreg mosolyogva. – <text:s/>Koppány képes bárkinek uralni az elméjét, ha közelebb van hozzá 5000 km-nél. <text:s/>Azt gondolom nem kell elmondanom, hogy az elme „fejti” meg az érzékszerveink által észlelt jeleket. Ő csak annyit mond a mellettünk ülő emberek elméjének, hogy ne fejtsék meg azt, amit a füleikkel hallanak.</text:p>
      <text:p text:style-name="P38">– És ha lenne lehallgató készülik? – kérdezte Mayer.</text:p>
      <text:p text:style-name="P38">– Azokról is gondoskodna valaki – mondta az öreg mosolyogva. – Lehet, hogy az osztályból, lehet, hogy nem.</text:p>
      <text:p text:style-name="P38">– <text:s/>Ha valaki ölni akar engem osztály, mit tegyni én? – kérdezte Mayer.</text:p>
      <text:p text:style-name="P38">– <text:s/>Ne félj – mondta az öreg. – Az egész iskola a Szervezet kontrollja alatt van. A Szervezet egyik diákjának sem engednék meg, hogy megöljenek, tönkretegyenek, manipuláljanak bárkit.</text:p>
      <text:p text:style-name="P38">– Az a fiú a kezemet a nyakamhoz emelte – mondta Mayer. – Nem állítani meg öt senki.</text:p>
      <text:p text:style-name="P38">– Az a fiú engedélyt kapott, hogy megmutassa a képességeit, hogy higgy neki – mondta az öreg. – Gondolom, addig egyáltalán nem hittél neki, mikor zsenikről meg problémákról hadovált. </text:p>
      <text:p text:style-name="P38"><text:soft-page-break/>– Lehet – mondta Mayer.</text:p>
      <text:p text:style-name="P38">– Egyébként az iskola legfőbb védelmezője pont az a fiú – mondta az öreg. – Persze mások is vannak rajta kívül.</text:p>
      <text:p text:style-name="P38">– Az a ijesztő fiú? – kérdezte Mayer.</text:p>
      <text:p text:style-name="P38">– Ne félj, őt is ellenőrzik – mondta az öreg mosolyogv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h text:style-name="Heading_20_1" text:outline-level="1"><text:s text:c="12"/><text:span text:style-name="T26">Eg</text:span>y eszperente lány</text:h>
      <text:p text:style-name="Text_20_body"/>
      <text:p text:style-name="Text_20_body"/>
      <text:p text:style-name="P39"><text:tab/>Az óra elkezdődött. Mayer a tanári asztalnál ült, és a diákjait nézte. <text:s/>Tegnap óta jól tudja, hogy <text:span text:style-name="T38">jelenleg veszélyes vizeken evez</text:span>. Soha se szabadul a Szervezettől. Gyűlölte a Szervezetet, ami megkérdezése nélkül alkalmazta, és gyűlölte az itteni gyerekeket, mert félt tőlük, különösen Koppánytól.</text:p>
      <text:p text:style-name="P39"><text:tab/>Ránézett Emesére. Koppány szerint ezzel a lánnyal minden rendben, de ebben már nem tud hinni. Jól tudja, hogy ebben az osztályban csak problémás diákok járnak. Először mikor meglátta, azt hitte, hogy csak az illedelmes beszéddel van baja, de most már sejtette, hogy emiatt nem került volna e díszes társaság közé.</text:p>
      <text:p text:style-name="P39"/>
      <text:p text:style-name="P39"><text:tab/>Koppány egy regényt olvasott. Néha-néha lopva Emesére nézett. Mióta is szereti? Mióta is ismeri. Alig töltötte be a hatodik évét mikor megismerte. Azóta is rajong érte. Állandóan mellette van, így állandóan hallja a gondolatait. Ő szereti a lány gondolatait. Ez a lány tiszta, és soha nincs semmi hátsószándéka, amit ne mondana ki.</text:p>
      <text:p text:style-name="P39"/>
      <text:p text:style-name="P39"><text:s/><text:tab/>Visszaemlékezett arra, hogy hogy ismerte meg. Már öt éves kora óta a Szervezetnek dolgozik. El se tudta képzelni az életet a Szervezeten kívül, így nem is vágyott rá. Hat éves korában a Szervezet beutalta az I. E-osztályba, hogy miért? Koppány még mindig nem tudja, csak sejtései vannak. Azt azonban jól tudja, hogy milyen osztály az E-osztály. Ebben az osztályban csak problémás gyerekeket vesznek fel a Szervezetből. </text:p>
      <text:p text:style-name="P39"><text:tab/>Visszaemlékezett, hogy egy öreg úr hozta őt az iskolába, akit azóta sem látott. Ki volt az neki? Talán az apja? Nagyapja? Nem tudja. <text:s/>Rokonok sosem látogatták. Lehet, hogy nincsenek is élő rokonai. Mikor felérkeztek a bentlakási szobájához, az öreg elköszönt és magára hagyta. Soha nem látta többé.</text:p>
      <text:p text:style-name="P39"><text:tab/>Akkoriban látta meg először Emesét. Két héttel Koppány érkezése után érkezett a <text:soft-page-break/>bentlakásba. Édesanyja kísérte el. Ennek nagyon őrült, mert tudta, hogy végre kap egy osztálytársat. Jól tudta, hogy a bentlakás az E-osztály tanulóinak van fenntartva. Emlékszik, hogy Emese <text:s/>akkor egy mesés könyvet olvasott, míg édesanyja otthonosabbá tette a szobáját.</text:p>
      <text:p text:style-name="P39">– Jó reggelt kívánok – mondta Koppány, belépve a kislány szobájába.</text:p>
      <text:p text:style-name="P39">– Szia kisfiú – mondta Emese édesanyja. – Te az E-osztályba jársz?</text:p>
      <text:p text:style-name="P39">– Igen néni – mondta Koppány illedelmesen. – A nevem Koppány.</text:p>
      <text:p text:style-name="P39">– Milyen gyerekek vannak az E-osztályban? – kérdezte.</text:p>
      <text:p text:style-name="P39">– Egy héttel ezelőtt kezdődött az iskola – mondta Koppány elgondolkozva. – De még nem láttam egy osztálytársamat sem. <text:s/>A tanár úr azt mondta, hogy az osztályba senki se jár rajtam kívül.</text:p>
      <text:p text:style-name="P39"><text:tab/>Az anyuka kezébe megállt a munka. Egy a kisfiú egyedül, barátok nélkül él már egy hete? Ilyen sors vár egyetlen kislányára is? A Szervezet kérését teljesíteni kellett. Megszökni előle nem lehet, a családja életét veszélyeztetné, ha megpróbálná.</text:p>
      <text:p text:style-name="P39">– Emese az osztálytársad lesz – mondta az anyuka könnyes szemmel. – Vigyázz rá nagyon, jó?</text:p>
      <text:p text:style-name="P39">– Ő? – kérdezte Koppány és a kislányra mutatott.</text:p>
      <text:p text:style-name="P39">– Igen – mondta az anyuka. – Mutatkozz be neki.</text:p>
      <text:p text:style-name="P39"/>
      <text:p text:style-name="P39"><text:tab/>Koppány odasétált a kislányhoz. Akkor hallotta meg először a kislány gondolatait, melyeket nagyon szépnek <text:s/>talált. Még soha nem találkozott olyan személlyel, akibe ne lett volna semmi rosszindulat, gonoszság vagy ilyesmi.</text:p>
      <text:p text:style-name="P39">– Szia – mondta Koppány. – A nevem Koppány, te vagy Emese?</text:p>
      <text:p text:style-name="P39">– Nevem Kelemen Emese-Szederke. Neked Emese leszek – mondta a kislány felnézve a könyvből.</text:p>
      <text:p text:style-name="P39"><text:tab/>Koppánynak már akkor megtetszett a kislány hangja és stílusa, bár még nem tudta, hogy miért beszél ilyen furcsán. </text:p>
      <text:p text:style-name="P40">– <text:span text:style-name="T27">Osztálytársak leszünk, legyünk barátok jó? – kérdezte Koppány.</text:span></text:p>
      <text:p text:style-name="P40">– <text:span text:style-name="T27">Nem kedvellek – mondta Emese, de Koppány a gondolataiban csak érdeklődést látott, ami felé irányult.</text:span></text:p>
      <text:p text:style-name="P40">– <text:span text:style-name="T27">Miért? – kérdezte Koppány. – Még nem is ismersz?</text:span></text:p>
      <text:p text:style-name="P40">– <text:s/><text:span text:style-name="T27">Nem kedvelek te gyerek, mert neved nem eszperente – mondta a kislány.</text:span></text:p>
      <text:p text:style-name="P40">– <text:span text:style-name="T27">Ez mit jelent? – kérdezte Koppány, és zavartan olvasott a kislány gondolataiban. Nem kellett sokat keresgélnie. Az eszperente egy olyan szójáték, amiben csak e-magánhangzók vannak. </text:span></text:p>
      <text:p text:style-name="P40">– <text:span text:style-name="T27">Nevedben nem lelek egyetlen E-jelet sem – mondta Emese.</text:span></text:p>
      <text:p text:style-name="P40">– <text:span text:style-name="T27">Ez baj? – kérdezte Koppány.</text:span></text:p>
      <text:p text:style-name="P40">– <text:span text:style-name="T27">Nekem nem, de kedvenc emberem neve, e-jelekkel tele – felelte Emese.</text:span></text:p>
      <text:p text:style-name="P41"><text:tab/>Koppány a gondolataiban látta, hogy édesapjára gondolt, ki két évvel ezelőtt halt meg egy <text:soft-page-break/>repülőbalesetben. A lány apját Etelének hívták. </text:p>
      <text:p text:style-name="P41">– Édesapád Etele? – kérdezte Koppány. Meg sem fordult a fejébe, hogy ezt senkitől sem hallotta.</text:p>
      <text:p text:style-name="P41"><text:tab/>Meg is lett az eredménye. Emese csodálkozva bámult rá, édesanyja pedig rémülten nézett a rá. Honnan tud<text:span text:style-name="T38">hatj</text:span>a ez a fiú, hogy hívták a férjét, <text:span text:style-name="T38">lehet, hogy a Szervezet kémje ez a gyerek már ilyen fiatalon?</text:span> </text:p>
      <text:p text:style-name="P41">– <text:s/>Igen – mondta Emese édesanyja. – De honnan tudod, hogy így hívják?</text:p>
      <text:p text:style-name="P41">– Egy megérzés – mondta Koppány. Jól tudta, hogy a Szervezet titkairól nem tudhat senki. Még a szülők is csak annyit tudhatnak róla, hogy a gyerekük náluk dolgozik.</text:p>
      <text:p text:style-name="P83">– <text:s/>Az édesapja egy repülőbalesetbe halt meg néhány hónapja – mondta az édesanya szomorúan. – Mikor még élt gyakran azzal szórakoztatta a családot, hogy <text:span text:style-name="T68">gyakran beszélt</text:span> nyelven eszperente.</text:p>
      <text:p text:style-name="P41">– És te az édesapád iránti tiszteletből úgy döntöttél, hogy ezután csak eszperente fogsz beszélni? – hallott Emese egy kedves hangot a fejében. Nem ijedt meg. Ránézett a fiúra, és szemeiben együttérzést látott. Csak azt nem értette, hogy hallja a fiú hangját a fejében, mikor annak még a szája sem mozdult. Vajon hogy hallotta az előbb a fiú hangját? Ránézett édesanyjára. Nem látszott, hogy hallott volna bármit is.</text:p>
      <text:p text:style-name="P41"><text:tab/>Egy táblácskát vett elő a táskájából, és egy kis fehér krétát. Ráírt valamit, és megmutatta Koppánynak. „Hogy beszéltél az előbb velem?” – kérdezte. <text:s/>Koppány a kislány gondolataiból már tudta, hogy ha túl hosszadalmas lenne valamit eszperente elmondani, vagy nem talál megfelelő eszperente kifejezést valamire, akkor egy táblára írja.</text:p>
      <text:p text:style-name="P41">– Olvasni tudok az emberek <text:span text:style-name="T69">elméjében</text:span> – mondta a hang. – És beszélni is tudok a fejükbe. Ijesztő, nem? <text:span text:style-name="T28">Szándékosan csak akkor szoktam csinálni, ha bemutatkozok vagy ha muszáj, sajnos ha két méteren belül van valaki, nem tudom kizárni a gondolatait a fejemből. <text:s/>Ha nem akarod, hogy olvassak a gondolataid között, soha ne gyere két méternél közelebb hozzám.</text:span></text:p>
      <text:p text:style-name="P41">– <text:span text:style-name="T28">Nem bánom – gondolta a kislány, és egy lépéssel közelebb lépet a fiúhoz. – Legalább veled nem kell használnom a táblát.</text:span></text:p>
      <text:p text:style-name="P42"><text:tab/>Koppányt hatalmas boldogság öntötte el. Most volt először, hogy egy ember nem próbált távolodni tőle, ha megtudta, hogy két méteren belül <text:span text:style-name="T70">nem tudja nem kihallgatni az emberek legféltettebb gondolatait.</text:span></text:p>
      <text:p text:style-name="P42"><text:tab/>Azóta eltelt majdnem kilenc év, de az emberek száma akik a közelébe mernek jönni, ha megismerik a képességét, legfeljebb három. De ebből a három emberből Emese az egyetlen, aki soha sem tartotta tőle a távolságot. A másik kettő néha-néha még most is igyekszik távolabb lenni tőle két méternél. Természetesen ezt a két embert is kedveli. Ez a két ember <text:span text:style-name="T71">közül az egyik</text:span> az előző tanárja, <text:s/><text:span text:style-name="T71">a másik</text:span> a legjobbik barátja és Szervezet<text:span text:style-name="T38">beli</text:span> partnere, kivel már hosszú évek óta <text:span text:style-name="T38">együtt </text:span>dolgozik <text:s/>a Szervezetnél – GPS. </text:p>
      <text:p text:style-name="P42"><text:tab/>Koppány elmosolyodott magában. A kapcsolata GPS-el egyáltalán nem volt felhőtlen, de mostanra már annyira közel kerültek egymáshoz, hogy <text:span text:style-name="T72">bármikor egymásra bíznák életüket. </text:span></text:p>
      <text:p text:style-name="P42"/>
      <text:p text:style-name="P42"/>
      <text:p text:style-name="P42"><text:soft-page-break/><text:tab/>Itt visszatért a jelenben, mert meghallotta Emese gondolatait, amiben őt szólította. Összeszedte magát, és teljes elméjével a lányra koncentrált. Tudta, hogy a lány a válaszokat is a gondolataiban várja, és ez nem olyan automatikus mint a gondolatolvasás két méteren belül. </text:p>
      <text:p text:style-name="P42">– Az új tanár fél tőlünk, nem gondolod? – gondolta a lány.</text:p>
      <text:p text:style-name="P42">– Már volt időnk hozzászokni – válaszolt Koppány a lány gondolataiban.</text:p>
      <text:p text:style-name="P42">– Ez a tanár nem szeret minket – gondolta Emese.</text:p>
      <text:p text:style-name="P42">– Adj neki egy kis időt – válaszolt <text:s/>Koppány.</text:p>
      <text:p text:style-name="P43">– <text:span text:style-name="T29">És ha semmi se változik? – gondolta Emese.</text:span></text:p>
      <text:p text:style-name="P43">– <text:span text:style-name="T29">Lesz ami lesz – válaszolta Koppány. – Mást úgy sem tehetünk, nem?</text:span></text:p>
      <text:p text:style-name="P43">– <text:span text:style-name="T29">De – gondolta Emese és rámosolygott Koppányra.</text:span></text:p>
      <text:p text:style-name="P43"><text:tab/><text:span text:style-name="T29">Milyen aranyos, tökéletes ez a lány – gondolta Koppány. – Ő még soha nem félt attól, hogy megismerem a gondolatait. Nincs is mit titkoljon, a gondolatai szépek és nemesek. Soha nem láttam bennük ármányt, rossz indulatot, félelmet de gyűlöletet sem. Mintha nem is ember lenne, hanem valami túlvilági lény, amit imádni kell a tökéletessége miatt. Vajon miért került ebbe az őrült osztályba? Ő soha nem ölt meg senkit, soha nem bántott senkit, soha nem sértet meg senkit (legfeljebb az eszperente miatt, de nem szándékosan). Talán azért került ide, hogy tökéletességével felhívja a figyelmemet a hibáimra. </text:span></text:p>
      <text:p text:style-name="P43"/>
      <text:p text:style-name="P43"><text:tab/><text:span text:style-name="T29">Kicsengettek, az utolsó óra elmúlt. <text:s/>A diákok összeszedték dolgaikat, <text:s/>és felálltak. A tanár is felállt.</text:span></text:p>
      <text:p text:style-name="P43">– <text:span text:style-name="T29">Tovább szép naopot nekitek gyeriktek – mondta a tanár, és kiment az osztályból.</text:span></text:p>
      <text:p text:style-name="P43">– <text:span text:style-name="T29">Ez elment – mondta Emese.</text:span></text:p>
      <text:p text:style-name="P43">– <text:span text:style-name="T29">El – mondta Koppány. – Ma jön hozzád anyukád, nem?</text:span></text:p>
      <text:p text:style-name="P43">– <text:span text:style-name="T29">Nem – felelte Emese. – Felkeresett egy szerkezeten, mellyel emberekkel fecseghetsz, melyek nem lehetnek melletted.</text:span></text:p>
      <text:p text:style-name="P43">– <text:span text:style-name="T29">Felhívott anyukád telefonon, és azt mondta, hogy nem tud jönni, mert beteg, ugye? – kérdezte Koppány.</text:span></text:p>
      <text:p text:style-name="P43">– <text:span text:style-name="T29">Persze – felelte Emese.</text:span></text:p>
      <text:p text:style-name="P43">– <text:span text:style-name="T29">Van valami dolgod iskola után? – kérdezte Koppány.</text:span></text:p>
      <text:p text:style-name="P43">– <text:span text:style-name="T29">Nem – felelte Emese.</text:span></text:p>
      <text:p text:style-name="P43">– <text:span text:style-name="T29">Nekem se – mondta Koppány. – Átmehetnék hozzád videojátékozni?</text:span></text:p>
      <text:p text:style-name="P43">– <text:s/><text:span text:style-name="T29">Persze – mondta Emese. – Gyere egy meg egyre.</text:span></text:p>
      <text:p text:style-name="P43">– <text:span text:style-name="T29">Szóval kettőre – jegyezte meg Koppány. – Rendben.</text:span></text:p>
      <text:p text:style-name="P43">– <text:span text:style-name="T29">Várlak – gondolta Emese. – Nem régen fejeztem be egy tervezett csillaghajó szimulációs </text:span><text:soft-page-break/><text:span text:style-name="T29">programját. Az ETELE egy kicsit nehezen navigálható. Szeretném, ha elmondanád a véleményedet az újról.</text:span></text:p>
      <text:p text:style-name="P43">– <text:span text:style-name="T29">Jól van – felelte a hang Emese fejébe.</text:span></text:p>
      <text:p text:style-name="P43"/>
      <text:p text:style-name="P43"/>
      <text:p text:style-name="P43"/>
      <text:p text:style-name="P43"/>
      <text:h text:style-name="P91" text:outline-level="1"><text:s text:c="22"/>GPS</text:h>
      <text:p text:style-name="P48"/>
      <text:p text:style-name="P48"/>
      <text:p text:style-name="P48">– <text:span text:style-name="T30">Mond el a véleményedet – gondolta Emese. – Jobb mint az ETELE jelenlegi programja?</text:span></text:p>
      <text:p text:style-name="P48">– <text:span text:style-name="T30">Sokkal jobb – mondta Koppány. – A sebesség sem csökkent, és a navigálás is sokat javult. Alig várom, hogy a valóságban is megvalósuljon. <text:s/></text:span></text:p>
      <text:p text:style-name="P43">– <text:span text:style-name="T30">Meglesz – mondta Emese. </text:span></text:p>
      <text:p text:style-name="P43">– <text:span text:style-name="T30">Rendben – felelte mosolyogva Koppány.</text:span></text:p>
      <text:p text:style-name="P43"/>
      <text:p text:style-name="P43"><text:tab/><text:span text:style-name="T30">Kopogás hallatszott az ajtón, és belépet egy lány. <text:s/>Többnek 13-14 évesnél nem látszott. Sűrű barna haja a válláig ért, <text:s/>gyönyörű szemei ragyogtak. </text:span></text:p>
      <text:p text:style-name="P43">– <text:span text:style-name="T30">Szia Emese – mondta a belépő lány, és mikor meglátta Koppányt Emese mellett hirtelen hátrább lépet vagy két lépést, de aztán összeszedte magát, és beljebb jött. – Szia Koppány.</text:span></text:p>
      <text:p text:style-name="P43">– <text:span text:style-name="T30">Szia – mondta Koppány. – Valami baj van?</text:span></text:p>
      <text:p text:style-name="P43">– <text:span text:style-name="T30">Miért? – kérdezte a lány villámló szemekkel. – Csak akkor jöhetek át egy barátomhoz, ha valami baj van?</text:span></text:p>
      <text:p text:style-name="P43">– <text:span text:style-name="T73">Nem erre gondoltam – <text:s/>csitítgatta Koppány, és témát váltott. – Egyre jobban beszéled a magyar nyelvet.</text:span></text:p>
      <text:p text:style-name="P43">– <text:span text:style-name="T30">Látod? – kérdezte boldogan a lány. – Pedig csak hét éve élek az iskolába.</text:span></text:p>
      <text:p text:style-name="P43"/>
      <text:p text:style-name="P44"><text:tab/></text:p>
      <text:p text:style-name="P54"><text:tab/>Ez <text:s/>a lányt a lányt GPS-ként emlegetik osztálytársai és más Szervezeti tagok. Ő Koppány partnere a Szervezeti ügyekben már hét éve. <text:s/>Két évvel később csatlakozott az E-osztályhoz mint Koppány vagy Emese, harmadik diákként. </text:p>
      <text:p text:style-name="P43"><text:tab/><text:span text:style-name="T30">Hét évvel ezelőtt egy téli reggelen Koppány szobájának ajtaján bekopogott az öreg tanár, és belépet. <text:s/>Maga után húzott egy félénk kisfiút. <text:s/>Vagyis akkor még fiúnak hitte őt, mivel haja fiúsan </text:span><text:soft-page-break/><text:span text:style-name="T30">rövidre volt vágva, és még nem volt két méteren belül hozzá, így nem tudott olvasni gondolataiban vagy emlékeiben.</text:span></text:p>
      <text:p text:style-name="P43">– <text:span text:style-name="T31">Szia Koppány – mondta a tanár, és közelebb próbálta húzni magához az őt kísérő gyereket, de az keményen ellenkezett. Koppány kitalálta, hogy miért. Valószínűleg hallott már róla, és nem szeretné, ha olvasna a gondolataiban.</text:span></text:p>
      <text:p text:style-name="P43">– <text:span text:style-name="T31">Jó reggelt kívánok tanár úr – felelte Koppány illedelmesen, és talpra ugrott.</text:span></text:p>
      <text:p text:style-name="P43">– <text:span text:style-name="T31">Hagyd már ezt a katonás beszédet – mondta a tanár mosolyogva. – Itt nem a felettesed vagyok, hanem csak a tanárod.</text:span></text:p>
      <text:p text:style-name="P43">– <text:span text:style-name="T31">Értettem tanár úr – mondta Koppány.</text:span></text:p>
      <text:p text:style-name="P43">– <text:span text:style-name="T31">Ő GPS – mondta az öreg egy sóhajtás után. – Holnaptól kezdve ő is osztályunk tagja lesz. A Szervezet őt jelölte ki a partnerednek. Légy rendes hozzá. </text:span></text:p>
      <text:p text:style-name="P43">– <text:span text:style-name="T31">Értettem tanár úr – mondta Koppány. – De miért kapok új partnert? <text:s/>Kazamival mi történt?</text:span></text:p>
      <text:p text:style-name="P43">– <text:s/><text:span text:style-name="T31">Meghalt – mondta az öreg halkan. – Beszélt a Szervezet munkájáról a feleségének. Gondolom a többit már tudod?</text:span></text:p>
      <text:p text:style-name="P43">– <text:span text:style-name="T31">Igen tanár úr – mondta Koppány, és GPS-hez fordult. – Hallottál már arról, hogy mire vagyok képes?</text:span></text:p>
      <text:p text:style-name="P43">– <text:span text:style-name="T31">Igen – mondta GPS halkan.</text:span></text:p>
      <text:p text:style-name="P43">– <text:span text:style-name="T31">Ha partnerek leszünk, nekem is tudnom kell, hogy mire vagy képes – mondta Koppány. </text:span></text:p>
      <text:p text:style-name="P43">– <text:span text:style-name="T31">Ő egy detektív zseni – mondta az öreg. – Sokat segíthet majd a munkádba.</text:span></text:p>
      <text:p text:style-name="P43">– <text:span text:style-name="T31">Alig várom, hogy már együtt dolgozhassunk – mondta Koppány.</text:span></text:p>
      <text:p text:style-name="P43"/>
      <text:p text:style-name="P43"><text:tab/><text:span text:style-name="T31">Nem kellett sokat várjon. Néhány hónappal később egy olyan ügyben keveredett, amit magában nem volt képes megoldani. </text:span></text:p>
      <text:p text:style-name="P45"><text:tab/><text:span text:style-name="T31">Egyik este az USA területén valaki megölt 50 000 nőt. Arra az USA illetékesei is rájöttek, hogy a nőkkel nem egy vírus végzett, mert a testeken vágás nyomokat találtak. Abban is biztosak voltak, hogy a nőkkel egy ember vagy egy bűnszervezet végzett, mivel a vágás nyomok mindannyiuknál éppen ott voltak: a nyakon, a melleken, a kezeken, és a hátukon egy CK alakú vágás. <text:s/></text:span></text:p>
      <text:p text:style-name="P45"/>
      <text:p text:style-name="P55"><text:tab/>Az USA talán nem bízta volna a nyomozást a Szervezetre, amikor találtak egy holttestet, ami éppen úgy volt megvagdosva mint az előző 50 000 nő, de ennél a nőnél <text:s/><text:span text:style-name="T74">hátán </text:span>CK vágás után két vérrel írt sor is állt:</text:p>
      <text:p text:style-name="P46"><text:tab/><text:tab/>„<text:span text:style-name="T32">Minden hónap első napján meghal 50 000 nő, ha </text:span></text:p>
      <text:p text:style-name="P46"><text:s text:c="25"/><text:span text:style-name="T32">az USA nem üzen háborút Kínának. </text:span>”</text:p>
      <text:p text:style-name="P43"/>
      <text:p text:style-name="P46"><text:soft-page-break/><text:tab/><text:span text:style-name="T32">Az USA-nak fogalma sincs, hogy kapja el az elkövetőket, és bár szégyenkezve, de a Szervezet segítségét kérték, a Szervezet pedig a Koppány-GPS párosra bízta az ügyet. Akkoriban Koppány nyolc éves volt, GPS pedig még hat sem. </text:span></text:p>
      <text:p text:style-name="P49"><text:tab/>A Szervezet engedélyével elhagyták az iskolát, és megérkeztek az USA-ba. GPS ekkor odaült egy számítógéphez, és gondolkozni kezdett. <text:s/>Néha-néha megnézett valamit a számítógépen. <text:s/></text:p>
      <text:p text:style-name="P46"/>
      <text:p text:style-name="P49"><text:tab/>Két héttel később fel is fedte a Szervezet előtt a gyilkos kilétét, és hollétét, és egy fényképet is mutatott róla. Hogy hogy derítette ki, és hogyan senki sem tudta, de a Szervezet bízott GPS <text:s/>csalhatatlan szaglásában. </text:p>
      <text:p text:style-name="P46"><text:tab/><text:span text:style-name="T32">Egy héttel később már azt is kiderítette, hogy a gyilkos Washington állam területén tartózkodik, és azt is, hogy utálja a kínaiakat, és azt szeretné, ha az USA elpusztítaná őket. </text:span></text:p>
      <text:p text:style-name="P46"><text:tab/><text:span text:style-name="T32">Néhány nappal később azt is kiderítette, hogy az 50 000 nőt egy természetfeletti képességgel ölte meg. Így nem lehetett katonákat küldeni búvóhelyére, mert ha észrevenné őket, akkor éppen úgy végezhetne velük. Az USA területén bárkit képes megölni azon a módon, ahogy az az 50 001 szerencsétlent.</text:span></text:p>
      <text:p text:style-name="P46"><text:tab/><text:span text:style-name="T32">De erre nem is volt szükség. Mikor Koppányhoz került a fénykép, és a hely, ahol feltehetően megtalálhatja a gyilkost, Washingtonba utazott GPS-el.</text:span></text:p>
      <text:p text:style-name="P46">– <text:span text:style-name="T32">Ezt most bízd rám – mondta GPS-nek, akiről még mindig úgy tudta, hogy fiú. Hiába, a lány nagyon tartotta tőle a távolságot.</text:span></text:p>
      <text:p text:style-name="P46">– <text:span text:style-name="T32">Mit akarsz tenni? – kérdezte GPS.</text:span></text:p>
      <text:p text:style-name="P46">– <text:span text:style-name="T32">Majd meglátod – mondta Koppány sejtelmesen.</text:span></text:p>
      <text:p text:style-name="P46"/>
      <text:p text:style-name="P46"><text:tab/><text:span text:style-name="T32">Meg is látta. Mikor Koppány megérkezett Washingtonba, koncentrálni kezdett a képre. Egy fél órán keresztül koncentrált. </text:span></text:p>
      <text:p text:style-name="P46">– <text:span text:style-name="T32">Megtaláltam – mondta. – Mi legyen vele?</text:span></text:p>
      <text:p text:style-name="P49"><text:tab/>GPS felhívta a Szervezetet, és jelentette neki, hogy Koppány megtalálta a gyilkost, és megkérdezte, hogy mi a következő feladat.</text:p>
      <text:p text:style-name="P49">– A Szervezet azt szeretné, ha a gyilkos taxit fogadna, és bejönne a Szervezet washingtoni állami központjába a 21-es terembe.</text:p>
      <text:p text:style-name="P49">– Rendben – mondta Koppány. – Értettem. A Szervezet majd eldönti, hogy mi legyen vele a továbbiakban.</text:p>
      <text:p text:style-name="P43"/>
      <text:p text:style-name="P43"><text:tab/><text:span text:style-name="T32">Egy órával később megszólalt GPS telefonja, a Szervezet hívta őket. GPS felvette a telefont, és néhány szót váltott a vonal másik végén álló személlyel, majd letette a telefont. </text:span></text:p>
      <text:p text:style-name="P43">– <text:span text:style-name="T32">A Szervezet kérdi, hogy mikor érkezik meg a gyilkos? <text:s/>– mondta GPS.</text:span></text:p>
      <text:p text:style-name="P43">– <text:span text:style-name="T32">Türelem – mondta Koppány mosolyogva. – Most viszem fel az emeletre. Most felemelem a kezét, </text:span><text:soft-page-break/><text:span text:style-name="T32">és bekopogok a kezével a 21-es terem ajtaján. <text:s/>Most viszem be az ajtón.</text:span></text:p>
      <text:p text:style-name="P43">– <text:span text:style-name="T32">Szia – mondta Koppány valami különös hangon. – Én vagyok az a gyilkos aki megölte azokat a nőket.</text:span></text:p>
      <text:p text:style-name="P43">– <text:span text:style-name="T32">Te? – kérdezte GPS.</text:span></text:p>
      <text:p text:style-name="P43">– <text:span text:style-name="T32">Bocs, csak elmondom neked is, hogy mit mondatok most a gyilkossal.</text:span></text:p>
      <text:p text:style-name="P52">Megszólalt a telefon. </text:p>
      <text:p text:style-name="P43">– <text:span text:style-name="T32">Azt üzenik a Szervezetből, hogy most már hagyd abban a bohóckodást, most már ők foglalkoznak vele. Mi meg térjünk vissza az iskolába.</text:span></text:p>
      <text:p text:style-name="P43">– <text:span text:style-name="T32">Jól van – mondta Koppány. – Jó fiúk módjára, jól teljesítettük a feladatot.</text:span></text:p>
      <text:p text:style-name="P49">GPS értetlenkedve nézett rá, majd elpirult. </text:p>
      <text:p text:style-name="P49">– Én nem vagyok fiú – mondta csalódott hangon. – Észre se vetted, hogy lány vagyok? Pedig már több hete partnerek vagyunk.</text:p>
      <text:p text:style-name="P49">Koppány megütődve nézett rá. Soha nem gondolta volna, hogy partnere egy lány lesz. GPS meg pont úgy néz ki mint egy kisfiú: haja rövid, fiú ruhákat hord, bátor meg minden.</text:p>
      <text:p text:style-name="P49">– Te tényleg lány vagy? – kérdezte meglepődve.</text:p>
      <text:p text:style-name="P49">– Igen – mondta GPS. – Észre se vetted? Mit gondolsz, hogy miért nem fürödtem veled soha sem?</text:p>
      <text:p text:style-name="P49">– Bocs – mondta Koppány. – Azt hittem, hogy azért, mert nem akarod, hogy halljam a gondolataidat. A fürdőkádba nem tarthatnád a két méter távolságot tőlem.</text:p>
      <text:p text:style-name="P49">– He? – kérdezte GPS, aztán elpirult. Tényleg nem szerette volna, ha Koppány meghallja a gondolatait. Úgy szerette a srácot mint a testvérét, de ezt a gondolat<text:span text:style-name="T33">át</text:span> nagyon szégyellte Koppánytól. M<text:span text:style-name="T33">ár akkor rokonszenvezett Koppánnyal, mikor meghallotta az öreg tanártól, hogy Koppánynak nincsenek szülei.</text:span></text:p>
      <text:p text:style-name="P49"><text:tab/><text:span text:style-name="T33">Szégyenlősen közelebb lépett a fiúhoz. Már csak négy méter választotta el tőle, már csak három, már csak kettő. Koppány már mindent értett. Felállt, és odament a kislányhoz és megölelte.</text:span></text:p>
      <text:p text:style-name="P50">– <text:span text:style-name="T33">Én is nagyon megkedveltelek mikor láttam, hogy milyen szorgalmasan dolgozol – mondta miután eleresztette a kislányt. – No meg, te vagy a második korombeli személy az ismerőseim közül.</text:span></text:p>
      <text:p text:style-name="P56">A kislány elfordult. </text:p>
      <text:p text:style-name="P56">– Vajon lehetünk barátok? – gondolta.</text:p>
      <text:p text:style-name="P56">– Igen – mondta Koppány.</text:p>
      <text:p text:style-name="P56">A kislány értetlenül fordult hátra, ő nem kérdezett semmit.</text:p>
      <text:p text:style-name="P56">– Még nem kérdeztem semmit – mondta GPS.</text:p>
      <text:p text:style-name="P56">– Bocs, de ha háttal állsz, és két méteren belül vagy hozzám, akkor nem tudok különbséget tenni, hogy beszélsz vagy csak <text:span text:style-name="T75">végig gondoltad a kérdésedet</text:span> – mondta a srác szégyenlősen. – Sajnos még nem jöttem rá, hogy zárjam le az emberek gondolatait két méteren belül is.</text:p>
      <text:p text:style-name="P50"><text:soft-page-break/></text:p>
      <text:p text:style-name="P50"/>
      <text:p text:style-name="P50"><text:span text:style-name="T33"><text:tab/>Azóta több száz ügyet megoldottak ők ketten. Egyszer egy földönkívüli támadást hiúsítottak meg, mikor a Szervezet hírül vette, hogy az <text:s/>egyik csillagrendszerben már gyülekeznek a Föld ellenségei. Akkor volt az, mikor Koppány, GPS és még néhány társuk a Szervezetből beszivárgott az ellenség közé, ahol hatalmas mészárlást rendeztek. Egyetlen idegen sem menekült meg. A hat emberből akik ezen a küldetésen részt vettek, csak kettő halt meg. </text:span></text:p>
      <text:p text:style-name="P50"/>
      <text:p text:style-name="P50">– <text:span text:style-name="T33">Héj Koppány – mondta valaki.</text:span></text:p>
      <text:p text:style-name="P56"><text:tab/>Felemelte a szemeit, és az előtte álló lány szemébe nézett. GPS állt ott. Valamit kérdezhetett az előbb, de nem figyelt. </text:p>
      <text:p text:style-name="P56">– Mi van? – kérdezte.</text:p>
      <text:p text:style-name="P56">– Milyen gondolatolvasó vagy? Azt mondod, hogy két méteren belül mindig hallod azokat akik két méteren belül vannak.</text:p>
      <text:p text:style-name="P56">– Lehet, hogy <text:s/>hallottam, csak nem törődtem vele, mert más dolog járt a fejembe, de már tudom, hogy mit kérdeztél – mondta Koppány. – Az előbb ismét végigszaladt a gondolataidon.</text:p>
      <text:p text:style-name="P56">– És mit mondasz? – kérdezte GPS.</text:p>
      <text:p text:style-name="P56">– Emese mellett állok – mondta. – Szerintem is jó ötlet lenne a hegyekbe menni kirándulni a hétvégén, ha nincs semmi dolgunk.</text:p>
      <text:p text:style-name="P56">– Az erdő nem jobb ötlet? – kérdezte GPS csalódottan.</text:p>
      <text:p text:style-name="P56">– Majd máskor – mondta Koppány. – Most én is a hegyekbe mennék kirándulni.</text:p>
      <text:p text:style-name="P50">– <text:span text:style-name="T34">Mint mindig, most is Emese mellé állsz – mondta GPS mérgesen.</text:span></text:p>
      <text:p text:style-name="P50">– <text:span text:style-name="T34">Olyan aranyosan kéri a gondolataiban – mondta Koppány szégyenlősen.</text:span></text:p>
      <text:p text:style-name="P50">– <text:span text:style-name="T34">Tudod, hogy csak azért nem akar az erdőbe menni, mert az erdő szóba nincs e-betű – mondta GPS.</text:span></text:p>
      <text:p text:style-name="P50">– <text:span text:style-name="T34">Tudom – mondta Koppány mosolyogva. – Legyen a következő: mászunk egy olyan hegyre, ahol erdő is található, és töltsünk el ott három-négy napot. A Szervezet már engedélyezett nekünk hármunknak négy szabadnapot.</text:span></text:p>
      <text:p text:style-name="P50">– <text:span text:style-name="T34">Akkor hétfőn, kedden nem lesz suli – kiáltotta GPS. – Hurrá!</text:span></text:p>
      <text:p text:style-name="P50">– <text:span text:style-name="T34">Most mondják, hogy remélik, hogy nem lesz szükségük ránk – mondta Koppány.</text:span></text:p>
      <text:p text:style-name="P51">– <text:span text:style-name="T34">Ilyenkor jön jól a képességed – mondta GPS boldogan. – A Szervezet állandóan foglalt a telefonon, te meg egyszerűen rágondolsz a Szervezett itteni vezetőjére, és már beszélhetsz is velük.</text:span></text:p>
      <text:p text:style-name="P57">– Örülsz Emese? – kérdezte Koppány.</text:p>
      <text:p text:style-name="P57">– Persze – felelte Emese boldogan.</text:p>
      <text:p text:style-name="P57"><text:soft-page-break/>– Olyan aranyos mikor örül – mondta Koppány.</text:p>
      <text:p text:style-name="P57">– Én nem vagyok aranyos? – kérdezte GPS.</text:p>
      <text:p text:style-name="P57">– Dehogy nem – mondta Koppány és megsimogatta GPS fejét.</text:p>
      <text:p text:style-name="P51"/>
      <text:p text:style-name="P51"/>
      <text:p text:style-name="P57">– Te vigyük magunkkal Meg Ai-t is – mondta GPS. – Még mindig nincsenek barátai az osztályban, és még mindig bántja a<text:span text:style-name="T76">z az eset.</text:span></text:p>
      <text:p text:style-name="P57"><text:tab/>Koppány behunyta a szemeit. A lányok elhallgattak. Tudták, hogy most minden koncentrációra szüksége van. Koppány először is kapcsolatba lépett Meg Ai-al, megkérdezte tőle, hogy jönne-e velük kirándulni, ha elengednék. </text:p>
      <text:p text:style-name="P57">– Meg Ai menne – gondolta valahol Meg Ai. – De ne beszélni te fejembe, kellemetlen.</text:p>
      <text:p text:style-name="P57">– Jól van – felelte Koppány, és ismét kapcsolatba lépett a Szervezettel. – Változott a terv, Meg Ai-t is magunkkal vinnénk, ha rendben.</text:p>
      <text:p text:style-name="P51">– <text:span text:style-name="T34">Meg Ai problémásabb személy – gondolta a Szervezet helyi vezetője. – Tudod vállalni érte a felelősséget.</text:span></text:p>
      <text:p text:style-name="P51">– <text:span text:style-name="T34">Persze – felelte Koppány.</text:span></text:p>
      <text:p text:style-name="P51">– <text:span text:style-name="T34">És melyik hegyeket választottátok? – gondolta a vezető.</text:span></text:p>
      <text:p text:style-name="P51">– <text:span text:style-name="T34">Keresetek ti nekünk egy olyan, ahol van egy kisebb erdő is – felelte Koppány.</text:span></text:p>
      <text:p text:style-name="P51">– <text:span text:style-name="T34">Rendben – gondolta a vezető. – De ismételten megkérlek, hogy inkább telefonon hívj, és ne így. Nem olyan kényelmes tudni, hogy valaki olyan van a fejedbe, aki megtud folytatni a saját kezemmel.</text:span></text:p>
      <text:p text:style-name="P51">– <text:span text:style-name="T34">Bocsánatát kérem – mondta Koppány. – De a telefont sosem veszi fel. GPS már többször járt úgy, hogy nem veszitek fel a telefont.</text:span></text:p>
      <text:p text:style-name="P51">– <text:span text:style-name="T34">Nagyon elfoglaltak vagyunk – gondolta a vezető. – Kérlek te se zavarj.</text:span></text:p>
      <text:p text:style-name="P51">– <text:span text:style-name="T34">Jó – mondta Koppány.</text:span></text:p>
      <text:p text:style-name="P51"/>
      <text:p text:style-name="P51">– <text:span text:style-name="T34">Meg Ai és a vezető beleegyezett – mondta Koppány.</text:span></text:p>
      <text:p text:style-name="P51">– <text:span text:style-name="T34">Hurrá! – kiáltotta GPS. – Megyek is bepakolni.</text:span></text:p>
      <text:p text:style-name="P51">– <text:span text:style-name="T34">Még csak csütörtök – mondta Koppány.</text:span></text:p>
      <text:p text:style-name="P57">– Egy lány ne hagyja az utolsó percre a pakolást, nem Emese? – kérdezte GPS, de nem várta meg Emese válaszát.</text:p>
      <text:p text:style-name="P51"/>
      <text:p text:style-name="P57"><text:tab/>Emese a száját eltakarva ásított. Mindig könnyen elálmosodott. Koppány ezt is aranyosnak tartotta benne. </text:p>
      <text:p text:style-name="P57"><text:soft-page-break/>– Én is megyek, hagylak aludni – mondta.</text:p>
      <text:p text:style-name="P57">– Rendben – mondta Emese mosolyogva.</text:p>
      <text:p text:style-name="P57">– Aludj jól – mondta Koppány.</text:p>
      <text:p text:style-name="P51">– <text:span text:style-name="T35">Rendben – felelte Emese.</text:span></text:p>
      <text:p text:style-name="P51"/>
      <text:p text:style-name="P51"/>
      <text:h text:style-name="P92" text:outline-level="1"><text:s text:c="20"/>Meg Ai</text:h>
      <text:p text:style-name="P59"/>
      <text:p text:style-name="P59"/>
      <text:p text:style-name="P58"/>
      <text:p text:style-name="P58"><text:tab/>Végre itt vannak. Jól jön ez a kis kikapcsolódás. A négy fiatal már nagyon rég óta vágyott arra, hogy egy rövidke ideig mindenféle felügyelet nélkül maradhassanak. Természetesen tudták, hogy a Szervezet most is figyeli őket.</text:p>
      <text:p text:style-name="P58">– Ez egy kedves hely, szeretem – mondta Emese, mikor körülnézett a takaros <text:span text:style-name="T77">tisztáson.</text:span></text:p>
      <text:p text:style-name="P58">– Szerintem is jó lesz első állomásnak – mondta Koppány.</text:p>
      <text:p text:style-name="P58">– <text:s/>Jó, a mai napot <text:span text:style-name="T78">töltsük</text:span> itt – mondta GPS, Meg Ai <text:span text:style-name="T78">bólintott.</text:span></text:p>
      <text:p text:style-name="P58">– <text:s/>Ha GPS úgy akarni, akkor úgy lesz – mondta Meg Ai, és <text:span text:style-name="T79">szigorúan</text:span> Koppányra nézett. – És tartani távolság két méter <text:span text:style-name="T79">tőlem</text:span> és GPS, és gondolat nem olvas.</text:p>
      <text:p text:style-name="P58">– Ne félj – mondta Koppány.</text:p>
      <text:p text:style-name="P58">– Ti férfiak lenni rosszak, nagyon rosszak – mondta Meg Ai. – Csak az járni fejetekbe, hogy átverni ártatlan lányok.</text:p>
      <text:p text:style-name="P58">– Még sosem bántottalak – gondolta Koppány, de nem mondott semmit.</text:p>
      <text:p text:style-name="P47">….</text:p>
      <text:p text:style-name="P58"><text:tab/>A fiatalok letelepedtek, előszedték elemózsiájukat, amit a Szervezet legjobb konyháin készítettek nekik, és falatozni kezdtek. <text:s/></text:p>
      <text:p text:style-name="P58">– <text:span text:style-name="T39">Felvághatom neked a zöldségeket Emese? – kérdezte Koppány.</text:span></text:p>
      <text:p text:style-name="P58">– <text:span text:style-name="T39">Fel – felelte Emese.</text:span></text:p>
      <text:p text:style-name="P60"><text:tab/></text:p>
      <text:p text:style-name="P60"><text:tab/>Így Koppány elő is szedte a bicskáját, és felvágta Emese tányérjára a zöldségeket. GPS féltékenyen ránézett Emesére. Bár nagyon jóban van Koppánnyal, a fiú neki sosem tett ilyen szolgálatokat. Meg Ai észrevette GPS csalódott arcát, és mérgesen ránézett a srácra.</text:p>
      <text:p text:style-name="P60"/>
      <text:p text:style-name="P60"><text:soft-page-break/>– Ha szakácsot akarni te játszani, akkor vágni fel zöldségekt jó nekink is!!</text:p>
      <text:p text:style-name="P60">– Jól van – mondta Koppány, és egy kis tányérra felvágott zöldségeket a másik két lánynak is.</text:p>
      <text:p text:style-name="P60"/>
      <text:p text:style-name="P60"><text:tab/>Mikor közelebb akart lépni a lányokhoz, hogy átadja nekik a zöldségeket, Meg Ai rászólt.</text:p>
      <text:p text:style-name="P60">– Tartani két méter távolság!! Ott hagyni tányér fű, te elmenni, én elvenni tányér.</text:p>
      <text:p text:style-name="P60">– Jó, jó – mondta Koppány. – De úgye tudod, hogy GPS a partnerem, és már <text:span text:style-name="T80">hozzám szokott.</text:span></text:p>
      <text:p text:style-name="P60">– Bár lenni GPS enyém partner – sóhajtott Meg Ai. – Ő lenni jó lány, ő segített nekim elminekulni. </text:p>
      <text:p text:style-name="P60">– Én is ott voltam, és mások is a Szervezettől – jegyezte meg Koppány.</text:p>
      <text:p text:style-name="P60">– Ti többiek lenni egyszerű férfiak – mondta Meg Ai. – GPS lenni jó lány.</text:p>
      <text:p text:style-name="P60"/>
      <text:p text:style-name="P60"><text:tab/>Koppány magában elnevette magát. Már első találkozásukkor rájött arra, hogy Meg Ai gyűlöli a férfiakat. Mikor először találkozott a lánnyal, már akkor észrevette a lányon az undort amit jelenlétével keltett benne, pedig akkor a lány még nem is tudott a képességeiről.</text:p>
      <text:p text:style-name="P60"/>
      <text:p text:style-name="P61"><text:tab/><text:span text:style-name="T40">Koppány jól tudja, hogy Meg Ai a Szervezet tagja, de jelenleg nincs partnere és küldetéseket sem bíznak rá, mivel a lányt bűntudat gyötri, és emiatt nagyon depressziós és instabil. </text:span></text:p>
      <text:p text:style-name="P61"/>
      <text:p text:style-name="P61"><text:span text:style-name="T40"><text:tab/>Bárki az lenne a lány helyzetében, ezt Koppány jól tudja. <text:s/>Fél évvel ezelőtt ismerte meg a lányt. Azon a napon küldetést kaptak a Szervezettől. A Szervezett tudomást szerzett egy lányról, aki képes <text:s/>megállítani bármit 3 km</text:span><text:span text:style-name="T8">3</text:span><text:span text:style-name="T11">. <text:s/>Ez okozta a tragédiát is.</text:span></text:p>
      <text:p text:style-name="P61"><text:tab/><text:span text:style-name="T40">A kis <text:s/>lány akkoriban nagyon megharagudott a szüleire, és megállította a levegőáramlást tíz percre ebben a 3 km</text:span><text:span text:style-name="T8">3</text:span><text:span text:style-name="T11">-s kockában, és emiatt kihalt Meg Ai egész faluja. Ekkor szerzett </text:span><text:span text:style-name="T17">tudomást</text:span><text:span text:style-name="T11"> a Szervezet <text:s/>a kislányról. A Szervezetnek köszönhetően Meg Ai túlélte az esetet.</text:span></text:p>
      <text:p text:style-name="P61"><text:span text:style-name="T11"><text:tab/></text:span><text:span text:style-name="T12">Mikor bemondták a hírekben, hogy egy egész falunak a teljes lakóssága </text:span><text:span text:style-name="T18">hirtelen</text:span><text:span text:style-name="T12"> meghalt, a Szervezet máris nyomozni kezdett. GPS segítségével kinyomozták, hogy ki volt emiatt a felelős. A lányra is hatot a tíz perces levegőáramlás megállítása, mondhatni halott volt, mikor a Koppányék rátaláltak. Ötven percig volt halott a lány, de a Szervezet egyik tagjának hála visszatért az életben. </text:span></text:p>
      <text:p text:style-name="P61"/>
      <text:p text:style-name="P16"><text:tab/>El lehet képzelni, milyen sokként érte ezt a tizenkét-tizenhárom éves kislányt, mikor megtudta, hogy szülei, testvérei, barátai mind-mind halottak. Ő nem ezt akarta. Sajnos mióta kifejl<text:span text:style-name="T81">lődött</text:span> a képességét, nem teljesen <text:span text:style-name="T42">u</text:span>ra annak, mikor d<text:span text:style-name="T42">ü</text:span>hös. </text:p>
      <text:p text:style-name="P16"><text:tab/>Könyörgött a Szervezetnek, hogy hozzák vissza az életben a testvéreit, barátait, de a Szervezet nem kockáztathatta, hogy <text:span text:style-name="T42">kiderül</text:span> a különleges <text:span text:style-name="T42">képességekkel</text:span> rendelkező emberek létezése, nem támaszthattak fel egy egész falut. Még Meg Ai feltámasztásáról sem szóltak egy szót sem a sajtónak.</text:p>
      <text:p text:style-name="P16"><text:soft-page-break/><text:tab/>Aznap tapasztalta <text:span text:style-name="T82">meg </text:span>először Meg Ai képességét, ki nagyon dühös lett, mikor megha<text:span text:style-name="T42">l</text:span>lotta, hogy a Szervezet nem kívánja feltámasztani a faluját. Bevetette a levegőmegállítás képességét, de nem járt sikerrel. Tíz másodperccel később egy fiú – akit azóta is gyűlöl, a legjobban a világon – belépett a fejében, és megállította a képességét, azóta is a fiú <text:span text:style-name="T42">kontrollja</text:span> alatt á<text:span text:style-name="T42">l</text:span>l, ez a fiú pedig Koppány.</text:p>
      <text:p text:style-name="P16"><text:tab/>Az akkor <text:span text:style-name="T83">ott lévőek</text:span> közül csak GPS-t szereti, a többit mind utálja. Ennek az az oka, hogy fültanúja volt annak, mikor GPS megpróbálta rávenni a Szervezet nagykutyáit, hogy támasszák fel a <text:s/><text:span text:style-name="T84">kiirtott</text:span> falut. Akkor határozta el, hogy mindent megtesz azért, hogy elnyerje a GPS barátságát. Az életcélja az, hogy <text:span text:style-name="T42">GPS partnere legyen,</text:span> és a segítségével leszámoljon a Szervezettel. Hiú ábránd, a Szervezet elpusztíthatatlan – gondolja Koppány mikor néha-néha meghallja a lány gondolatait. És igaza volt. </text:p>
      <text:p text:style-name="P61"/>
      <text:p text:style-name="P61"><text:span text:style-name="T12"><text:tab/>A Szervezet valóban elpusztíthatatlan, míg olyan tagjai vannak mint Koppány, akiknek a Szervezet mindenük, kiket a Szervezet már gyermekkoruk óta nevel, és </text:span><text:span text:style-name="T19">gondoskodik róluk</text:span><text:span text:style-name="T12">, </text:span><text:span text:style-name="T13">és </text:span><text:span text:style-name="T14">többnyire</text:span><text:span text:style-name="T13"> ilyen tagjai vannak...</text:span></text:p>
      <text:p text:style-name="P61"/>
      <text:p text:style-name="P17">– Na? – Rázta meg GPS.</text:p>
      <text:p text:style-name="P17">– Mi van? – kérdezte Koppány.</text:p>
      <text:p text:style-name="P17">– Megint elgondolkodtál valamin? – kérdezte GPS.</text:p>
      <text:p text:style-name="P17">– Igen – mondta Koppány, majd felugrott és <text:span text:style-name="T41">körültekintett.</text:span> – Mehetünk tovább?</text:p>
      <text:p text:style-name="P17">– Persze – mondta Emese.</text:p>
      <text:p text:style-name="P17">– Mi rád várni – mondta Meg Ai.</text:p>
      <text:p text:style-name="P17">– Jól van, megyek – mondta, és a lányok után sietett.</text:p>
      <text:p text:style-name="P17"/>
      <text:p text:style-name="P17"/>
      <text:p text:style-name="P19">Tovább mentek. Az út során GPS Meg Ai mellett ment, Emese pedig Koppány mellett. Meg Ai nagyon boldog volt, hogy GPS meghívta őt erre a kirándulásra.</text:p>
      <text:p text:style-name="P17">– <text:span text:style-name="T42">Ugye milyen szép itt a természet? – kérdezte Koppány Emesétől. Válaszát a lány bólogatásával és szemeinek csillogásával jelezte.</text:span></text:p>
      <text:p text:style-name="P17"/>
      <text:p text:style-name="P18">A kirándulás nagyon jól telt. Jó volt hegyet mászni. Egy kicsit megfagyott bennük a vér, mikor hirtelen felbukkant előttük két medve: az anyamedve és a fia.</text:p>
      <text:p text:style-name="P18"/>
      <text:p text:style-name="P18">GPS és Meg Ai felsikoltott, erre nem számítottak. Egyedül <text:span text:style-name="T85">Koppány</text:span> és Emese őrizték meg a hidegvérüket, és mozdulatlanul figyelték a macikat. A medvék nem látszottak törődni velük, hamarosan eltűntek egy közeli bokorba.</text:p>
      <text:p text:style-name="P18"><text:soft-page-break/>– Ez necces volt – mondta Koppány izzadva. – Mikor a medve fejébe néztem, láttam, hogy két hete alig <text:span text:style-name="T86">ettek</text:span> valamit. <text:s/>Ha észrevett volna <text:span text:style-name="T87">az anyamedve</text:span>, biztos felfalt<text:span text:style-name="T88">ak</text:span> volna minket <text:span text:style-name="T88">vacsorára</text:span> szőröstől-bőröstől. Szerencsére átvettem az agyán az uralmat, és elhitettem vele, hogy nem vagyunk itt. A boccsal nem kellett, mert az csak az anyját követte.</text:p>
      <text:p text:style-name="P18"/>
      <text:p text:style-name="P18">Mindazonáltal a macik felbukkanása megzavarta a kirándulásukat. Egyre azt emlegették a lányok, hogy haza szeretnének menni. Nem volt mit tenni, hívtak egy repülőt, és hazamentek. </text:p>
      <text:p text:style-name="P18"/>
      <text:p text:style-name="P18">Így fejeződött be a kirándulás, mire fiataljaink oly régóta várnak. Annyi <text:span text:style-name="T89">előnye</text:span> volt a kirándulásnak, hogy talán Meg Ai egy kicsit jobban elkezdett bízni Koppányba.</text:p>
      <text:p text:style-name="P18"/>
      <text:p text:style-name="P18"/>
      <text:p text:style-name="P18"/>
      <text:p text:style-name="P18"/>
      <text:p text:style-name="P18"/>
      <text:p text:style-name="P18"/>
      <text:p text:style-name="P18"/>
      <text:h text:style-name="P93" text:outline-level="1"><text:s text:c="7"/><text:tab/><text:tab/> <text:s text:c="4"/>Utazás</text:h>
      <text:p text:style-name="P62"/>
      <text:p text:style-name="P62"/>
      <text:p text:style-name="P62"/>
      <text:p text:style-name="P63">Az útra <text:span text:style-name="T52">több diákot is beszerveztek az E. osztályból. Közöttük volt Koppány, Emese, GPS, </text:span><text:s/>Az úti terv a következő: </text:p>
      <text:p text:style-name="P63"><text:s text:c="3"/>A Szervezet űrhajói elutaznak egy olyan pontra, ahol találkozást beszéltek meg, más űrbeli emberekkel. <text:s/>A Szervezett kevésbé beavatottabbjai most meglepődhetnek. Emberek az űrbe? Hogy kerülhettek oda?</text:p>
      <text:p text:style-name="P63"/>
      <text:p text:style-name="P63"><text:s text:c="2"/>Kik a szervezetet már jobban ismerik, tudják, hogy a valóság az, hogy a galaxist két gigantikus birodalom uralja: az emberek által lakott bolygók közötti szövetség, és ezeknek az ellenfele.</text:p>
      <text:p text:style-name="P63"><text:s text:c="5"/>Az egyik <text:span text:style-name="T89">nagy birodalom az </text:span><text:s/><text:span text:style-name="T89">E</text:span>mberlakta Bolygók <text:span text:style-name="T91">Szervezete</text:span>, a Galaxis legerősebb katonai hatalma. A <text:span text:style-name="T91">Szervezet </text:span>több száz évvel ezelőtt alakult meg, különböző emberektől lakott birodalmakból közöttük a Kriniai Császárságból és az Aszan Császárságból. Ez a két birodalom a <text:span text:style-name="T90">a galaktikus s</text:span>zervezet <text:span text:style-name="T90">keménymagja</text:span>, döntéseiket bármikor képesek ráerőltetni a Szervezet összes tagjaira.</text:p>
      <text:p text:style-name="P63"><text:soft-page-break/><text:s text:c="2"/>Megalakulása óta rengeteg emberlakta bolygó csatlakozott a EBSZ-hez (Emberlakta Bolygók <text:span text:style-name="T92">Szervezete</text:span>). A Szervezet kötelességének tartja védeni az emberek jogait a galaxisba, még akkor is, ha ezzel más fajokat károsítanak meg. Általában olyan <text:span text:style-name="T93">emberlakta </text:span>bolygóknak ajánlják fel a <text:span text:style-name="T93">csatlakozást</text:span>, akik képesek az űrutazásra. A Föld bolytó Emesének hála érte el ezt a <text:span text:style-name="T94">lehetőséget</text:span>. Az EBSZ mihelyt észlelte a földiek fejlődését, kapcsolatba is lépett velük. </text:p>
      <text:p text:style-name="P63"/>
      <text:p text:style-name="P21"/>
      <text:p text:style-name="P18"><text:s text:c="3"/><text:span text:style-name="T43">A másik hatalmas szövetség a Békés Birodalmak Szövetsége, amelynek öt legfontosabb tagjai a Szisz Birodalom, az Uzun Császárság, Darvia, a Tündérek Birodalma és az Óriások Bolygója. <text:s/>Ez a szövetség akkor jött létre, mikor a Szisz Birodalom annyira meggyengült katonailag egy polgárháború miatt, hogy az EBSZ ismét uralma alá akarta kényszeríteni azt.</text:span></text:p>
      <text:p text:style-name="P20"><text:s text:c="2"/><text:span text:style-name="T43">A Szisz Birodalom lakói a sziszek. Emberekkel rokon faj, kik csak a fülükbe különböznek az emberektől. Füleik inkább macskafülekre hasonlítanak. Emiatt úgy is szokták őket emlegetni az emberek, hogy macskafülűek. Körülbelül 200 évvel ezelőtt forradalom tört ki a birodalmukba a császár és családja ellen, azóta valamennyire meggyengültek. Köztársasággá váltak, de a forradalom sokat ártott nekik. Ha akkor nem alakult volna meg a Békés Birodalmak Szövetsége (BBSZ) akkor az emberek már rég lerohanták volna őket. Nekik ugyanis érdekül volt egy gyenge Szisz Birodalom, amit az emberek kényükre-kedvükre kihasználhatnak.</text:span></text:p>
      <text:p text:style-name="P20"/>
      <text:p text:style-name="P22"><text:s text:c="2"/>A BBSZ második legerősebb tagja az Uzun Császárság. Hivatalos vezetőjük az Uzun Császár, de titokba három igazi császár vezeti a Császárságot, de ez olyan titok a Császárságba, hogy ennek kiszivárogtatása hazaárulás. Az Uzun Császárság legtiszteltebb tagjai a három titkos császár után az aranytábornokok, kik a három titkos császárság titkát őrzik. Közülük a legrangosabb a<text:span text:style-name="T95">z aktuálisan</text:span> hivatalos uzun császár. A szisz forradalom óta, ők a második legerősebb faj a galaxisban az emberek után, de egyedül már nem jelentenének fenyegetést az emberekkel, éppen ezért jól jött nekik, hogy a sziszek belementek a szövetség megalapításába.</text:p>
      <text:p text:style-name="P20"/>
      <text:p text:style-name="P22"><text:s/>Darviáról, a tündérekről és az óriásokról később, hiszen azok nem is ebben a galaxisban laknak, hanem egy másikba, és csak azért csatlakoztak a BBSZ-hez, mert az egyre jobban terjeszkedő emberek elkezdtek fenyegetést jelenteni rájuk. <text:s/></text:p>
      <text:p text:style-name="P20"/>
      <text:p text:style-name="P20"><text:s text:c="3"/><text:span text:style-name="T43">A BBSZ ezekkel a tagokkal van olyan erős, hogy az EBSZ kétszer is meggondolja a támadást ellene, pedig ők az emberek felsőbbrendűségében hisznek, szerintük minden más intelligens faj a galaxisban, sőt az univerzumban, csak azért van, hogy az emberek igényeit kiszolgálják.</text:span></text:p>
      <text:p text:style-name="P20">….</text:p>
      <text:p text:style-name="P22">Egy kicsit elkalandoztunk. Ahogy említettem, az EBSZ meghívta a Földet képviselő Szervezetet egy tárgyalásra, ami arról szólna, hogy a Földet felveszik az EBSZ-be.</text:p>
      <text:p text:style-name="P22"/>
      <text:p text:style-name="P22"><text:soft-page-break/>A Földiek reményekkel vegyes félelemmel közeledtek úti céljukhoz. Mi lesz, ha nemet kell mondjanak az EBSZ-nek? Hiszen a Föld nem egy egységes állam, és ha az is lenne, nem szeretnék kiszolgáltatni egy teljesen idegen földönkívüli csapatnak, még ha azok emberek is, bár fogalmuk sincs, hogy kerültek emberek az űrbe, hiszen az ember a Földön alakult ki – legalábbis ezt bizonyítják a földön található előemberi csontok, mik ékes bizonyítékai, hogy az ember helyben alakult ki.</text:p>
      <text:p text:style-name="P22"/>
      <text:p text:style-name="P22"><text:s text:c="2"/>Volt azonban valami, amiért az EBSZ-nek is megérte jóba lenni a Földdel. Az EBSZ-ben élő emberek nem rendelkeznek semmilyen <text:span text:style-name="T96">természetfeletti</text:span> képesség<text:span text:style-name="T97">gel</text:span>. A Föld lassan fejlődött technológiailag, de spirituálisan (ha szabad így hívni) rengeteget fejlődtek. Ezekkel a <text:span text:style-name="T98">képességekkel</text:span> már vertek vissza inváziót, amivel kivívták az EBSZ elismerését.</text:p>
      <text:p text:style-name="P22"/>
      <text:p text:style-name="P22">….</text:p>
      <text:p text:style-name="P22"/>
      <text:p text:style-name="P23"><text:s text:c="3"/>Az űrhajót hirtelen egy megrázta valamit, és a hipertérből kilökődött a normál térbe. <text:span text:style-name="T44">Ez annyira váratlan volt, és annyira hirtelen, hogy rengetegen sebesültek meg. Szerencsére ilyen esetekre vannak orvosok, és technikusok, tudósok is az űrhajón. Emiatt utazott velük Emese is. Nem először fordul elő az első földi űrhajóval, hogy utazás közbe meghibásodik.</text:span></text:p>
      <text:p text:style-name="P23">….</text:p>
      <text:p text:style-name="P23"><text:s text:c="2"/><text:span text:style-name="T44">Reménytelen. Az űrhajót nem lehet megjavítani. Az energia tárolói mentek tönkre, és ezeket csak a földön lehet megjavítani – állapította meg Emese, és észrevételeit írásba közölte a hajó kapitányával.</text:span></text:p>
      <text:p text:style-name="P23">– <text:span text:style-name="T44">Nincs véletlenül egy tartalék tároló? – kérdezte a kapitány, az öreg John Brown tábornok, a Szövetség legelismertebb vezetője.</text:span></text:p>
      <text:p text:style-name="P23">– <text:span text:style-name="T44">Volt – mondta Emese. – De a tartalékot senki sem töltötte fel energiával, és minimális energia szükséges a tárolóba, ahhoz, a csillagokból merített energiával feltudja magát tölteni. (Természetesen írásba válaszolt, mert eszperente nyelven nehezen tudathatta volna az öreggel a problémát)</text:span></text:p>
      <text:p text:style-name="P23">– <text:span text:style-name="T44">Ha nincs energiánk, az mennyire veszélyes? – kérdezte a tábornok.</text:span></text:p>
      <text:p text:style-name="P23">– <text:span text:style-name="T44">Ez azt jelenti, hogy azon kívül, hogy nem tudunk továbbutazni, se vissza, a levegő 120 óra múlva nem lesz alkalmas az emberi életre, mert a levegőfeldolgozó is energiával működik, de ezt már nem is fogjuk megélni, mivel 6 órán belül annyira lehűl az űrhajó, hogy mindannyian megfagyunk.</text:span></text:p>
      <text:p text:style-name="P23"/>
      <text:p text:style-name="P23">– <text:span text:style-name="T44">Miért nem volt feltöltve a tartalék? – nézett szigorúan a tábornok Emesére. – Úgy tudom, hogy a Szervezet egyik vezető tudósa te vagy.</text:span></text:p>
      <text:p text:style-name="P23">– <text:span text:style-name="T44">A tartalék tárolót nem nekem kellett feltölteni – mondta Emese. – Megmutattam annak a hülye Nihajlovnak hogy kell, és rászóltam, hogy ne felejtse el felölteni, de úgy látszik megfeledkezett </text:span><text:soft-page-break/><text:span text:style-name="T44">róla. Nekem rengeteg előkészületet kellett tennem az indulásra, és Vlagyimir tábornok rám szólt, hogy az olyan egyszerű dolgokat mint egy tároló feltöltését, bízzam az olyan hülyékre mint Nihajlov.</text:span></text:p>
      <text:p text:style-name="P23">– <text:span text:style-name="T44">Hol van most Nihajlov? – kérdezte Brown.</text:span></text:p>
      <text:p text:style-name="P23">– <text:span text:style-name="T44">Biztonságban – mondta Emese. – A Földön.</text:span></text:p>
      <text:p text:style-name="P23">– <text:span text:style-name="T44">Ezek az átkozott oroszok – kiáltotta a tábornok.</text:span></text:p>
      <text:p text:style-name="P23">– <text:span text:style-name="T99">Vlagyimir tábornok az ön mellett az egyik legnagyszerűbb ember a tábornokok között – felelte Emese írásban.</text:span></text:p>
      <text:p text:style-name="P23">….</text:p>
      <text:p text:style-name="P23">– <text:span text:style-name="T44">Hat-hét óra – gondolta a tábornok szomorúan. Éppen alatta, éppen egy ilyen fontos küldetésen kell elvesznie ennyi okos és nagyszerű emberrel a fedélzeten.</text:span></text:p>
      <text:p text:style-name="P23"/>
      <text:p text:style-name="P23"><text:s text:c="2"/><text:span text:style-name="T44">A hajó fedélzetén hamar elterjedt az igazság, de a Szervezet szigorú elvein nevelkedett emberek között egyáltalán nem tört ki pánik vagy lázadás. Ezzel természetesen nem így voltak, akiket csak nemrég szerveztek be a Szervezetbe. Például Mayer professzor nagyon is pánikolt ahogy a fiatalabb diákok is. De legjobban az amerikai hatóságok, az orosz hatóságok által megbízott kísérők pánikoltak. Szidták a Szervezetet a hanyagságáért, alig lehetett őket fogdába dugni, hogy ne terjesszék el a lázadást az űrhajón.</text:span></text:p>
      <text:p text:style-name="P28">…. </text:p>
      <text:p text:style-name="P23"/>
      <text:p text:style-name="P28">A lehűlés egyre jobban érződött. </text:p>
      <text:p text:style-name="P28">– Tábornok – mondta Koppány.</text:p>
      <text:p text:style-name="P28">– Mi van fiam? – kérdezte Brown.</text:p>
      <text:p text:style-name="P28">– Talán nem lenne <text:span text:style-name="T100">hiábavaló</text:span> SOS jeleket küldeni az űrbe – felelte a fiú.</text:p>
      <text:p text:style-name="P28">– Hogyan fiam? – kérdezte az öreg. – Te is tudod, hogy nincs semmi energiánk.</text:p>
      <text:p text:style-name="P28">– <text:s/>Semmi probléma – mondta Koppány. – Chau képes rádiójeleket kibocsájtani a fejéből.</text:p>
      <text:p text:style-name="P28">– Igaza van fiam, de szerinted fog érteni valaki angolul vagy kínaiul errefelé? – kérdezte az öreg.</text:p>
      <text:p text:style-name="P28">– Ettől függetlenül nem ártana megpróbálni – mondta Koppány. – Hátha tartózkodik errefelé egy EBSZ-es űrhajó. Mivel sokáig megfigyelés alatt tartották a Földet, hogy tudhassák, hogy mikor léphetnek velünk kapcsolatban, talán azt is tudják, hogy az SOS jel az veszélybelévő hajót, embert jelent.</text:p>
      <text:p text:style-name="P28">– Jól van fiam – mondta Brown. – Bár nem hiszem, hogy sikerrel jársz, keresd meg azt a Chau-t.</text:p>
      <text:p text:style-name="P28">….</text:p>
      <text:p text:style-name="P28"><text:s text:c="2"/>Chau egy <text:span text:style-name="T101">kínai származású </text:span>kisdiák volt, a Szervezet japán osztályáb<text:span text:style-name="T101">an tanult</text:span>. Háromévesként szakították el a szüleitől és vitték Japánban, azóta ott tanul. <text:s/>Még csak 12-13 éves, de már több <text:soft-page-break/>bevetésen bizonyította a rátermettségét és a hűségét. <text:s/>Mikor Koppány elmondta neki, hogy mit kell tennie, rögtön szórni kezdte a rádiójeleket, emberi rádiójelekkel, a következő szót, mi talán <text:span text:style-name="T59">a menekülést jelentheti</text:span>: SOS.</text:p>
      <text:p text:style-name="P28">….</text:p>
      <text:p text:style-name="P29">Eltelt 5 óra és 30 perc. Már mindenki érzi, hogy ha valami csoda nem történik, akkor mindannyian megfagynak. <text:s/>Azaz majdnem mindenki. Öt-hat ember túlélheti azzal, hogy magára veszik az űrhajón található szkafanderekkel. A Szervezet tagjai között erős a bajtársiság, és senki sem fogadta el a szkafandereket. Így ezeket <text:span text:style-name="T59">öt </text:span>lázadónak adták <text:span text:style-name="T102">oda. Bár ezzel se menekülhetnek meg örökre, de talán nyernek néhány órát, míg segítség érkezik…. Ha érkezik….</text:span></text:p>
      <text:p text:style-name="P29">…..</text:p>
      <text:p text:style-name="P24"><text:s text:c="4"/>Hirtelen az űrhajó fedélzetén megjelent egy vakító kék fény. Mikor <text:span text:style-name="T103">megjelent </text:span>egy fiatalember, és egy világoskék hajú kislányt láttak a fény helyén. <text:s/>A férfi 24-25 évesnek látszott, a kislány pedig 11-12-nek. Mindketten embernek látszottak, de az is lehet, hogy Darviából származnak. Dariva lakói ugyanis ember formájú androidok, kik emberi teremtőiket legyőzve, megteremtették az androidok birodalmát. Az első uralkodójukról nevezték el a birodalmukat, aki egy fekete bőrű android lány volt. <text:span text:style-name="T59">(Lásd: Emerszon I. regényben szó van Darvia androidjairól, kik legyőzték a teremtőiket, és android birodalmat hoztak létre)</text:span></text:p>
      <text:p text:style-name="P24"><text:s/></text:p>
      <text:p text:style-name="P20"><text:s text:c="3"/><text:span text:style-name="T45">A fedélzeti őrség gyorsan körülvette őket, és fegyvert szegeztek nekik.</text:span></text:p>
      <text:p text:style-name="P20">– <text:span text:style-name="T45">Adjátok meg magatokat – mondta Brown, és igyekezett azt mutatni, hogy egyáltalán nem fázik. Ezt hirtelen angolul mondta, később jutott eszébe, hogy talán a jövevények nincs honnan ismerjék a földi világnyelvet.</text:span></text:p>
      <text:p text:style-name="P20">– <text:span text:style-name="T45">Békével jöttünk – mondta a fiatalember. A hajó utasai később égre-földre esküdöztek, hogy ki-ki a saját anyanyelvén hallotta beszélni a jövevényt.</text:span></text:p>
      <text:p text:style-name="P20">– <text:span text:style-name="T45">Kik vagytok? – kérdezte Brown, és titkon intett Koppánynak, hogy nézzen belé a jövevények agyába.</text:span></text:p>
      <text:p text:style-name="P24">A kék hajú lány, hirtelen eltűnt az öt körülvevő katonák közül, és megjelent Koppány előtt, és egyetlen ütéssel a földre <text:span text:style-name="T59">terítette</text:span>.</text:p>
      <text:p text:style-name="P24">– Mi az Noere? – kérdezte a fiatalember.</text:p>
      <text:p text:style-name="P24">– Ez a fiú olvasni akart a <text:span text:style-name="T59">fejedből</text:span> – mondta Noere.</text:p>
      <text:p text:style-name="P24">– Mi van? – kérdezte a fiatalember meglepődve. – Képes a gondolatolvasásra?</text:p>
      <text:p text:style-name="P24">– Igen bátyuskám – mondta a kék hajú, kit a férfi Noerenek szólított.</text:p>
      <text:p text:style-name="P24">– Érdekes – mondta a fiatalember meglepődve. – Egyik kezemen megtudom számolni, hogy hány olyan faj élt a kerécsek kipusztulása óta, akik képesek <text:span text:style-name="T59">voltak </text:span>a gondolatolvasásra.</text:p>
      <text:p text:style-name="P24">– Nem csak ő különös – mondta Noere. – Az a kis kínai rádiójeleket tud kibocsájtani.</text:p>
      <text:p text:style-name="P24">– Ez is érdekes – jegyezte meg a férfi, majd Brown felé fordult. – Engedjétek meg, hogy <text:soft-page-break/>bemutatkozunk. – Én <text:span text:style-name="T59">Naradere</text:span> vagyok, ő pedig Noere a kishúgom. Amennyiben ez nem mond nektek semmit, akkor elmondanám, hogy <text:span text:style-name="T60">néhány</text:span> hete én vagyok a NOERE kapitánya – ezt olyan hangsúllyal mondta, mintha meglenne győződve arról, hogy ezután a bejelentés után, mindenki tudni fogja ki ő.</text:p>
      <text:p text:style-name="P24"/>
      <text:p text:style-name="P24"><text:s/>Csalódnia kellett. Az űrhajó utasai meglepődve néztek egymásra. Mindenki csak intett a fejével, hogy fogalmuk sincs, mi az a NOERE.</text:p>
      <text:p text:style-name="P24"/>
      <text:p text:style-name="P64"><text:span text:style-name="T9">– </text:span><text:span text:style-name="T15">Hát végül is, nem is olyan fontos – mondta a férfi csalódottan. – Az űrhajóm rádióüzenetet fogott tőletek, az üzenet a következő volt: SOS. Mivel az egyik elődöm a Földről származott, jól tudom, hogy az SOS azt jelenti, hogy „bajban vagyok, segíts” vagy valami hasonló.</text:span></text:p>
      <text:p text:style-name="P30">– Ön a Földről származik? – kérdezte Brown enyhültebb hangon. – Bár nem értem, hogy találkozunk az űrben, de legalább megértem, hogy miért beszél olyan kitűnően angolul.</text:p>
      <text:p text:style-name="P30"/>
      <text:p text:style-name="P30">– Angolul? – szólalt meg meglepetten Putyinov. – Süket vagy? Oroszul beszél.</text:p>
      <text:p text:style-name="P30">– Oroszul? – kérdezte egy kínai. – Hiszen jól hallom, hogy mandarin nyelven beszél, mégpedig olyan kitűnő mandarin nyelven, mintha Pekingbe élt volna évekig.</text:p>
      <text:p text:style-name="P30"/>
      <text:p text:style-name="P30">– Magyarul, románul, olaszul – kiabálták össze-vissza a többiek.</text:p>
      <text:p text:style-name="P30"/>
      <text:p text:style-name="P31"><text:span text:style-name="T60">Naradere </text:span>elkacagta magát. </text:p>
      <text:p text:style-name="P31">– Ne veszekedjenek ezen hölgyeim, uraim – mondta nevetve. – A NOERE fordítóprogramja mindannyiukkal elhiteti, hogy a saját nyelvükön hall beszélni minket. Én különben a saját népem nyelvét a szisz nyelvet beszélem, ez a lány itt pedig kerécsül. Szerencsére a fordítóprogram segítségével nagyon is jól megértjük egymást.</text:p>
      <text:p text:style-name="P31"/>
      <text:p text:style-name="P31">– Ön szisz? – kérdezte meglepődve a tábornok. – Úgy tudtam, hogy a sziszek az emberek ellenségei, és macskafüleik vannak.</text:p>
      <text:p text:style-name="P31">– Úgy látszik ezek a kedves állatok, a Földön is megtalálhatóak <text:s/>– nevette el magát <text:span text:style-name="T60">Naradere.</text:span> – Hát igen, én valóban szisz származású vagyok, de <text:span text:style-name="T60">ígérem</text:span>, hogy nem vagyok ellenség. Ha az lennék, akkor figyelmen kívül hagytam volna az önök üzenetét, és mostanra már csonttá fagytak volna.</text:p>
      <text:p text:style-name="P31"/>
      <text:p text:style-name="P31"><text:tab/>Az öreg körülnézett. Most vette észre, hogy a hajóba ismét a kellemes, megszokott hőmérséklet uralkodik. <text:s/>Ez talán a különös látogatónak köszönhető? Úgy döntött, hogy kideríti. </text:p>
      <text:p text:style-name="P31"/>
      <text:p text:style-name="P31"><text:soft-page-break/>– A meleg önök miatt jött vissza? – kérdezte Brown.</text:p>
      <text:p text:style-name="P31">– A NORERE miatt – mondta <text:span text:style-name="T60">Naradere</text:span> <text:span text:style-name="T60">nagy tisztelettel.</text:span>.</text:p>
      <text:p text:style-name="P31">– Az ön húga miatt? – kérdezte Brown. – És fúrta a kíváncsiság, hogy mi állhat a háttérben.</text:p>
      <text:p text:style-name="P31">– Igen is meg nem is – mondta <text:span text:style-name="T60">Naradere</text:span> mosolyogva, majd komolyra fordította a szót. – De ez most lényegtelen. SOS jelet küldtek, mondják miért tették ezt?</text:p>
      <text:p text:style-name="P31">….</text:p>
      <text:p text:style-name="P65"><text:span text:style-name="T9">A tábornok mindent elmesélt attól a pillanattól kezdve, hogy az EBSZ felvette velük a kapcsolatot, és az eddigi utazásukról, és arról, hogy az energia tároló elromlott, a másikba meg nincs elegendő energia ahhoz, hogy beinduljon. Az a hülye akit megbíztak a feltöltésével, talán megfeledkezett erről. </text:span></text:p>
      <text:p text:style-name="P31"/>
      <text:p text:style-name="P31">– Aha értem – mondta Naradere, majd elkiáltotta magát. – Sziéna gyere ide.</text:p>
      <text:p text:style-name="P31"/>
      <text:p text:style-name="P65"><text:span text:style-name="T9">A fedélzeten Naradere mellett megjelent egy kék fény. Mikor eltűnt </text:span><text:span text:style-name="T16">a fény, </text:span><text:span text:style-name="T9"><text:s/>egy hatévesforma fekete hajú kislány jelent meg </text:span><text:span text:style-name="T16">Naradere mellett.</text:span><text:span text:style-name="T9"> </text:span><text:span text:style-name="T16">Bár külsőleg igazi embernek látszott, de mozdulatai, szavai annyira mesterkéltek voltak, hogy nem volt nehéz kitalálni, hogy nem ember.</text:span></text:p>
      <text:p text:style-name="P32">– Sziéna – mondta. – Javítsd meg az energiatárolójukat, és töltsd fel a tárolót és a tartalékot is elegendő energiával.</text:p>
      <text:p text:style-name="P32">– Jó – mondta a lány. – Azzal el is tűnt.</text:p>
      <text:p text:style-name="P32">– Teleportáció? – kérdezte Brown.</text:p>
      <text:p text:style-name="P32">– Hasonló – mondta a Naradere.</text:p>
      <text:p text:style-name="P32">– Ő nem ember, igaz? – kérdezte Brown.</text:p>
      <text:p text:style-name="P32">– Nem – mondta a férfi. – Habár én sem. Én szisz vagyok.</text:p>
      <text:p text:style-name="P32">– És hol hagyta a füleit? – kiáltotta be egy vicces orosz.</text:p>
      <text:p text:style-name="P32">– A fejemen vannak, de a fordítóprogramom elhiteti önökkel, hogy önök egy embert látnak maguk előtt, ahogy azt is, hogy mindannyian a saját nyelvükön hallanak beszélni engem.</text:p>
      <text:p text:style-name="P32">– Hová ment az a lány? – kérdezte Brown. – A lány szót egy kicsit erősebben megnyomva.</text:p>
      <text:p text:style-name="P32">– Megjavítani az energiatárolójukat – mondta Naradere, és kényelmesen leült egy fedélzeti székre. Noere mellé ült.</text:p>
      <text:p text:style-name="P32">– A tárolót nem lehet megjavítani – mondta Emese. Eszperente nyelven mondta, de még Koppány is, aki közbe magához tért is, normális emberi nyelvnek hallotta. De mivel olvasott Emese fejébe, tudta, hogy a lány tényleg eszperente beszél.</text:p>
      <text:p text:style-name="P32">– A ti technológiátokkal nem is – mondta Naradere. – De a mi technológiánkkal igen.</text:p>
      <text:p text:style-name="P32">– Önök kik? – kérdezte Brown. – A Szisz Birodalom?</text:p>
      <text:p text:style-name="P33"><text:soft-page-break/>Naradere elnevette magát.</text:p>
      <text:p text:style-name="P33">– Ha a Szisz Birodalom lennénk, akkor hagytuk volna, hogy meghalljatok mindannyian. <text:span text:style-name="T104">Nálam az van, hogy </text:span><text:s/><text:span text:style-name="T61">ha </text:span>Noere véletlenül hajlandó tudatni velem, hogy veszélybe van valaki, akkor én mindenképpen segítek a bajba jutottnak. <text:s/>Így tett az összes elődöm, bár szisz vagyok, és tombol bennem a féktelen undor mikor emberekre nézzek, de nem vehetem semmibe őseim munkáját.</text:p>
      <text:p text:style-name="P33"/>
      <text:p text:style-name="P33">Brown már nem is figyelt rá, mert hirtelen bekapcsoltak az űrhajó számítógépei, lámpái (tényleg mi világított nekik mióta megérkezett a furcsa fiatalember?!), a rendszerek ismét élni kezdtek. Brown intett Emesének.</text:p>
      <text:p text:style-name="P33"/>
      <text:p text:style-name="P33"><text:s text:c="2"/>Emese lefuttatott egy szimulációt az egyik számítógépen.</text:p>
      <text:p text:style-name="P33">– Úgy látszik, hogy minden rendben – mondta boldogan. – Sőt, úgy látszik, hogy a nemrég elromlott tartalék hipertérmeghajtót is megjavították.</text:p>
      <text:p text:style-name="P33">– Képernyőre, hol vagyunk! – mondta Brown.</text:p>
      <text:p text:style-name="P33">…</text:p>
      <text:p text:style-name="P33"><text:s text:c="2"/>A képernyőn megjelent a kinti térkép, és az is, hogy a legközelebbi csillagok hol vannak. Egy másik képernyőn pedig azt mutatta, hogy közel hozzájuk egy fényes gömb alakú kék objektum áll. A számítógép lefagyott, mert nem tudta beazonosítani a tulajdonságai alapján, hogy meteorit, csillag, űrhajó vagy mi. <text:s/></text:p>
      <text:p text:style-name="P17">– <text:span text:style-name="T46">Uram egy UFO (beazonosítatlan űrhajó van előttünk) – mondta az egyik kormányos.</text:span></text:p>
      <text:p text:style-name="P17">– <text:span text:style-name="T46">Hát nem talált – kacagta Naradere. – Az nem Undefined Flying Object, hanem a NOERE, jegyezzétek meg NOERE.</text:span></text:p>
      <text:p text:style-name="P17">– <text:span text:style-name="T46">Az az ön űrhajója? – kérdezte Brown meglepődve.</text:span></text:p>
      <text:p text:style-name="P17">– <text:span text:style-name="T46">Bár a NOERE-nek nincs birtokosa, de mondhatjuk így is – kacagta Naradere, ki úgy látszik nagyon szeret kacagni. – Inkább úgy gondolok magamra (ahogy is őseim tették), mint a NOERE kapitányára. Egyébként kedves uraim. Most, hogy megoldódott a problémájuk, úgy gondolom, hogy itt az idő, hogy könnyes, megható búcsút vegyünk egymástól.</text:span></text:p>
      <text:p text:style-name="P17"/>
      <text:p text:style-name="P17">– <text:span text:style-name="T46">Mivel hálálhatnánk meg amit tett? – kérdezte Brown barátságosan.</text:span></text:p>
      <text:p text:style-name="P17">– <text:span text:style-name="T46">Nincs mivel – mondta Naradere.</text:span></text:p>
      <text:p text:style-name="P17">– <text:span text:style-name="T46">Ragaszkodom, hogy kérjen egy árat – erősködött Brown.</text:span></text:p>
      <text:p text:style-name="P17">– <text:span text:style-name="T47">Én már annak is őrülnék, <text:s/>ha segítene a bajba jutott űrhajóknak fajtól függetlenül. Most már tudhatja milyen érzés egyedül lenni a semmi közepén, és milyen jó érzés segítséget kapni ilyenkor.</text:span></text:p>
      <text:p text:style-name="P17">– <text:span text:style-name="T47">Ezt még meggondolom fiam – mondta Brown. – De biztosíthatlak, ha az ön űrhajója a NOERE kerül veszélybe, és én a közelbe leszek, akkor mindenképpen segítek önnek.</text:span></text:p>
      <text:p text:style-name="P25"><text:soft-page-break/>Naradere egy nagyot nézett, aztán elnevette magát.</text:p>
      <text:p text:style-name="P25">– Jó, jó – mondta nevetve. – Bár kétlem, hogy a NOERE bármilyen segítségre szorulna. Ilyen tökéletes űrhajó nincs még egy az <text:span text:style-name="T62">U</text:span>niverzumban, nem hogy a galaxisba.</text:p>
      <text:p text:style-name="P25"/>
      <text:p text:style-name="P25"><text:s text:c="2"/>Naradere mellett megjelent az előző fekete hajú kislány. </text:p>
      <text:p text:style-name="P25">– Végeztem a javításokkal – mondta Sziéna gépi hangon. – Szándékos szabotálás. <text:s/>Az elsődleges tároló ilyen meghibásodást soha nem kaphatott emberi beavatkozás nélkül, a tartalék is fel volt töltve, de valaki lemerítette.</text:p>
      <text:p text:style-name="P25"/>
      <text:p text:style-name="P25">– Mit mondasz lányom? – kérdezte Brown és összevonta a szemöldökét. – Azzal vádolod a csapatomat, hogy szabotálni szeretnék a küldetést?</text:p>
      <text:p text:style-name="P25">– Jól <text:span text:style-name="T62">látja</text:span> a helyzetet uram – felelte Sziéna. – A tartalék <text:span text:style-name="T105">energiagenerátorolóban</text:span> az űrhajó elindulásakor még volt energia a hajónapló szerint. Ezt önök is leellenőrizhetik.</text:p>
      <text:p text:style-name="P25">– A hajónapló? – kérdezte sötéten Brown. – Ahhoz külsős nem nyúlhat büntetlenül. Fogjátok el mind a hármat. Önök pedig adják meg magukat. Túlerőben vagyunk.</text:p>
      <text:p text:style-name="P25"/>
      <text:p text:style-name="P25"><text:s/>A földi csapat őrei közelebb léptek. Fegyvereiket a vállukhoz emelték. </text:p>
      <text:p text:style-name="P25">– Túlerő? – nevette el magát Naradere. – Noere, szerinted?</text:p>
      <text:p text:style-name="P25">Noere megrázta a fejét, és <text:span text:style-name="T106">kérdőleg</text:span> ránézett a fiúra.</text:p>
      <text:p text:style-name="P25">– Nem – intett neki Naradere. – Tudatlanokat nem mészárolunk le, de azért egy kis erőbemutatót mutathatsz nekik – suttogta.</text:p>
      <text:p text:style-name="P25"/>
      <text:p text:style-name="P25"/>
      <text:p text:style-name="P25"><text:s text:c="2"/>Noere pedig megmutatta. Hangsebességnél nagyobb sebességgel rohanva, sorra kiütötte az összes fegyverest. Egy másodperc, vagy talán annyi sem kellett neki ehhez a <text:span text:style-name="T62">bravúrhoz.</text:span> </text:p>
      <text:p text:style-name="P25"/>
      <text:p text:style-name="P25">– Hát ez nem jött össze uram – kacagta Naradere. – Noeret még nem <text:span text:style-name="T62">győzte le</text:span> senki, önöknek még sokat kell <text:span text:style-name="T107">tanulniuk</text:span> ahhoz, hogy Noere komolyan vegye önöket egy kézitusába. Szegénynek visszakellet fognia magát. Na mindegy, itt már nem látnak minket szívesen. Menjünk innen.</text:p>
      <text:p text:style-name="P25"/>
      <text:p text:style-name="P25"><text:s text:c="2"/>És mielőtt bárki is tehetett volna valamit, hirtelen egy sűrű világoskék fény borította be hármukat. Mire a fény eltűnt, már ők sem voltak ott. <text:s/>Brown hirtelen ránézett az egyik képernyőre, ami a NOERE felséges alakját mutatta mellettük néhány km távolságra tőlük. </text:p>
      <text:p text:style-name="P25">– Tűz! – mondta.</text:p>
      <text:p text:style-name="P25"><text:soft-page-break/>De mielőtt parancsait teljesíthették volna, a NOERE eltűnt a képernyőről, mintha soha se járt volna közöttük. </text:p>
      <text:p text:style-name="P25">…</text:p>
      <text:p text:style-name="P25"><text:s/>A NOERE felbukkanása és eltűnése elég beszélgetésre adott alkalmat, hogy az ETELE utasai ne unatkozzanak míg megérkeznek a találkapontra, <text:span text:style-name="T48">ami beletelt néhány napba</text:span>. Az EBSZ képviselői <text:span text:style-name="T48">szeretettel fogadták őket:</text:span></text:p>
      <text:p text:style-name="P25">– <text:span text:style-name="T48">Néhány órával korábban saccoltuk az érkezésüket – mondta a képviselők vezetője, akiről még nem tudták, hogy a Kriniai Birodalomnak a császára.</text:span></text:p>
      <text:p text:style-name="P25">– <text:span text:style-name="T48">Történt egy kis meghibásodás – mondta a földi tolmács Brownt tolmácsolva. Mivel a tolmács jelentéktelen tényező, ezután csak Brownként említjük.</text:span></text:p>
      <text:p text:style-name="P25"/>
      <text:p text:style-name="P25">– <text:span text:style-name="T48">Mi történt? – kérdezte a császár, és karon fogta a tábornokot. A tolmács mindent hűen lefordított urának.</text:span></text:p>
      <text:p text:style-name="P25"/>
      <text:p text:style-name="P25">– <text:span text:style-name="T48">Meghibásodtak az energiatárolóink – mondta sötéten az öreg. – Egy égi csoda miatt azonban megmenekültünk.</text:span></text:p>
      <text:p text:style-name="P25"/>
      <text:p text:style-name="P25">– <text:span text:style-name="T48">Égi csoda? – kérdezte csodálkozva a császár.</text:span></text:p>
      <text:p text:style-name="P25">….</text:p>
      <text:p text:style-name="P26">Brown elmesélt mindent, a NOERE-vel való találkozását is. A császárt először egyáltalán nem érdekelte, hogy mi és hogy történt, de miután Brown odaért, hogy megjelent egy világoskék fény, és <text:s/>egy fiatalember és egy kék hajú lány, azután már a császár is jobban figyelt.</text:p>
      <text:p text:style-name="P26"/>
      <text:p text:style-name="P26">– Szóval így történt – fejezte be Brown az elbeszéléstét. – Nálunk <text:span text:style-name="T62">s</text:span>zervezeti döntés, hogy titkainkat senki sem szerezheti meg, emiatt elakartuk pusztítani a NOERE űrhajót, de m<text:span text:style-name="T108">íg elsüthettük</text:span> volna <text:span text:style-name="T108">űrhajóink fegyvereit</text:span>, köddé vállt.</text:p>
      <text:p text:style-name="P26"/>
      <text:p text:style-name="P26"><text:s/>A császár hallgatott, és halottakon gondolkozott. <text:s/>A NOERE-nek ismét van kapitánya? Hát végül is <text:span text:style-name="T58">több mint száz </text:span>éve halt meg az előző kapitány – gondolta.</text:p>
      <text:p text:style-name="P26"/>
      <text:p text:style-name="P26">Nagy szótlansága Brown érdeklődését is felköltötte. </text:p>
      <text:p text:style-name="P26">– Önök tudják, hogy kikkel találkoztam, és milyen űrhajó az a NOERE? – kérdezte Brown csendesen.</text:p>
      <text:p text:style-name="P26">– Igen – mondta a császár. Többet nem is nagyon akart volna mondani, de tudta, hogy leendő szövetségese nem fogja <text:span text:style-name="T62">ennyivel beérni</text:span>. – A NOERE az univerzum leggyorsabb, legerősebb <text:soft-page-break/><text:span text:style-name="T62">űr</text:span>hajója. Az EBSZ történészei <text:s/><text:span text:style-name="T62">említést tesznek olyanokról, akik azt állítják, hogy a NOERE már az</text:span> EBSZ előtt is létez<text:span text:style-name="T62">ett</text:span>, sőt ha a NOERE kapitánya igazat mond, akkor ősibb mint maga az univerzum. Kérem ne kérje tőlem, hogy ezt megmagyarázzam, mert én <text:span text:style-name="T109">magam </text:span>se<text:span text:style-name="T109">m</text:span> értem, de hiszek neki.</text:p>
      <text:p text:style-name="P26"/>
      <text:p text:style-name="P26">– Ilyen nagy hírű volna ez a NOERE űrhajó? – kérdezte Brown érdeklődve. – És azt esetleg eltudja mondani, hogy kikkel találkoztam?</text:p>
      <text:p text:style-name="P26"/>
      <text:p text:style-name="P26">– Naradereről még nem hallottam – mondta a császár kité<text:span text:style-name="T62">rően. </text:span>– <text:span text:style-name="T62">Bár a neve hasonlít egy volt BBSZ-es főtábornok, Naradre Versze tábornok nevére, aki sok borsót tört az EBSZ orra alá. Versze tábornokot nem nagyon kedveljük erre felé, az ő zsenialitásának köszönhető az, hogy a BBSZ legyőzte az EBSZ-t <text:s/>a nagy galaktikus háborúban. <text:s/>Bízunk abban, hogy ez a két alak nem azonos. </text:span>Elképzelhető, hogy ő az aktuális kapitány, az előző kapitányoknak a soros reinkarnációja. A kék hajú lány Noere, az űrhajó android megtestesítése és legfőbb félmesterséges intelligenciája. A másik lány, az a Sziéna, egy másik android a NOERE űrhajóról, <text:span text:style-name="T110">bár neki is </text:span>emberével felérő öntudata van, <text:span text:style-name="T110">ahogy a többi androidnak is</text:span>, úgy viselkedik mint egy egyszerű gép. Ő csak a tudománynak él. Még van rajtuk kívül kettő vagy három másik android is az űrhajón, de azokról most nem beszélek. Ha érdekel a NOERE űrhajó, több száz oldalas történelmet találhatsz róla bármelyik EBSZ-i könyvtárba. Jelenleg elég annyit tudnod, hogy ha az EBSZ és az ellenfele a BBSZ <text:span text:style-name="T111">összefogna</text:span> egymással, és az univerzum összes fajával, akkor sem győzhetnék le a NOERE űrhajót, <text:span text:style-name="T112">talán még akkor se, ha minden tagjának különleges képessége lenne, mint amivel köztettek rendelkeznek néhányan, földi emberek.</text:span></text:p>
      <text:p text:style-name="P26">Ezt annyira komolyan mondta, hogy Brown inkább hagyta a témát. Közben beérkeztek a EBSZ fő tárgyalótermébe. </text:p>
      <text:p text:style-name="P26">– Egyénként még nem mutatkoztam be – mondta a császár mosolyogva. – CXVIII. IguTe vagyok a Kriniai Birodalom császára. Megtiszteltetés számomra, hogy személyesen találkozhattam azzal a földi tábornokkal, amelyik kicsiny csapatával elverte a kvararok undorító faját, akik a Földre támadtak.</text:p>
      <text:p text:style-name="P26"/>
      <text:p text:style-name="P26">– Császár? – kérdezte elfehéredve Brown, de rögtön visszanyerte a hidegvérét. – Számomra a megtiszteltetés. Önök is tudnak a háborúról?</text:p>
      <text:p text:style-name="P26">– Természetesen – mondta a császár. – Távolról figyeltük az egészet, érdekelt minket, hogy elég felkészültek-e már, hogy részei legyenek a galaxis politikájának, és képesek megverekedni az emberellenes lényekkel. <text:s/>Ha úgy találtuk volna, hogy ez nehéz munka önöknek, akkor elpusztítottuk volna az ellenségeiket, és még vártunk volna 100-<text:span text:style-name="T62">200</text:span> évet az önökkel való kapcsolat felvételére.</text:p>
      <text:p text:style-name="P26">….</text:p>
      <text:p text:style-name="P27"><text:s text:c="2"/>A tárgyalás nagy része unalmas diplomácia. A EBSZ képviselői ismertették a földi képviselőkkel, hogy mit jelent EBSZ tagnak lenni, milyen együttműködés van a tagállamok között, mennyit őrizhet meg szabadságából egy EBSZ tagj<text:span text:style-name="T62">elölt bolygó azzal, hogy társul az EBSZ-hez</text:span>.</text:p>
      <text:p text:style-name="P27"><text:soft-page-break/></text:p>
      <text:p text:style-name="P27"><text:s text:c="3"/>Kiderült az, hogy nem minden emberlakta bolygó tagja az EBSZ-nek. Az EBSZ emberek védelme miatt jött létre – magyarázta az egyik képviselő. Amennyiben egy emberlakta bolygó belép az EBSZ-be, az jó, ha nem akkor sem haragszunk meg. Mi soha nem támadunk meg emberlakta bolygókat, vagy olyan bolygókat ahol ember az úr. </text:p>
      <text:p text:style-name="P27"><text:s text:c="3"/></text:p>
      <text:p text:style-name="P27"><text:s text:c="3"/>A földi nagyhatalmak képviselőiknek megfelelőek voltak a feltételek amit az EBSZ ajánlott. Szinte semmi kötöttséget nem jelent, de biztos védelmet annál is inkább. <text:s/>Így hamarosan alá is írták a Föld csatlakozását az EBSZ-hez, eszükbe sem jut<text:span text:style-name="T62">ott </text:span>egyik félnek sem, kikérni a <text:span text:style-name="T62">Föld </text:span>kisebb ország<text:span text:style-name="T62">ainak</text:span>, nép<text:span text:style-name="T62">einek</text:span> beleegyezését. Ez természetes. A kicsik még azt sem tudják, hogy a földi csapatok már győzelmet arattak az űrben.</text:p>
      <text:p text:style-name="P27"/>
      <text:p text:style-name="P27"/>
      <text:h text:style-name="Heading_20_1" text:outline-level="1"><text:s text:c="19"/><text:span text:style-name="T49">NOERE</text:span></text:h>
      <text:p text:style-name="Text_20_body"/>
      <text:p text:style-name="Text_20_body"/>
      <text:p text:style-name="P66"><text:s text:c="5"/>Brown nem volt diplomata, ahogy Emese és Koppány sem. Ők inkább a kriniai főbolygó felderítésének szentelték az itteni idejüket. Tetszett nekik az itteni növényzet és állatvilág. Voltak közöttük olyanok, mikről jól látszott földi eredetük (ezzel bizonyítva, hogy az űrbeli emberek is földi származásúak), de voltak nagyon különös állatkák, növények is.</text:p>
      <text:p text:style-name="P66">– Nézd meg Emese ezt is itt – mondta Koppány, és rámutatott egy furcsa tarka színű madárra, akinek a csőre háromszor hosszabb mint a nyaka, a vége felé annyira elvékonyodik mint egy injekciós tű vége.</text:p>
      <text:p text:style-name="P66">– A földi fakopáncs volt az egyik őse, <text:span text:style-name="T113">bár szelíd madár, de ügyes kis csőrével szép kis sérülést tud okozni azoknak akik megtámadják</text:span> – mondta egy hang a hátuknál. </text:p>
      <text:p text:style-name="P66"><text:s text:c="3"/>Hátrafordultak. Naradere állt a hátuknál és mosolygott. Mellette egy kis <text:span text:style-name="T62">öt-</text:span>hat éves forma <text:span text:style-name="T62">barna hajú </text:span>kislány és 11-12 éves forma sötétkék hajú lányka állt, aki nagyon hasonlított Noerehez.</text:p>
      <text:p text:style-name="P66"><text:s text:c="3"/>Koppány felvette a karate <text:span text:style-name="T62">kezdő állást.</text:span> </text:p>
      <text:p text:style-name="P66">– Hagyd a hülyeséget – mondta Naradere. – Mi is kikapcsolódni jöttünk ide.</text:p>
      <text:p text:style-name="P66">– A Szervezet törvényei szerint nem hagyhatjuk, hogy bármilyen titkos iratunk, <text:span text:style-name="T62">feljegyzésünk</text:span> <text:span text:style-name="T62">idegenek </text:span><text:s/>birtokába juss<text:span text:style-name="T62">anak</text:span>.</text:p>
      <text:p text:style-name="P66">– Hagyd már, egyáltalán nem érdekel minket a ti hajócskátok hányaveti útja – biztosította Naradere. – Sziénát pedig még úgy sem.</text:p>
      <text:p text:style-name="P66">– Hagyd – <text:span text:style-name="T114">mondta</text:span> Emese és Brown aki most ért oda. Koppány meglepetésére, mivel állandóan Emese agyát fürkészte, ott is ezt a gondolatot látta. Azaz Emese tényleg „Hagyd”-ot mondott, és ez nem eszperente.</text:p>
      <text:p text:style-name="P66"><text:soft-page-break/>Koppány félrelépett.</text:p>
      <text:p text:style-name="P66">– Szerintetek ki akarta szabotálni az űrhajó útját? – kérdezte Brown. – Szerintetek az EBSZ?</text:p>
      <text:p text:style-name="P66">– Dehogy – nevetett Naradere. – Azok soha nem akadályoznák meg, hogy bővüljön a Szervezet, pláne nem egy olyan bolygóval mint a Föld, <text:span text:style-name="T115">hiszen köztettek különleges képességű emberek is vannak, és hidd el nekem, az olyan fajok, akik különleges képességeket tudnak kifejleszteni maguknak, nagyon, nagyon ritkák.</text:span></text:p>
      <text:p text:style-name="P66">– Akkor? – kérdezte Brown.</text:p>
      <text:p text:style-name="P66">– Kérdésedre egy másik kérdéssel felelnék – mondta elkomolyodva. – Hány darab űrhajót gyártottatok a földi nagyhatalmaknak?</text:p>
      <text:p text:style-name="P66">– Összesen kettőt gyártottunk, és még egy van készülőben – mondta Brown. – De természetesen a tervrajzokat a nagyhatalmak is megkapták.</text:p>
      <text:p text:style-name="P66">– Aha – mondta Naradere nevetve. – Huncut földi nagyhatalmak. Mit gondoltok mihez kezd a ti Szervezetetekkel, ha szövetségesük lesz az EBSZ?</text:p>
      <text:p text:style-name="P66">– Semmit – biztosította Brown komolyan. – A nagyhatalmaknak szükségük van ránk, mivel csak nekünk vannak olyan képességeink, amivel feltudtuk hívni az EBSZ figyelmét magunkra. A Szervezet győzte le az inváziós hadsereget, nem a nagyhatalmak.</text:p>
      <text:p text:style-name="P66">– Lehet – nevetett Naradere. – Hát akkor lehet, hogy tévedek, de Sziéna szerint, aki jól megvizsgálta az űrhajó rendszereit úgy gondolja, hogy az amcsi követ rongálta meg a t<text:span text:style-name="T50">artályt. Erre ti is bizonyítékot találhatnátok, ha végre megjavítjátok a D5-ös számítógépet, amit Sziéna nem kívánt megjavítani, de azt mondta, hogy a merevlemezén sok érdekes videó felvétel van.</text:span></text:p>
      <text:p text:style-name="P66">….</text:p>
      <text:p text:style-name="P67">Aznap Brown és a tolmács befáradt a legközelebbi könyvtárba, kikerestek egy NOERE-ről szóló könyvet, és azt olvasgatták napokig.</text:p>
      <text:p text:style-name="P67"/>
      <text:p text:style-name="P67">Röviden amit a NOERE-ről tudni illik:</text:p>
      <text:p text:style-name="P67">– Már az EBSZ megalapítása előtt létezett.</text:p>
      <text:p text:style-name="P67">– Az EBSZ is amiatt jött létre, mert a NOERE akkori kapitánya meggyőzte az akkori ellenséges emberi bolygókat, <text:span text:style-name="T63">birodalmakat</text:span>, hogy fogjanak össze, különben lesöpri őket a térképről egy akkor még <text:span text:style-name="T63">létező</text:span> <text:span text:style-name="T116">nagyon erős nem ember </text:span>faj.</text:p>
      <text:p text:style-name="P67">– A BBSZ az EBSZ ellenfele is azért jött létre, mivel a NOERE-n akkoriban a kapitány társaságában utazott egy Andra nevű szisz hölgy, aki nem akarta, hogy az emberek elpusztítsák a sziszeket, <text:s/>tárgyalásokba kezdett a sziszekkel, az uzunokkal, Darviával (Darvia első császárnőjével), <text:s/>hogy hozzanak létre egy véd szövetséget <text:span text:style-name="T63">az emberek ellen.</text:span></text:p>
      <text:p text:style-name="P67">– A NORERE kapitánya 100 évenként újjászületik valami módon. Mikor az utód betölt valamennyi évet, akkor megkapja a NOERE fő androidjától <text:s/>elődjei<text:span text:style-name="T117">nek</text:span> emlékeit. Ezután 100 évig ő tölti be NOERE kapitányának székét. NOERE utasai nem öregszenek, mikor eltelt a 100. év, akkor megáll a kapitány szíve. Míg az utána jövő kapitány el nem foglalja az elődjének a helyét, addig élőlény <text:soft-page-break/>nem léphet a NOERE-re, mert <text:span text:style-name="T118">szörnyet hal</text:span>.</text:p>
      <text:p text:style-name="P67">– Noere és NOERE. A történelem szerint valamikor réges-régen (kb. akkor mikor a NOERE épült) NOERE kapitányának volt egy kishúga, aki halálos beteg volt. A bátyja azzal mentette meg, hogy tudatát beleültette egy androidtestben, ezzel örökké a NOERE-hez kötötte a <text:span text:style-name="T63">kishúgát.</text:span></text:p>
      <text:p text:style-name="P67">– Ott van még Sziéna – egy technikus zseni, ki talán <text:s/>ember volt <text:span text:style-name="T119">valamikor</text:span>, Aiera – akiről semmit sem tudni, Szini és Emi – no comment.</text:p>
      <text:p text:style-name="P67">– NOERE kapitányának fegyvere két fekete pisztoly, vagy rövid csövű puska, amiből láthatatlan lövedékeket tud kilőni az ellenségre. Egy ilyen golyó találat biztos halál, még atomok sem maradnak az eltalált ember után, <text:span text:style-name="T63">energiává válik, ami gyorsan felszívódik. </text:span></text:p>
      <text:p text:style-name="P67">– A NOERE képes egy pill<text:span text:style-name="T63">anat alatt elérni az Univerzum bármelyik pontját.</text:span></text:p>
      <text:p text:style-name="P67">– A NOERE külső fegyverei is képesek eltüntetni bármit a közelben, éppen úgy mint a láthatatlan lövedékeket</text:p>
      <text:p text:style-name="P67">– A NOERE-nek van egy titkos láthatatlan lovagoknak nevezett serege, akik két láthatatlan <text:span text:style-name="T63">lövedékes</text:span> fegyvert, és egy hosszú fehér színű kardot hordanak az oldalukon, aminek a célja ismeretlen. A láthatatlan lovagon láthatatlanul melletted lehetnek, anélkül, hogy tudjál róla, kivéve akkor, ha a lovagokat irányító android <text:span text:style-name="T63">ezt másként akarja.</text:span></text:p>
      <text:p text:style-name="P67">– A NOERE űrhajó több milliárd élőlény befogadására is alkalmas, még akkor is, ha a NOERE nem látszik olyan nagynak. Több síkon is vannak termei, amik vele együtt utaznak.</text:p>
      <text:p text:style-name="P67"/>
      <text:p text:style-name="P67">– <text:span text:style-name="T51">Több ma is létező birodalom illetve szövetség megalapításában vette ki a szerepet.</text:span></text:p>
      <text:p text:style-name="P67">….</text:p>
      <text:p text:style-name="P67"/>
      <text:p text:style-name="P68"><text:s text:c="4"/>Van egy rövidebb leírás NOERE eddigi kapitányairól, és annak tetteiről. Rengeteg, véget nem érő mese. A tolmács buzgón fordította <text:s/>a történeteket, hogy az utazásból valamit ő is nyerjen.</text:p>
      <text:p text:style-name="P68"/>
      <text:p text:style-name="P68"/>
      <text:p text:style-name="P68"/>
      <text:p text:style-name="P68"/>
      <text:h text:style-name="Heading_20_1" text:outline-level="1"><text:s text:c="13"/><text:span text:style-name="T51">A hazaút</text:span></text:h>
      <text:p text:style-name="Text_20_body"/>
      <text:p text:style-name="Text_20_body"/>
      <text:p text:style-name="Text_20_body"/>
      <text:p text:style-name="P68"><text:s text:c="3"/>Már órák óta hazafelé tartanak. Egyenlőre semmi sem utalt arra, hogy ismét elromlana az űrhajó, így Brown gyanakvása kezdett alábbhagyni a föld nagyhatalmainak küldötteivel szemben. Emese <text:soft-page-break/>néhány szimulációt folytatott le, a többiek is tettek-vettek az űrhajón, mindenki tette a dolgát. Koppánynak mivel éppen nem volt dolga, Emese nézésével foglalta el magát.</text:p>
      <text:p text:style-name="P68"/>
      <text:p text:style-name="P68">– Mennyire gyönyörű, mennyire nagyszerű lány – gondolta.</text:p>
      <text:p text:style-name="P68"/>
      <text:p text:style-name="P68">GPS odament mellé. </text:p>
      <text:p text:style-name="P68">– Kinyomoztam – súgta a srácnak. – <text:span text:style-name="T120">Naradere igazat mondott</text:span>, az USA követe rongálta meg az űrhajó rendszereit.</text:p>
      <text:p text:style-name="P68">– Milyen álszent – súgta vissza Koppány. – Hiszen a követek közötti lázadásban is ő volt a fő felbujtó. Egy ideje már megfigyeli ezt az alakot a Szervezet, annyit tudunk róla, hogy ő ellenezte a Szervezet létrejöttét a legjobban, és többször is a Szervezet bezáratását kérte <text:span text:style-name="T63">fel </text:span>az USA <text:span text:style-name="T63">vezetőségét</text:span>.</text:p>
      <text:p text:style-name="P68">– Eddig nem érte el – súgta vissza GPS. – Ezután sem fogja. Az USA mostani elnöke a mi emberünk.</text:p>
      <text:p text:style-name="P68">– Tudom – súgta vissza Koppány. – Akkor megfigyelésem alá veszem a fickót, és az első gyanús mozdulatra leleplezem Brown előtt.</text:p>
      <text:p text:style-name="P68"/>
      <text:p text:style-name="P68">– Akkor jobb ha sietsz – súgta GPS. – Mielőtt ide jöttem hozzád, éppen akkor lépet abba a terembe, ahol a hiperkamra található.</text:p>
      <text:p text:style-name="P68"/>
      <text:p text:style-name="P68">Koppány koncentrálni kezdett.</text:p>
      <text:p text:style-name="P68">– Tábornok – gondolta, és gondolatait a tábornok fejébe juttatta. – Az USA követe a hiperkamra termébe van. Engedélyt kérek a letartoztatására.</text:p>
      <text:p text:style-name="P68">– Tedd amit tenned kell – gondolta Brown, ki jól tudta, hogy hangosan semmit sem kell kimondjon ahhoz, hogy Koppány <text:span text:style-name="T63">meghallja az beleegyezését.</text:span></text:p>
      <text:p text:style-name="P68"/>
      <text:p text:style-name="P68"><text:s text:c="2"/>Koppány koncentrációjának iránya megváltozott. Hamar bemérte a hiperkamra közelében <text:span text:style-name="T63">tartózkodó</text:span> alakot. Ez elegendő bizonyíték is arra, hogy rosszban sántikál, mivel ebbe a terembe tilos a belépés, hiszen innen egy pillanat alatt a levegőbe lehetne röpíteni az egész űrhajót. </text:p>
      <text:p text:style-name="P68">….</text:p>
      <text:p text:style-name="P68"/>
      <text:p text:style-name="P68"><text:s text:c="3"/>Ray Cyder érezte, hogy az agyán egy legyőzhetetlen hatalom átveszi a hatalmat. Tudta, hogy mit jelent ez. A Szervezet rájött a terveire. Terve megbukott. Az a tetves kölyök átvette fölötte az irányítást. Dühösen gondolt arra, hogy lábait most egészen másvalaki mozgatja, hogy kivan szolgáltatva <text:span text:style-name="T121">a Szervezet ölebének.</text:span></text:p>
      <text:p text:style-name="P68"><text:soft-page-break/>….</text:p>
      <text:p text:style-name="P68">– Árulás vágyával letartoztatom önt – mondta Brown. – Az USA törvényei alapján, majd az USA hatóságai ítélkeznek majd <text:span text:style-name="T63">ön felett</text:span>, de míg az ÉN hajómon vagy, addig a börtönbe maradsz.</text:p>
      <text:p text:style-name="P68">– Én nem követtem el semmit – mondta Cyder. – Az a kölyök vitt erőszakkal a kamra közelébe, hogy bemártson.</text:p>
      <text:p text:style-name="P68">– Koppányt már öt éves kora óta ismerem – mondta Brown. – Még véletlenül se jutna eszébe megszegni a parancsaimat. Egyébként is a Szervezet megfigyelés alatt tartja. Ha bárkit is megpróbálna bevinni abba a terembe, arról már a terve végrehajtása előtt tudomást szereznék, mivel a Szervezet tagjai megfigyelés alatt <text:span text:style-name="T63">állnak</text:span>.</text:p>
      <text:p text:style-name="P68">….</text:p>
      <text:p text:style-name="P68"><text:s text:c="3"/>Az útjuk további része nagyjából zökkenőmentesen telt. Részben, mivel egyszer néhány pillanatra megpillantották maguktól 5-6 km távolságra a NOERE űrhajót, de az olyan gyorsan eltűnt mellőlük, hogy nem is nagyon vették észre, bár a rendszer regisztrálta.</text:p>
      <text:p text:style-name="P68"/>
      <text:p text:style-name="P68"/>
      <text:p text:style-name="P68"/>
      <text:h text:style-name="Heading_20_1" text:outline-level="1"><text:s text:c="15"/><text:span text:style-name="T52">Az új diákok</text:span></text:h>
      <text:p text:style-name="Text_20_body"/>
      <text:p text:style-name="Text_20_body"/>
      <text:p text:style-name="Text_20_body"><text:s text:c="2"/><text:span text:style-name="T52">Új diákokat kapott a X. E osztály: egy fiút és egy lányt. A fiú magas, nyúlánk alak volt, talán egy évvel idősebb mint Koppány. Emeséhez és Koppányhoz hasonlóan ő is magyar volt. Állítólag csak nem rég derült fény a képességére. Hogy mi a képessége? Azt egyenlőre nem lehet tudni.</text:span></text:p>
      <text:p text:style-name="Text_20_body"/>
      <text:p text:style-name="Text_20_body">– <text:span text:style-name="T52">Kverte Endre vagyok – mondta a fiú, és rámosolygott a lányokra. Koppányt kellemetlenül érintette, hogy Emese szemei felcsillantak, mikor meghallotta, hogy az új fiú neve eszperente. – Szeretek barátkozni, zenét hallgatni, olvasni. Remélem, hogy jó barátok leszünk.</text:span></text:p>
      <text:p text:style-name="P69">Talán a fiú is felfedezte Emese érdeklődését, mert rámosolygott a lányra, amivel örök időkre kivívta Koppány haragját, habár Endrének erről fogalma sem volt.</text:p>
      <text:p text:style-name="P69">– Talán nem is lesz olyan unalmas ebben a szervezeti iskolába – gondolta elégedetten. Vakvágányra futott az élete – így érezte mikor a Szervezet felkereste őt azzal, hogy tudnak a képességéről, és ha nem áll be közéjük, akkor meghal.</text:p>
      <text:p text:style-name="P69"/>
      <text:p text:style-name="P69">– Ott hátul lenni egy üres hely, az lenni a tiéd – mondta Mayer. – És te lányka, te ki lenni?</text:p>
      <text:p text:style-name="P69"/>
      <text:p text:style-name="P69"><text:soft-page-break/>Kis termetű lányka volt, csillogó kék szemekkel, és hosszú fekete hajjal. Többnek 12 évesnél nem látszik, de annyira aranyos, hogy az osztál<text:span text:style-name="T122">y oda-vissza volt miatt</text:span>. Még Mayer érdeklődését is felkeltette.</text:p>
      <text:p text:style-name="P69">– Anna Grün – mondta a kislány <text:span text:style-name="T53">mosolyogva</text:span>. – Németországból jöttem. Három éve dolgozom a Szervezetnek, eddig a Japánba lévő osztályba jártam. <text:s/><text:span text:style-name="T53">A Szervezetbe azért vettek be, mert órák alatt megtudok tanulni egy teljesen idegen nyelvet. Kérlek fogadjatok szeretettel.</text:span></text:p>
      <text:p text:style-name="P69"/>
      <text:p text:style-name="P69">– <text:span text:style-name="T53">Jól lenni – mondta Mayer mosolyogva. – Te ülni itt elől Koppány fiú helyén, Koppány fiú meg eggyel hátrább ül egy paddal.</text:span></text:p>
      <text:p text:style-name="P69"/>
      <text:p text:style-name="P70">Egyikük sem ellenkezett, végül is a kislány alacsonyabb volt mint Koppány. Ha nem is tanítanak semmit ebben az osztályba, azért jó szem előtt tartani mindenkit. </text:p>
      <text:p text:style-name="P70"/>
      <text:p text:style-name="P70">– És a harmadik? – kérdezte Mayer. – Hol lenni?</text:p>
      <text:p text:style-name="P70">– Három? – kérdezte csodálkozva Anna – Úgy tudom, hogy csak mi ketten voltunk idehelyezve.</text:p>
      <text:p text:style-name="P70">– Az előbb beszélni én egy lánnyal, aki azt mondani, hogy ő is velünk járni – mondta Mayer.</text:p>
      <text:p text:style-name="P70">– Nem tanár úr – mondta Koppány. – Brown tegnap közölte velem, hogy két új tanuló lesz.</text:p>
      <text:p text:style-name="P70">– Akkor lehet, hogy én álmodni – mondta Mayer nevetve. – Jól van. Mayer úr álmos, ti úgy sem lenni igazi osztály, én aludni itt, ti tenni a dolgotokat ott.</text:p>
      <text:p text:style-name="P70"/>
      <text:p text:style-name="P70">….</text:p>
      <text:p text:style-name="P70"/>
      <text:p text:style-name="P70">Anna és Emese hamar összebarátkozott. Koppányt ez nem érdekelte annyira, sokkal inkább ügyelt az új fiúra. Jól tudja, hogy ez a gazember, a képességét arra használta, hogy minél több lányt erőszakolhasson meg…</text:p>
      <text:p text:style-name="P70"/>
      <text:p text:style-name="P70">Volt valami az osztályba mióta hazatértek az útról, amit nem tudott megmagyarázni magának, emiatt Brownnak sem jelentette. Úgy érezte, hogy figyelik minden lépését, minden mozdulatát. Úgy gondolta, hogy a Szervezet állított rá néhány tagot, amiért nem is nagyon <text:span text:style-name="T123">törődött vele.</text:span></text:p>
      <text:p text:style-name="P70">….</text:p>
      <text:p text:style-name="P70"/>
      <text:p text:style-name="P70"/>
      <text:p text:style-name="P70"><text:s text:c="3"/>Emese valóban beleszeretett az új fiúba. Magas volt és jóképű, ennyit tudott ról<text:span text:style-name="T54">a. Azt, hogy milyen múltja volt, azt nem tudta róla. Ahhoz, hogy beleszeretett az is közrejátszott, hogy eszperente neve volt, és ahogy tudjuk, Emese élt-halt az eszperentéért.</text:span></text:p>
      <text:p text:style-name="P70"><text:soft-page-break/></text:p>
      <text:p text:style-name="P70"><text:s text:c="3"/><text:span text:style-name="T54">Néhány nap múlva egy szerelmes levelet adott át a fiúnak, majd elszaladt. <text:s/>A levél tartalma ez volt:</text:span></text:p>
      <text:p text:style-name="P71"><text:s text:c="3"/>„<text:span text:style-name="T54">Szeretlek. Ez levelemben jelzem neked, mely tele szerelemmel, szeretettel. Mely esetben szerelmemmel terhellek, e levelet elfelejthetted, Szeretettel Emese.”</text:span></text:p>
      <text:p text:style-name="P70"/>
      <text:p text:style-name="P70"><text:s text:c="2"/><text:span text:style-name="T54">Bár a levélke furcsa volt, Endre rég nem volt nővel. Több hete volt mikor az utolsó áldozatát megerőszakolta, de mióta a Szervezet elkapta, azóta nem tehetett amit akart.</text:span></text:p>
      <text:p text:style-name="P70">….</text:p>
      <text:p text:style-name="P72">Így randizni kezdett a lánnyal. A randik mind-mind furcsák voltak, a lány csak eszperente volt hajlandó megszólalni, ha erre nem volt képes, akkor írásban kommunikált a fiúval.</text:p>
      <text:p text:style-name="P72">...</text:p>
      <text:p text:style-name="P72">– Már több hete vagyunk együtt – súgta a fiú Emese fülébe <text:span text:style-name="T63">egy napon</text:span>. – Nem szeretnél közelebb kerülni hozzám?</text:p>
      <text:p text:style-name="P72">– Nem – felelte Emese.</text:p>
      <text:p text:style-name="P72">– Azt mondod, hogy szeretsz, de szeretkezni nem akarsz velem? A szex a szerelem bizonyítéka.</text:p>
      <text:p text:style-name="P72">– Szeretlek, de szexelnem veled nem lehet, ezt egy esetben engedhetem, mely esetbe elveszel.</text:p>
      <text:p text:style-name="P72">– Ne hülyéskedj, még fiatalok vágyunk, és már egyáltalán nem divat megőrizni a szüzességet házasságig.</text:p>
      <text:p text:style-name="P72">– Nekem de – felelte Emese. – Ez egyben nem engedek neked, mert szeretlek.</text:p>
      <text:p text:style-name="P72">….</text:p>
      <text:p text:style-name="P72"><text:s text:c="2"/>Hiába kérlelte, könyörgött neki a fiú, Emese megkötötte magát, és nem engedett. <text:s/>Egy ilyen embernél mint Endre, nem csoda, hogy elszakadt a húr, és mikor egy este a kolesz felé kísérte a lányt, rátámadt, és elkezdte fogdosni, és letépkedni róla a ruhákat. </text:p>
      <text:p text:style-name="P72">– Most majd az enyém leszel! – suttogta lihegve a srác, miközben zsebkendőjét a lány szájába tuszkolta, hogy ne tudjon kiáltozni. – Most igazi nőt csinálok belőled.</text:p>
      <text:p text:style-name="P72"/>
      <text:p text:style-name="P72">Kezeiből egy áramütés csapot a lány testébe, <text:s/>amivel megbénította a lányt. Közben tovább vetkőztette. Már éppen a bugyit készült leszakítani <text:span text:style-name="T124">a szerencsétlen</text:span> lányról, mikor elfogta a félelem. Mintha egy erő átvette volna fölötte a hatalmat. <text:s/>Szemei sarkából látta, hogy Koppány közeledik felé GPS, és Anna Grün társaságában. </text:p>
      <text:p text:style-name="P72"/>
      <text:p text:style-name="P72"><text:s text:c="2"/>Érezte, hogy nem ura többé a testének. Egy erő arra kényszerítette, hogy a nyakához kapjon, és fojtogatni kezdte magát. </text:p>
      <text:p text:style-name="P72"><text:s text:c="2"/>Eközben a két lány Emeséhez szaladt, és segítettek neki magához térni. Mikor magához tért, Anna <text:soft-page-break/>elrohant, és egy ölnyi ruhával tért vissza. </text:p>
      <text:p text:style-name="P72"><text:s text:c="3"/>Endre egyre rosszabbul érezte magát. Nem kapott levegőt. Koppány nem hallott, nem látott dühében, pedig GPS is rászólt, hogy most már hagyja abba, a Szervezet telepatikus tagjai is ezt <text:span text:style-name="T64">suttogták</text:span> az agyába. <text:s/></text:p>
      <text:p text:style-name="P72"/>
      <text:p text:style-name="P72"><text:s text:c="3"/>Hamarosan emberek jelentek meg a téren. GPS tudta, hogy mindannyian a Szervezettől vannak. Féltette Koppányt. <text:s/>Ekkor tért magához Emese <text:span text:style-name="T125">Anna</text:span> karjaiban. Gyorsan felmérte a <text:span text:style-name="T64">helyzetet.</text:span></text:p>
      <text:p text:style-name="P72">– Koppány hagyd – gondolta. – Ezzel magadnak és nekem is problémát okozol. Az én hibám, hogy beleszerettem egy ilyen alakba, de ha most megölöd, akkor a szervezeti börtönbe kerülsz.</text:p>
      <text:p text:style-name="P72">Ezt már meghallotta Koppány. Endre is érezte, hogy a szorítás alábbhagyott a torkán.</text:p>
      <text:p text:style-name="P72">– Jól van, elengedem, de akkor vigyék valahová máshová – mondta dühösen. – Ha megint szembetalálkozok vele bárhol, akkor megölöm, erre a szavamat adom.</text:p>
      <text:p text:style-name="P72"/>
      <text:p text:style-name="P72"><text:s text:c="3"/>Azzal karjaiba kapta Emesét, és elrohant az internátus irányába, egyáltalán nem törődve az őt körülvevő szervezeti őrséggel. <text:span text:style-name="T55">A magyarázkodást GPS-re hagyta, ő sokkal jobb diplomata mint ő, és megtudja magyarázni az őröknek, hogy miért akarta megölni azt a tetvet.</text:span></text:p>
      <text:p text:style-name="P72"/>
      <text:p text:style-name="P72"><text:s text:c="5"/><text:span text:style-name="T55">Endre teljesen magához tért. Körülnézett. Mindenfelé szervezeti őröket látott. Két osztálytársnője éppen velük tárgyalt. Kicsit távolabb Koppány távolodó alakját vette észre. Koncentrálni kezdett. <text:s/></text:span></text:p>
      <text:p text:style-name="P72">– <text:span text:style-name="T55">Megölöm – gondolta Endre, és úgy döntött, hogy egy 30 000 000 voltos áramütéssel megöli a fiút, ki tönkretette a szórakozását.</text:span></text:p>
      <text:p text:style-name="P72"><text:s text:c="2"/><text:span text:style-name="T55">Szikrák csaptak ki a kezeiből, a szikrák Koppány felé tartottak. Kit eltalál egy ilyen szikra nem élheti túl. Senki sem vette észre, mert minden olyan gyorsan történt. A szikrák már elérték Koppány testét és …. </text:span></text:p>
      <text:p text:style-name="P72"><text:s text:c="2"/><text:span text:style-name="T55">Nem történt semmi. Mintha teste ellenállt volna <text:s/>a halálos hullámoknak. Mi volt ez? – gondolkoztak az őrök, Endre, GPS és Anna. Talán új képessége van a fiúnak. Aztán választ kaptak a kérdésükre.</text:span></text:p>
      <text:p text:style-name="P72"/>
      <text:p text:style-name="P72"><text:s text:c="3"/><text:span text:style-name="T55">Koppány hátánál egy két méteres alak jelent meg. Talpig fekete páncél takarta a testét. Oldalán két rövid fekete pisztoly lógott, a kezében pedig kivont kard, ami aranyszínűen ragyogott. A szikrákat a vitéz kardjával fogta fel. </text:span></text:p>
      <text:p text:style-name="P72"><text:s text:c="2"/><text:span text:style-name="T55">Mindenki a vitézt nézte, még Koppány is visszafordult a zajra, és a vitézt nézte. Ki lehet ez az ember, és miért és hogy került ide? </text:span></text:p>
      <text:p text:style-name="P72">– <text:span text:style-name="T55">Ki vagy? – kérdezte az őrség parancsnoka. – A Szervezethez tartozol?</text:span></text:p>
      <text:p text:style-name="P73">A lovag nem válaszolt, hanem egyszerűen visszaakasztotta a kardját az oldalára, <text:span text:style-name="T64">meghajolt</text:span> a köré <text:soft-page-break/>sereglett emberek előtt, majd eltűnt. </text:p>
      <text:p text:style-name="P73">…..</text:p>
      <text:p text:style-name="P76"/>
      <text:p text:style-name="P75">– <text:span text:style-name="T57">Most már jobban vagy? – kérdezte Koppány, miután a lányt ágyba dugta.</text:span></text:p>
      <text:p text:style-name="P75">– <text:span text:style-name="T57">Szégyenlem magam – gondolta a lány.</text:span></text:p>
      <text:p text:style-name="P75">– <text:span text:style-name="T57">Még mindig szereted? – kérdezte a fiú szomorú hangon.</text:span></text:p>
      <text:p text:style-name="P75">– <text:span text:style-name="T57">Nem – gondolta Emese. – Igazuk van a szerelmes regényeknek, az első szerelem hirtelen és mulandó.</text:span></text:p>
      <text:p text:style-name="P75">– <text:span text:style-name="T57">Még jó, hogy időben odaértem – mondta Koppány. – Köszönöm, hogy megállítottál. Ha nem tetted volna, a Szervezet börtönbe dugott volna önbíráskodás miatt.</text:span></text:p>
      <text:p text:style-name="P75">– <text:span text:style-name="T57">Te mentettél meg engem – gondolta a lány. – Köszönöm.</text:span></text:p>
      <text:p text:style-name="P75">– <text:span text:style-name="T57">Nincs mit – mondta elvörösödve a fiú. – Most aludj egy jó nagyot, az jót fog tenni neked.</text:span></text:p>
      <text:p text:style-name="P75">– <text:span text:style-name="T57">Jó, jó éjt – gondolta a lány, és már aludt is.</text:span></text:p>
      <text:p text:style-name="P75"/>
      <text:p text:style-name="P75">– <text:span text:style-name="T57">Na, akkor ideje elmenni a tárgyalásomra. </text:span></text:p>
      <text:p text:style-name="P75">….</text:p>
      <text:p text:style-name="P73"/>
      <text:p text:style-name="P74"><text:s text:c="3"/>Koppányt felmentették az emberölés vádjából. Igaza volt – mondogatták az esküdtek a Szervezet bíróságának termében, de Endrét húsz év börtönre ítélte több rendben elkövetett nemi erőszak és gyilkosság miatt. <text:span text:style-name="T126">Eddig nem dugták börtönbe, mert remélték, hogy a Szervezetnek sikerül jó útra terelnie, de nem sikerült, így felelnie kell minden eddigi tettéért. </text:span></text:p>
      <text:p text:style-name="P74"><text:s text:c="3"/>A Szervezet meg tudomásul vette, hogy Koppányra csak addig számíthatnak míg Emese biztonságba van. Emiatt sokkal több őrt bíztak meg Emese őrzésével. </text:p>
      <text:p text:style-name="P74"/>
      <text:p text:style-name="P74"><text:s text:c="3"/>Hogy ki volt a páncélos vitéz, ki Koppányékat megmentette? Erről hosszú-hosszú viták folytak a Szervezetbe. Brown állítását miszerint egy NOERE-i láthatatlan lovag volt, elutasították, mivel az öreg eléggé megszállottja lett a NOERE-nek mióta hazaérkeztek. <text:s/>Koppány nem olvasta a NOERE-ről szóló leírást, de bízott az öreg szimatjába. <text:span text:style-name="T64">Miért is ne figyelhetné meg őket a NOERE űrhajó?</text:span></text:p>
      <text:p text:style-name="P74"/>
      <text:p text:style-name="P74"><text:s text:c="3"/>Brownnak elmondta, hogy mióta hazaérkeztek, úgy érzi, hogy valaki figyeli. </text:p>
      <text:p text:style-name="P74">– Fiam – mondta Brown komolyan. – Mióta hazajöttünk én is állandóan ezt érzem. Valamiért a NOERE megfigyelés alatt tart minket. Hogy jó szándékból vagy sem, nem lehet tudni, de egy biztos, semmi jót nem jelent ez a Szervezetnek.</text:p>
      <text:p text:style-name="P74"/>
      <text:p text:style-name="P75"><text:soft-page-break/>….</text:p>
      <text:p text:style-name="P86"><text:s text:c="3"/>És igazuk volt. <text:span text:style-name="T56">Naradere úgy gondolta, hogy a Föld nagyhatalmai félni kezdtek a Szervezet erejétől, és egyre jobban elegük lett belőle. Emiatt az általa ismert szervezeti tagok mellé egy-egy láthatatlan lovagot állított, kiket <text:s/>Emi, NOERE egyik androidja rányított. <text:s text:c="2"/>Azt hihetné az ember, hogy a NOERE-nek valahol nagyon-nagyon közel kell lennie a Földhöz, hogy irányíthassa őket, de ez nem igaz. A NOERE egy olyan távoli galaxisban van jelenleg a Földtől, aminek még a Föld legjobb tudósai sem sejtik a létezését. <text:s text:c="2"/></text:span></text:p>
      <text:p text:style-name="P75">….</text:p>
      <text:h text:style-name="P87" text:outline-level="2"><text:s text:c="19"/>A Szervezet bukása</text:h>
      <text:p text:style-name="P78"/>
      <text:p text:style-name="P78"/>
      <text:p text:style-name="P77"><text:s/>A bukás elérkezett. A földi nagyhatalmaknak elegük volt, egy olyan Szervezetből, amit egyre kevésbé tudnak hatalmuk alatt tartani. Maga az USA elnöke volt az, aki aláírta a Szervezet feloszlatását. Ő kit gyermekként a Szervezet nevelt fel. A különös Naraderenek igaza lett.</text:p>
      <text:p text:style-name="P77"><text:s/>Már nem volt szükségük a Szervezetre. Emese két űrhajót tervezet, a tervek alapján pedig titokban úgy az oroszok, az amerikaiak, a kínaiak, a japánok megépítették a saját űrhajóikat. <text:span text:style-name="T127">A Szervezet embereit üldözték. A Szervezet emberei nem akartak harcot semmilyen földi országgal, így a menekülést választották. Persze voltak olyanok is, akik inkább a harcot választották, de azok elbuktak. Az évek alatt sok-sok okos kis szerkezet elkészítésének titkát osztotta meg a Szervezet a Föld nagyhatalmaival, és ezek segítségével kiirtották az ellenállókat. </text:span></text:p>
      <text:p text:style-name="P77">Emese, GPS, Anna, Koppány és az öreg Brown azok között voltak, akik nem kívánták a harcot. Inkább megszöktek. Hogy hová? A világűrbe. Magukkal vittek minden Szervezet tagot, akik <text:span text:style-name="T128">velük kívántak tartani</text:span> (Mayer úr természetesen nem tartott velük).</text:p>
      <text:p text:style-name="P77">Az EBSZ örömmel fogadta őket. Különleges képességekkel megáldott emberekre mindig szükség van, még akkor is, ha ezzel maguk ellen hangolják is a Földet. </text:p>
      <text:p text:style-name="P75"/>
      <text:p text:style-name="P74"/>
      <text:p text:style-name="P74"/>
      <text:p text:style-name="P74"/>
      <text:p text:style-name="P74"/>
      <text:p text:style-name="P74"/>
      <text:p text:style-name="P74"/>
      <text:p text:style-name="P74"/>
      <text:p text:style-name="P74"/>
      <text:p text:style-name="P74"/>
      <text:p text:style-name="P69"><text:soft-page-break/></text:p>
      <text:p text:style-name="P69"/>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3.302cm" fo:text-indent="-0.762cm" fo:margin-left="3.302cm"/>
        </style:list-level-properties>
      </text:outline-level-style>
      <text:outline-level-style text:level="2" style:num-format="">
        <style:list-level-properties text:list-level-position-and-space-mode="label-alignment">
          <style:list-level-label-alignment text:label-followed-by="listtab" text:list-tab-stop-position="3.556cm" fo:text-indent="-1.016cm" fo:margin-left="3.556cm"/>
        </style:list-level-properties>
      </text:outline-level-style>
      <text:outline-level-style text:level="3" style:num-format="">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format="">
        <style:list-level-properties text:list-level-position-and-space-mode="label-alignment">
          <style:list-level-label-alignment text:label-followed-by="listtab" text:list-tab-stop-position="4.064cm" fo:text-indent="-1.524cm" fo:margin-left="4.064cm"/>
        </style:list-level-properties>
      </text:outline-level-style>
      <text:outline-level-style text:level="5" style:num-format="">
        <style:list-level-properties text:list-level-position-and-space-mode="label-alignment">
          <style:list-level-label-alignment text:label-followed-by="listtab" text:list-tab-stop-position="4.318cm" fo:text-indent="-1.778cm" fo:margin-left="4.318cm"/>
        </style:list-level-properties>
      </text:outline-level-style>
      <text:outline-level-style text:level="6" style:num-format="">
        <style:list-level-properties text:list-level-position-and-space-mode="label-alignment">
          <style:list-level-label-alignment text:label-followed-by="listtab" text:list-tab-stop-position="4.572cm" fo:text-indent="-2.032cm" fo:margin-left="4.572cm"/>
        </style:list-level-properties>
      </text:outline-level-style>
      <text:outline-level-style text:level="7" style:num-format="">
        <style:list-level-properties text:list-level-position-and-space-mode="label-alignment">
          <style:list-level-label-alignment text:label-followed-by="listtab" text:list-tab-stop-position="4.826cm" fo:text-indent="-2.286cm" fo:margin-left="4.826cm"/>
        </style:list-level-properties>
      </text:outline-level-style>
      <text:outline-level-style text:level="8" style:num-format="">
        <style:list-level-properties text:list-level-position-and-space-mode="label-alignment">
          <style:list-level-label-alignment text:label-followed-by="listtab" text:list-tab-stop-position="5.08cm" fo:text-indent="-2.54cm" fo:margin-left="5.08cm"/>
        </style:list-level-properties>
      </text:outline-level-style>
      <text:outline-level-style text:level="9" style:num-format="">
        <style:list-level-properties text:list-level-position-and-space-mode="label-alignment">
          <style:list-level-label-alignment text:label-followed-by="listtab" text:list-tab-stop-position="5.334cm" fo:text-indent="-2.794cm" fo:margin-left="5.334cm"/>
        </style:list-level-properties>
      </text:outline-level-style>
      <text:outline-level-style text:level="10" style:num-format="">
        <style:list-level-properties text:list-level-position-and-space-mode="label-alignment">
          <style:list-level-label-alignment text:label-followed-by="listtab" text:list-tab-stop-position="5.588cm" fo:text-indent="-3.048cm" fo:margin-left="5.58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6:19:19.276911951</meta:creation-date>
    <dc:date>2016-07-07T23:59:53.076754277</dc:date>
    <meta:editing-duration>P1DT5H46M2S</meta:editing-duration>
    <meta:editing-cycles>133</meta:editing-cycles>
    <meta:generator>LibreOffice/5.1.4.2$Linux_X86_64 LibreOffice_project/10m0$Build-2</meta:generator>
    <meta:document-statistic meta:table-count="0" meta:image-count="0" meta:object-count="0" meta:page-count="47" meta:paragraph-count="675" meta:word-count="13982" meta:character-count="94609" meta:non-whitespace-character-count="79555"/>
  </office:meta>
</office:document-meta>
</file>